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5E0000005E18D2F70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dfa="http://docs.oasis-open.org/opendocument/meta/rdfa#"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automatic-styles>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drawing-page" style:name="dp2">
      <style:drawing-page-properties presentation:display-date-time="true" presentation:display-footer="true" presentation:display-header="true" presentation:display-page-number="false"/>
    </style:style>
    <style:style style:family="graphic" style:name="gr24">
      <style:graphic-properties style:protect="size"/>
    </style:style>
    <style:style style:family="presentation" style:name="pr4" style:parent-style-name="Default-title">
      <style:graphic-properties draw:auto-grow-height="true" draw:fill-color="#ffffff" fo:min-height="3.508cm" fo:wrap-option="wrap"/>
    </style:style>
    <style:style style:family="presentation" style:list-style-name="L417" style:name="pr22" style:parent-style-name="Default-subtitle">
      <style:graphic-properties draw:auto-grow-height="true" draw:fill-color="#ffffff" fo:min-height="13.234cm" fo:wrap-option="wrap"/>
    </style:style>
    <style:style style:family="presentation" style:name="pr25" style:parent-style-name="Default-notes">
      <style:graphic-properties draw:auto-grow-height="true" draw:fill-color="#ffffff" fo:min-height="11.41cm" fo:wrap-option="wrap"/>
    </style:style>
    <style:style style:family="presentation" style:name="pr30" style:parent-style-name="Default-outline1">
      <style:graphic-properties draw:auto-grow-height="true" draw:fill-color="#ffffff" fo:min-height="13.234cm" fo:wrap-option="wrap"/>
    </style:style>
    <style:style style:family="presentation" style:list-style-name="L415" style:name="pr35" style:parent-style-name="Default-outline1">
      <style:graphic-properties draw:auto-grow-height="true" draw:fill-color="#ffffff" fo:min-height="13.234cm" fo:wrap-option="wrap"/>
    </style:style>
    <style:style style:family="presentation" style:list-style-name="L417" style:name="pr42" style:parent-style-name="Default-subtitle">
      <style:graphic-properties draw:auto-grow-height="true" draw:fill-color="#ffffff" fo:min-height="13.234cm" fo:wrap-option="wrap"/>
    </style:style>
    <style:style style:family="presentation" style:list-style-name="L415" style:name="pr46" style:parent-style-name="Default-outline1">
      <style:graphic-properties draw:auto-grow-height="true" draw:fill-color="#ffffff" fo:min-height="13.234cm" fo:wrap-option="wrap"/>
    </style:style>
    <style:style style:family="presentation" style:list-style-name="L417" style:name="pr48" style:parent-style-name="Default-subtitle">
      <style:graphic-properties draw:auto-grow-height="true" draw:fill-color="#ffffff" fo:min-height="13.234cm" fo:wrap-option="wrap"/>
    </style:style>
    <style:style style:family="presentation" style:list-style-name="L415" style:name="pr49" style:parent-style-name="Default-outline1">
      <style:graphic-properties draw:auto-grow-height="true" draw:fill-color="#ffffff" fo:min-height="13.234cm" fo:wrap-option="wrap"/>
    </style:style>
    <style:style style:family="presentation" style:list-style-name="L417" style:name="pr50" style:parent-style-name="Default-subtitle">
      <style:graphic-properties draw:auto-grow-height="true" draw:fill-color="#ffffff" fo:min-height="13.234cm" fo:wrap-option="wrap"/>
    </style:style>
    <style:style style:family="presentation" style:list-style-name="L415" style:name="pr51" style:parent-style-name="Default-outline1">
      <style:graphic-properties draw:auto-grow-height="true" draw:fill-color="#ffffff" fo:min-height="13.234cm" fo:wrap-option="wrap"/>
    </style:style>
    <style:style style:family="presentation" style:list-style-name="L417" style:name="pr52" style:parent-style-name="Default-subtitle">
      <style:graphic-properties draw:auto-grow-height="true" draw:fill-color="#ffffff" fo:min-height="13.234cm" fo:wrap-option="wrap"/>
    </style:style>
    <style:style style:family="presentation" style:list-style-name="L415" style:name="pr53" style:parent-style-name="Default-outline1">
      <style:graphic-properties draw:auto-grow-height="true" draw:fill-color="#ffffff" fo:min-height="13.234cm" fo:wrap-option="wrap"/>
    </style:style>
    <style:style style:family="presentation" style:list-style-name="L417" style:name="pr54" style:parent-style-name="Default-subtitle">
      <style:graphic-properties draw:auto-grow-height="true" draw:fill-color="#ffffff" fo:min-height="13.234cm" fo:wrap-option="wrap"/>
    </style:style>
    <style:style style:family="presentation" style:list-style-name="L415" style:name="pr55" style:parent-style-name="Default-outline1">
      <style:graphic-properties draw:auto-grow-height="true" draw:fill-color="#ffffff" fo:min-height="13.234cm" fo:wrap-option="wrap"/>
    </style:style>
    <style:style style:family="presentation" style:list-style-name="L417" style:name="pr56" style:parent-style-name="Default-subtitle">
      <style:graphic-properties draw:auto-grow-height="true" draw:fill-color="#ffffff" fo:min-height="13.234cm" fo:wrap-option="wrap"/>
    </style:style>
    <style:style style:family="presentation" style:list-style-name="L415" style:name="pr57" style:parent-style-name="Default-outline1">
      <style:graphic-properties draw:auto-grow-height="true" draw:fill-color="#ffffff" fo:min-height="13.234cm" fo:wrap-option="wrap"/>
    </style:style>
    <style:style style:family="presentation" style:list-style-name="L417" style:name="pr58" style:parent-style-name="Default-subtitle">
      <style:graphic-properties draw:auto-grow-height="true" draw:fill-color="#ffffff" fo:min-height="13.234cm" fo:wrap-option="wrap"/>
    </style:style>
    <style:style style:family="presentation" style:list-style-name="L415" style:name="pr59" style:parent-style-name="Default-outline1">
      <style:graphic-properties draw:auto-grow-height="true" draw:fill-color="#ffffff" fo:min-height="13.234cm" fo:wrap-option="wrap"/>
    </style:style>
    <style:style style:family="presentation" style:list-style-name="L417" style:name="pr60" style:parent-style-name="Default-subtitle">
      <style:graphic-properties draw:auto-grow-height="true" draw:fill-color="#ffffff" fo:min-height="13.234cm" fo:wrap-option="wrap"/>
    </style:style>
    <style:style style:family="presentation" style:list-style-name="L415" style:name="pr61" style:parent-style-name="Default-outline1">
      <style:graphic-properties draw:auto-grow-height="true" draw:fill-color="#ffffff" fo:min-height="13.234cm" fo:wrap-option="wrap"/>
    </style:style>
    <style:style style:family="presentation" style:list-style-name="L417" style:name="pr62" style:parent-style-name="Default-subtitle">
      <style:graphic-properties draw:auto-grow-height="true" draw:fill-color="#ffffff" fo:min-height="13.234cm" fo:wrap-option="wrap"/>
    </style:style>
    <style:style style:family="presentation" style:list-style-name="L415" style:name="pr63" style:parent-style-name="Default-outline1">
      <style:graphic-properties draw:auto-grow-height="true" draw:fill-color="#ffffff" fo:min-height="13.234cm" fo:wrap-option="wrap"/>
    </style:style>
    <style:style style:family="presentation" style:list-style-name="L417" style:name="pr64" style:parent-style-name="Default-subtitle">
      <style:graphic-properties draw:auto-grow-height="true" draw:fill-color="#ffffff" fo:min-height="13.234cm" fo:wrap-option="wrap"/>
    </style:style>
    <style:style style:family="presentation" style:list-style-name="L415" style:name="pr65" style:parent-style-name="Default-outline1">
      <style:graphic-properties draw:auto-grow-height="true" draw:fill-color="#ffffff" fo:min-height="13.234cm" fo:wrap-option="wrap"/>
    </style:style>
    <style:style style:family="presentation" style:list-style-name="L417" style:name="pr66" style:parent-style-name="Default-subtitle">
      <style:graphic-properties draw:auto-grow-height="true" draw:fill-color="#ffffff" fo:min-height="13.234cm" fo:wrap-option="wrap"/>
    </style:style>
    <style:style style:family="presentation" style:list-style-name="L415" style:name="pr67" style:parent-style-name="Default-outline1">
      <style:graphic-properties draw:auto-grow-height="true" draw:fill-color="#ffffff" fo:min-height="13.234cm" fo:wrap-option="wrap"/>
    </style:style>
    <style:style style:family="presentation" style:list-style-name="L417" style:name="pr68" style:parent-style-name="Default-subtitle">
      <style:graphic-properties draw:auto-grow-height="true" draw:fill-color="#ffffff" fo:min-height="13.234cm" fo:wrap-option="wrap"/>
    </style:style>
    <style:style style:family="presentation" style:list-style-name="L415" style:name="pr69" style:parent-style-name="Default-outline1">
      <style:graphic-properties draw:auto-grow-height="true" draw:fill-color="#ffffff" fo:min-height="13.234cm" fo:wrap-option="wrap"/>
    </style:style>
    <style:style style:family="presentation" style:list-style-name="L417" style:name="pr70" style:parent-style-name="Default-subtitle">
      <style:graphic-properties draw:auto-grow-height="true" draw:fill-color="#ffffff" fo:min-height="13.234cm" fo:wrap-option="wrap"/>
    </style:style>
    <style:style style:family="presentation" style:list-style-name="L415" style:name="pr71" style:parent-style-name="Default-outline1">
      <style:graphic-properties draw:auto-grow-height="true" draw:fill-color="#ffffff" fo:min-height="13.234cm" fo:wrap-option="wrap"/>
    </style:style>
    <style:style style:family="presentation" style:list-style-name="L417" style:name="pr72" style:parent-style-name="Default-subtitle">
      <style:graphic-properties draw:auto-grow-height="true" draw:fill-color="#ffffff" fo:min-height="13.234cm" fo:wrap-option="wrap"/>
    </style:style>
    <style:style style:family="presentation" style:list-style-name="L415" style:name="pr73" style:parent-style-name="Default-outline1">
      <style:graphic-properties draw:auto-grow-height="true" draw:fill-color="#ffffff" fo:min-height="13.234cm" fo:wrap-option="wrap"/>
    </style:style>
    <style:style style:family="presentation" style:list-style-name="L417" style:name="pr74" style:parent-style-name="Default-subtitle">
      <style:graphic-properties draw:auto-grow-height="true" draw:fill-color="#ffffff" fo:min-height="13.234cm" fo:wrap-option="wrap"/>
    </style:style>
    <style:style style:family="presentation" style:list-style-name="L415" style:name="pr75" style:parent-style-name="Default-outline1">
      <style:graphic-properties draw:auto-grow-height="true" draw:fill-color="#ffffff" fo:min-height="13.234cm" fo:wrap-option="wrap"/>
    </style:style>
    <style:style style:family="presentation" style:list-style-name="L417" style:name="pr76" style:parent-style-name="Default-subtitle">
      <style:graphic-properties draw:auto-grow-height="true" draw:fill-color="#ffffff" fo:min-height="13.234cm" fo:wrap-option="wrap"/>
    </style:style>
    <style:style style:family="presentation" style:list-style-name="L415" style:name="pr77" style:parent-style-name="Default-outline1">
      <style:graphic-properties draw:auto-grow-height="true" draw:fill-color="#ffffff" fo:min-height="13.234cm" fo:wrap-option="wrap"/>
    </style:style>
    <style:style style:family="presentation" style:list-style-name="L417" style:name="pr78" style:parent-style-name="Default-subtitle">
      <style:graphic-properties draw:auto-grow-height="true" draw:fill-color="#ffffff" fo:min-height="13.234cm" fo:wrap-option="wrap"/>
    </style:style>
    <style:style style:family="presentation" style:list-style-name="L415" style:name="pr79" style:parent-style-name="Default-outline1">
      <style:graphic-properties draw:auto-grow-height="true" draw:fill-color="#ffffff" fo:min-height="13.234cm" fo:wrap-option="wrap"/>
    </style:style>
    <style:style style:family="presentation" style:list-style-name="L417" style:name="pr80" style:parent-style-name="Default-subtitle">
      <style:graphic-properties draw:auto-grow-height="true" draw:fill-color="#ffffff" fo:min-height="13.234cm" fo:wrap-option="wrap"/>
    </style:style>
    <style:style style:family="presentation" style:list-style-name="L415" style:name="pr81" style:parent-style-name="Default-outline1">
      <style:graphic-properties draw:auto-grow-height="true" draw:fill-color="#ffffff" fo:min-height="13.234cm" fo:wrap-option="wrap"/>
    </style:style>
    <style:style style:family="presentation" style:list-style-name="L417" style:name="pr82" style:parent-style-name="Default-subtitle">
      <style:graphic-properties draw:auto-grow-height="true" draw:fill-color="#ffffff" fo:min-height="13.234cm" fo:wrap-option="wrap"/>
    </style:style>
    <style:style style:family="presentation" style:list-style-name="L415" style:name="pr83" style:parent-style-name="Default-outline1">
      <style:graphic-properties draw:auto-grow-height="true" draw:fill-color="#ffffff" fo:min-height="13.234cm" fo:wrap-option="wrap"/>
    </style:style>
    <style:style style:family="presentation" style:list-style-name="L417" style:name="pr84" style:parent-style-name="Default-subtitle">
      <style:graphic-properties draw:auto-grow-height="true" draw:fill-color="#ffffff" fo:min-height="13.234cm" fo:wrap-option="wrap"/>
    </style:style>
    <style:style style:family="presentation" style:list-style-name="L415" style:name="pr85" style:parent-style-name="Default-outline1">
      <style:graphic-properties draw:auto-grow-height="true" draw:fill-color="#ffffff" fo:min-height="13.234cm" fo:wrap-option="wrap"/>
    </style:style>
    <style:style style:family="presentation" style:list-style-name="L417" style:name="pr86" style:parent-style-name="Default-subtitle">
      <style:graphic-properties draw:auto-grow-height="true" draw:fill-color="#ffffff" fo:min-height="13.234cm" fo:wrap-option="wrap"/>
    </style:style>
    <style:style style:family="presentation" style:list-style-name="L415" style:name="pr87" style:parent-style-name="Default-outline1">
      <style:graphic-properties draw:auto-grow-height="true" draw:fill-color="#ffffff" fo:min-height="13.234cm" fo:wrap-option="wrap"/>
    </style:style>
    <style:style style:family="presentation" style:list-style-name="L417" style:name="pr88" style:parent-style-name="Default-subtitle">
      <style:graphic-properties draw:auto-grow-height="true" draw:fill-color="#ffffff" fo:min-height="13.234cm" fo:wrap-option="wrap"/>
    </style:style>
    <style:style style:family="presentation" style:list-style-name="L415" style:name="pr89" style:parent-style-name="Default-outline1">
      <style:graphic-properties draw:auto-grow-height="true" draw:fill-color="#ffffff" fo:min-height="13.234cm" fo:wrap-option="wrap"/>
    </style:style>
    <style:style style:family="presentation" style:list-style-name="L417" style:name="pr90" style:parent-style-name="Default-subtitle">
      <style:graphic-properties draw:auto-grow-height="true" draw:fill-color="#ffffff" fo:min-height="13.234cm" fo:wrap-option="wrap"/>
    </style:style>
    <style:style style:family="presentation" style:list-style-name="L415" style:name="pr91" style:parent-style-name="Default-outline1">
      <style:graphic-properties draw:auto-grow-height="true" draw:fill-color="#ffffff" fo:min-height="13.234cm" fo:wrap-option="wrap"/>
    </style:style>
    <style:style style:family="presentation" style:list-style-name="L417" style:name="pr92" style:parent-style-name="Default-subtitle">
      <style:graphic-properties draw:auto-grow-height="true" draw:fill-color="#ffffff" fo:min-height="13.234cm" fo:wrap-option="wrap"/>
    </style:style>
    <style:style style:family="presentation" style:list-style-name="L415" style:name="pr93" style:parent-style-name="Default-outline1">
      <style:graphic-properties draw:auto-grow-height="true" draw:fill-color="#ffffff" fo:min-height="13.234cm" fo:wrap-option="wrap"/>
    </style:style>
    <style:style style:family="presentation" style:list-style-name="L417" style:name="pr94" style:parent-style-name="Default-subtitle">
      <style:graphic-properties draw:auto-grow-height="true" draw:fill-color="#ffffff" fo:min-height="13.234cm" fo:wrap-option="wrap"/>
    </style:style>
    <style:style style:family="presentation" style:list-style-name="L415" style:name="pr95" style:parent-style-name="Default-outline1">
      <style:graphic-properties draw:auto-grow-height="true" draw:fill-color="#ffffff" fo:min-height="13.234cm" fo:wrap-option="wrap"/>
    </style:style>
    <style:style style:family="presentation" style:list-style-name="L417" style:name="pr96" style:parent-style-name="Default-subtitle">
      <style:graphic-properties draw:auto-grow-height="true" draw:fill-color="#ffffff" fo:min-height="13.234cm" fo:wrap-option="wrap"/>
    </style:style>
    <style:style style:family="presentation" style:list-style-name="L415" style:name="pr97" style:parent-style-name="Default-outline1">
      <style:graphic-properties draw:auto-grow-height="true" draw:fill-color="#ffffff" fo:min-height="13.234cm" fo:wrap-option="wrap"/>
    </style:style>
    <style:style style:family="presentation" style:list-style-name="L417" style:name="pr98" style:parent-style-name="Default-subtitle">
      <style:graphic-properties draw:auto-grow-height="true" draw:fill-color="#ffffff" fo:min-height="13.234cm" fo:wrap-option="wrap"/>
    </style:style>
    <style:style style:family="presentation" style:list-style-name="L415" style:name="pr99" style:parent-style-name="Default-outline1">
      <style:graphic-properties draw:auto-grow-height="true" draw:fill-color="#ffffff" fo:min-height="13.234cm" fo:wrap-option="wrap"/>
    </style:style>
    <style:style style:family="presentation" style:list-style-name="L417" style:name="pr100" style:parent-style-name="Default-subtitle">
      <style:graphic-properties draw:auto-grow-height="true" draw:fill-color="#ffffff" fo:min-height="13.234cm" fo:wrap-option="wrap"/>
    </style:style>
    <style:style style:family="presentation" style:list-style-name="L415" style:name="pr101" style:parent-style-name="Default-outline1">
      <style:graphic-properties draw:auto-grow-height="true" draw:fill-color="#ffffff" fo:min-height="13.234cm" fo:wrap-option="wrap"/>
    </style:style>
    <style:style style:family="presentation" style:list-style-name="L417" style:name="pr102" style:parent-style-name="Default-subtitle">
      <style:graphic-properties draw:auto-grow-height="true" draw:fill-color="#ffffff" fo:min-height="13.234cm" fo:wrap-option="wrap"/>
    </style:style>
    <style:style style:family="presentation" style:list-style-name="L415" style:name="pr103" style:parent-style-name="Default-outline1">
      <style:graphic-properties draw:auto-grow-height="true" draw:fill-color="#ffffff" fo:min-height="13.234cm" fo:wrap-option="wrap"/>
    </style:style>
    <style:style style:family="presentation" style:list-style-name="L417" style:name="pr104" style:parent-style-name="Default-subtitle">
      <style:graphic-properties draw:auto-grow-height="true" draw:fill-color="#ffffff" fo:min-height="13.234cm" fo:wrap-option="wrap"/>
    </style:style>
    <style:style style:family="presentation" style:list-style-name="L415" style:name="pr105" style:parent-style-name="Default-outline1">
      <style:graphic-properties draw:auto-grow-height="true" draw:fill-color="#ffffff" fo:min-height="13.234cm" fo:wrap-option="wrap"/>
    </style:style>
    <style:style style:family="presentation" style:list-style-name="L417" style:name="pr106" style:parent-style-name="Default-subtitle">
      <style:graphic-properties draw:auto-grow-height="true" draw:fill-color="#ffffff" fo:min-height="13.234cm" fo:wrap-option="wrap"/>
    </style:style>
    <style:style style:family="presentation" style:list-style-name="L415" style:name="pr107" style:parent-style-name="Default-outline1">
      <style:graphic-properties draw:auto-grow-height="true" draw:fill-color="#ffffff" fo:min-height="13.234cm" fo:wrap-option="wrap"/>
    </style:style>
    <style:style style:family="presentation" style:list-style-name="L417" style:name="pr108" style:parent-style-name="Default-subtitle">
      <style:graphic-properties draw:auto-grow-height="true" draw:fill-color="#ffffff" fo:min-height="13.234cm" fo:wrap-option="wrap"/>
    </style:style>
    <style:style style:family="presentation" style:list-style-name="L415" style:name="pr109" style:parent-style-name="Default-outline1">
      <style:graphic-properties draw:auto-grow-height="true" draw:fill-color="#ffffff" fo:min-height="13.234cm" fo:wrap-option="wrap"/>
    </style:style>
    <style:style style:family="presentation" style:list-style-name="L417" style:name="pr110" style:parent-style-name="Default-subtitle">
      <style:graphic-properties draw:auto-grow-height="true" draw:fill-color="#ffffff" fo:min-height="13.234cm" fo:wrap-option="wrap"/>
    </style:style>
    <style:style style:family="presentation" style:list-style-name="L415" style:name="pr111" style:parent-style-name="Default-outline1">
      <style:graphic-properties draw:auto-grow-height="true" draw:fill-color="#ffffff" fo:min-height="13.234cm" fo:wrap-option="wrap"/>
    </style:style>
    <style:style style:family="presentation" style:list-style-name="L417" style:name="pr112" style:parent-style-name="Default-subtitle">
      <style:graphic-properties draw:auto-grow-height="true" draw:fill-color="#ffffff" fo:min-height="13.234cm" fo:wrap-option="wrap"/>
    </style:style>
    <style:style style:family="presentation" style:list-style-name="L415" style:name="pr113" style:parent-style-name="Default-outline1">
      <style:graphic-properties draw:auto-grow-height="true" draw:fill-color="#ffffff" fo:min-height="13.234cm" fo:wrap-option="wrap"/>
    </style:style>
    <style:style style:family="presentation" style:list-style-name="L417" style:name="pr114" style:parent-style-name="Default-subtitle">
      <style:graphic-properties draw:auto-grow-height="true" draw:fill-color="#ffffff" fo:min-height="13.234cm" fo:wrap-option="wrap"/>
    </style:style>
    <style:style style:family="presentation" style:list-style-name="L415" style:name="pr115" style:parent-style-name="Default-outline1">
      <style:graphic-properties draw:auto-grow-height="true" draw:fill-color="#ffffff" fo:min-height="13.234cm" fo:wrap-option="wrap"/>
    </style:style>
    <style:style style:family="presentation" style:list-style-name="L417" style:name="pr116" style:parent-style-name="Default-subtitle">
      <style:graphic-properties draw:auto-grow-height="true" draw:fill-color="#ffffff" fo:min-height="13.234cm" fo:wrap-option="wrap"/>
    </style:style>
    <style:style style:family="presentation" style:list-style-name="L415" style:name="pr117" style:parent-style-name="Default-outline1">
      <style:graphic-properties draw:auto-grow-height="true" draw:fill-color="#ffffff" fo:min-height="13.234cm" fo:wrap-option="wrap"/>
    </style:style>
    <style:style style:family="presentation" style:list-style-name="L417" style:name="pr118" style:parent-style-name="Default-subtitle">
      <style:graphic-properties draw:auto-grow-height="true" draw:fill-color="#ffffff" fo:min-height="13.234cm" fo:wrap-option="wrap"/>
    </style:style>
    <style:style style:family="presentation" style:list-style-name="L415" style:name="pr119" style:parent-style-name="Default-outline1">
      <style:graphic-properties draw:auto-grow-height="true" draw:fill-color="#ffffff" fo:min-height="13.234cm" fo:wrap-option="wrap"/>
    </style:style>
    <style:style style:family="presentation" style:list-style-name="L417" style:name="pr120" style:parent-style-name="Default-subtitle">
      <style:graphic-properties draw:auto-grow-height="true" draw:fill-color="#ffffff" fo:min-height="13.234cm" fo:wrap-option="wrap"/>
    </style:style>
    <style:style style:family="presentation" style:list-style-name="L415" style:name="pr121" style:parent-style-name="Default-outline1">
      <style:graphic-properties draw:auto-grow-height="true" draw:fill-color="#ffffff" fo:min-height="13.234cm" fo:wrap-option="wrap"/>
    </style:style>
    <style:style style:family="presentation" style:list-style-name="L417" style:name="pr122" style:parent-style-name="Default-subtitle">
      <style:graphic-properties draw:auto-grow-height="true" draw:fill-color="#ffffff" fo:min-height="13.234cm" fo:wrap-option="wrap"/>
    </style:style>
    <style:style style:family="presentation" style:list-style-name="L415" style:name="pr123" style:parent-style-name="Default-outline1">
      <style:graphic-properties draw:auto-grow-height="true" draw:fill-color="#ffffff" fo:min-height="13.234cm" fo:wrap-option="wrap"/>
    </style:style>
    <style:style style:family="presentation" style:list-style-name="L417" style:name="pr124" style:parent-style-name="Default-subtitle">
      <style:graphic-properties draw:auto-grow-height="true" draw:fill-color="#ffffff" fo:min-height="13.234cm" fo:wrap-option="wrap"/>
    </style:style>
    <style:style style:family="presentation" style:list-style-name="L415" style:name="pr125" style:parent-style-name="Default-outline1">
      <style:graphic-properties draw:auto-grow-height="true" draw:fill-color="#ffffff" fo:min-height="13.234cm" fo:wrap-option="wrap"/>
    </style:style>
    <style:style style:family="presentation" style:list-style-name="L417" style:name="pr126" style:parent-style-name="Default-subtitle">
      <style:graphic-properties draw:auto-grow-height="true" draw:fill-color="#ffffff" fo:min-height="13.234cm" fo:wrap-option="wrap"/>
    </style:style>
    <style:style style:family="presentation" style:list-style-name="L415" style:name="pr127" style:parent-style-name="Default-outline1">
      <style:graphic-properties draw:auto-grow-height="true" draw:fill-color="#ffffff" fo:min-height="13.234cm" fo:wrap-option="wrap"/>
    </style:style>
    <style:style style:family="presentation" style:list-style-name="L417" style:name="pr128" style:parent-style-name="Default-subtitle">
      <style:graphic-properties draw:auto-grow-height="true" draw:fill-color="#ffffff" fo:min-height="13.234cm" fo:wrap-option="wrap"/>
    </style:style>
    <style:style style:family="presentation" style:list-style-name="L415" style:name="pr129" style:parent-style-name="Default-outline1">
      <style:graphic-properties draw:auto-grow-height="true" draw:fill-color="#ffffff" fo:min-height="13.234cm" fo:wrap-option="wrap"/>
    </style:style>
    <style:style style:family="presentation" style:list-style-name="L417" style:name="pr130" style:parent-style-name="Default-subtitle">
      <style:graphic-properties draw:auto-grow-height="true" draw:fill-color="#ffffff" fo:min-height="13.234cm" fo:wrap-option="wrap"/>
    </style:style>
    <style:style style:family="presentation" style:list-style-name="L415" style:name="pr131" style:parent-style-name="Default-outline1">
      <style:graphic-properties draw:auto-grow-height="true" draw:fill-color="#ffffff" fo:min-height="13.234cm" fo:wrap-option="wrap"/>
    </style:style>
    <style:style style:family="presentation" style:list-style-name="L417" style:name="pr132" style:parent-style-name="Default-subtitle">
      <style:graphic-properties draw:auto-grow-height="true" draw:fill-color="#ffffff" fo:min-height="13.234cm" fo:wrap-option="wrap"/>
    </style:style>
    <style:style style:family="presentation" style:list-style-name="L415" style:name="pr133" style:parent-style-name="Default-outline1">
      <style:graphic-properties draw:auto-grow-height="true" draw:fill-color="#ffffff" fo:min-height="13.234cm" fo:wrap-option="wrap"/>
    </style:style>
    <style:style style:family="presentation" style:list-style-name="L417" style:name="pr134" style:parent-style-name="Default-subtitle">
      <style:graphic-properties draw:auto-grow-height="true" draw:fill-color="#ffffff" fo:min-height="13.234cm" fo:wrap-option="wrap"/>
    </style:style>
    <style:style style:family="presentation" style:list-style-name="L415" style:name="pr135" style:parent-style-name="Default-outline1">
      <style:graphic-properties draw:auto-grow-height="true" draw:fill-color="#ffffff" fo:min-height="13.234cm" fo:wrap-option="wrap"/>
    </style:style>
    <style:style style:family="presentation" style:list-style-name="L417" style:name="pr136" style:parent-style-name="Default-subtitle">
      <style:graphic-properties draw:auto-grow-height="true" draw:fill-color="#ffffff" fo:min-height="13.234cm" fo:wrap-option="wrap"/>
    </style:style>
    <style:style style:family="presentation" style:list-style-name="L415" style:name="pr137" style:parent-style-name="Default-outline1">
      <style:graphic-properties draw:auto-grow-height="true" draw:fill-color="#ffffff" fo:min-height="13.234cm" fo:wrap-option="wrap"/>
    </style:style>
    <style:style style:family="presentation" style:list-style-name="L417" style:name="pr138" style:parent-style-name="Default-subtitle">
      <style:graphic-properties draw:auto-grow-height="true" draw:fill-color="#ffffff" fo:min-height="13.234cm" fo:wrap-option="wrap"/>
    </style:style>
    <style:style style:family="presentation" style:list-style-name="L415" style:name="pr139" style:parent-style-name="Default-outline1">
      <style:graphic-properties draw:auto-grow-height="true" draw:fill-color="#ffffff" fo:min-height="13.234cm" fo:wrap-option="wrap"/>
    </style:style>
    <style:style style:family="presentation" style:list-style-name="L417" style:name="pr140" style:parent-style-name="Default-subtitle">
      <style:graphic-properties draw:auto-grow-height="true" draw:fill-color="#ffffff" fo:min-height="13.234cm" fo:wrap-option="wrap"/>
    </style:style>
    <style:style style:family="presentation" style:list-style-name="L415" style:name="pr141" style:parent-style-name="Default-outline1">
      <style:graphic-properties draw:auto-grow-height="true" draw:fill-color="#ffffff" fo:min-height="13.234cm" fo:wrap-option="wrap"/>
    </style:style>
    <style:style style:family="presentation" style:list-style-name="L417" style:name="pr142" style:parent-style-name="Default-subtitle">
      <style:graphic-properties draw:auto-grow-height="true" draw:fill-color="#ffffff" fo:min-height="13.234cm" fo:wrap-option="wrap"/>
    </style:style>
    <style:style style:family="presentation" style:list-style-name="L415" style:name="pr143" style:parent-style-name="Default-outline1">
      <style:graphic-properties draw:auto-grow-height="true" draw:fill-color="#ffffff" fo:min-height="13.234cm" fo:wrap-option="wrap"/>
    </style:style>
    <style:style style:family="presentation" style:list-style-name="L417" style:name="pr144" style:parent-style-name="Default-subtitle">
      <style:graphic-properties draw:auto-grow-height="true" draw:fill-color="#ffffff" fo:min-height="13.234cm" fo:wrap-option="wrap"/>
    </style:style>
    <style:style style:family="presentation" style:list-style-name="L415" style:name="pr145" style:parent-style-name="Default-outline1">
      <style:graphic-properties draw:auto-grow-height="true" draw:fill-color="#ffffff" fo:min-height="13.234cm" fo:wrap-option="wrap"/>
    </style:style>
    <style:style style:family="presentation" style:list-style-name="L417" style:name="pr146" style:parent-style-name="Default-subtitle">
      <style:graphic-properties draw:auto-grow-height="true" draw:fill-color="#ffffff" fo:min-height="13.234cm" fo:wrap-option="wrap"/>
    </style:style>
    <style:style style:family="presentation" style:list-style-name="L415" style:name="pr147" style:parent-style-name="Default-outline1">
      <style:graphic-properties draw:auto-grow-height="true" draw:fill-color="#ffffff" fo:min-height="13.234cm" fo:wrap-option="wrap"/>
    </style:style>
    <style:style style:family="presentation" style:list-style-name="L417" style:name="pr148" style:parent-style-name="Default-subtitle">
      <style:graphic-properties draw:auto-grow-height="true" draw:fill-color="#ffffff" fo:min-height="13.234cm" fo:wrap-option="wrap"/>
    </style:style>
    <style:style style:family="presentation" style:list-style-name="L415" style:name="pr149" style:parent-style-name="Default-outline1">
      <style:graphic-properties draw:auto-grow-height="true" draw:fill-color="#ffffff" fo:min-height="13.234cm" fo:wrap-option="wrap"/>
    </style:style>
    <style:style style:family="presentation" style:list-style-name="L417" style:name="pr150" style:parent-style-name="Default-subtitle">
      <style:graphic-properties draw:auto-grow-height="true" draw:fill-color="#ffffff" fo:min-height="13.234cm" fo:wrap-option="wrap"/>
    </style:style>
    <style:style style:family="presentation" style:list-style-name="L415" style:name="pr151" style:parent-style-name="Default-outline1">
      <style:graphic-properties draw:auto-grow-height="true" draw:fill-color="#ffffff" fo:min-height="13.234cm" fo:wrap-option="wrap"/>
    </style:style>
    <style:style style:family="presentation" style:list-style-name="L417" style:name="pr152" style:parent-style-name="Default-subtitle">
      <style:graphic-properties draw:auto-grow-height="true" draw:fill-color="#ffffff" fo:min-height="13.234cm" fo:wrap-option="wrap"/>
    </style:style>
    <style:style style:family="presentation" style:list-style-name="L415" style:name="pr153" style:parent-style-name="Default-outline1">
      <style:graphic-properties draw:auto-grow-height="true" draw:fill-color="#ffffff" fo:min-height="13.234cm" fo:wrap-option="wrap"/>
    </style:style>
    <style:style style:family="presentation" style:list-style-name="L417" style:name="pr154" style:parent-style-name="Default-subtitle">
      <style:graphic-properties draw:auto-grow-height="true" draw:fill-color="#ffffff" fo:min-height="13.234cm" fo:wrap-option="wrap"/>
    </style:style>
    <style:style style:family="presentation" style:list-style-name="L415" style:name="pr155" style:parent-style-name="Default-outline1">
      <style:graphic-properties draw:auto-grow-height="true" draw:fill-color="#ffffff" fo:min-height="13.234cm" fo:wrap-option="wrap"/>
    </style:style>
    <style:style style:family="presentation" style:list-style-name="L417" style:name="pr156" style:parent-style-name="Default-subtitle">
      <style:graphic-properties draw:auto-grow-height="true" draw:fill-color="#ffffff" fo:min-height="13.234cm" fo:wrap-option="wrap"/>
    </style:style>
    <style:style style:family="presentation" style:list-style-name="L415" style:name="pr157" style:parent-style-name="Default-outline1">
      <style:graphic-properties draw:auto-grow-height="true" draw:fill-color="#ffffff" fo:min-height="13.234cm" fo:wrap-option="wrap"/>
    </style:style>
    <style:style style:family="presentation" style:list-style-name="L417" style:name="pr158" style:parent-style-name="Default-subtitle">
      <style:graphic-properties draw:auto-grow-height="true" draw:fill-color="#ffffff" fo:min-height="13.234cm" fo:wrap-option="wrap"/>
    </style:style>
    <style:style style:family="presentation" style:list-style-name="L415" style:name="pr159" style:parent-style-name="Default-outline1">
      <style:graphic-properties draw:auto-grow-height="true" draw:fill-color="#ffffff" fo:min-height="13.234cm" fo:wrap-option="wrap"/>
    </style:style>
    <style:style style:family="presentation" style:list-style-name="L417" style:name="pr160" style:parent-style-name="Default-subtitle">
      <style:graphic-properties draw:auto-grow-height="true" draw:fill-color="#ffffff" fo:min-height="13.234cm" fo:wrap-option="wrap"/>
    </style:style>
    <style:style style:family="presentation" style:list-style-name="L415" style:name="pr161" style:parent-style-name="Default-outline1">
      <style:graphic-properties draw:auto-grow-height="true" draw:fill-color="#ffffff" fo:min-height="13.234cm" fo:wrap-option="wrap"/>
    </style:style>
    <style:style style:family="presentation" style:list-style-name="L417" style:name="pr162" style:parent-style-name="Default-subtitle">
      <style:graphic-properties draw:auto-grow-height="true" draw:fill-color="#ffffff" fo:min-height="13.234cm" fo:wrap-option="wrap"/>
    </style:style>
    <style:style style:family="presentation" style:list-style-name="L415" style:name="pr163" style:parent-style-name="Default-outline1">
      <style:graphic-properties draw:auto-grow-height="true" draw:fill-color="#ffffff" fo:min-height="13.234cm" fo:wrap-option="wrap"/>
    </style:style>
    <style:style style:family="presentation" style:list-style-name="L417" style:name="pr164" style:parent-style-name="Default-subtitle">
      <style:graphic-properties draw:auto-grow-height="true" draw:fill-color="#ffffff" fo:min-height="13.234cm" fo:wrap-option="wrap"/>
    </style:style>
    <style:style style:family="presentation" style:list-style-name="L415" style:name="pr165" style:parent-style-name="Default-outline1">
      <style:graphic-properties draw:auto-grow-height="true" draw:fill-color="#ffffff" fo:min-height="13.234cm" fo:wrap-option="wrap"/>
    </style:style>
    <style:style style:family="presentation" style:list-style-name="L417" style:name="pr166" style:parent-style-name="Default-subtitle">
      <style:graphic-properties draw:auto-grow-height="true" draw:fill-color="#ffffff" fo:min-height="13.234cm" fo:wrap-option="wrap"/>
    </style:style>
    <style:style style:family="presentation" style:list-style-name="L415" style:name="pr167" style:parent-style-name="Default-outline1">
      <style:graphic-properties draw:auto-grow-height="true" draw:fill-color="#ffffff" fo:min-height="13.234cm" fo:wrap-option="wrap"/>
    </style:style>
    <style:style style:family="presentation" style:list-style-name="L417" style:name="pr168" style:parent-style-name="Default-subtitle">
      <style:graphic-properties draw:auto-grow-height="true" draw:fill-color="#ffffff" fo:min-height="13.234cm" fo:wrap-option="wrap"/>
    </style:style>
    <style:style style:family="presentation" style:list-style-name="L415" style:name="pr169" style:parent-style-name="Default-outline1">
      <style:graphic-properties draw:auto-grow-height="true" draw:fill-color="#ffffff" fo:min-height="13.234cm" fo:wrap-option="wrap"/>
    </style:style>
    <style:style style:family="presentation" style:list-style-name="L417" style:name="pr170" style:parent-style-name="Default-subtitle">
      <style:graphic-properties draw:auto-grow-height="true" draw:fill-color="#ffffff" fo:min-height="13.234cm" fo:wrap-option="wrap"/>
    </style:style>
    <style:style style:family="presentation" style:list-style-name="L415" style:name="pr171" style:parent-style-name="Default-outline1">
      <style:graphic-properties draw:auto-grow-height="true" draw:fill-color="#ffffff" fo:min-height="13.234cm" fo:wrap-option="wrap"/>
    </style:style>
    <style:style style:family="presentation" style:list-style-name="L417" style:name="pr172" style:parent-style-name="Default-subtitle">
      <style:graphic-properties draw:auto-grow-height="true" draw:fill-color="#ffffff" fo:min-height="13.234cm" fo:wrap-option="wrap"/>
    </style:style>
    <style:style style:family="presentation" style:list-style-name="L415" style:name="pr173" style:parent-style-name="Default-outline1">
      <style:graphic-properties draw:auto-grow-height="true" draw:fill-color="#ffffff" fo:min-height="13.234cm" fo:wrap-option="wrap"/>
    </style:style>
    <style:style style:family="presentation" style:list-style-name="L417" style:name="pr174" style:parent-style-name="Default-subtitle">
      <style:graphic-properties draw:auto-grow-height="true" draw:fill-color="#ffffff" fo:min-height="13.234cm" fo:wrap-option="wrap"/>
    </style:style>
    <style:style style:family="presentation" style:list-style-name="L415" style:name="pr175" style:parent-style-name="Default-outline1">
      <style:graphic-properties draw:auto-grow-height="true" draw:fill-color="#ffffff" fo:min-height="13.234cm" fo:wrap-option="wrap"/>
    </style:style>
    <style:style style:family="presentation" style:list-style-name="L417" style:name="pr176" style:parent-style-name="Default-subtitle">
      <style:graphic-properties draw:auto-grow-height="true" draw:fill-color="#ffffff" fo:min-height="13.234cm" fo:wrap-option="wrap"/>
    </style:style>
    <style:style style:family="presentation" style:list-style-name="L415" style:name="pr177" style:parent-style-name="Default-outline1">
      <style:graphic-properties draw:auto-grow-height="true" draw:fill-color="#ffffff" fo:min-height="13.234cm" fo:wrap-option="wrap"/>
    </style:style>
    <style:style style:family="presentation" style:list-style-name="L417" style:name="pr178" style:parent-style-name="Default-subtitle">
      <style:graphic-properties draw:auto-grow-height="true" draw:fill-color="#ffffff" fo:min-height="13.234cm" fo:wrap-option="wrap"/>
    </style:style>
    <style:style style:family="presentation" style:list-style-name="L415" style:name="pr179" style:parent-style-name="Default-outline1">
      <style:graphic-properties draw:auto-grow-height="true" draw:fill-color="#ffffff" fo:min-height="13.234cm" fo:wrap-option="wrap"/>
    </style:style>
    <style:style style:family="presentation" style:list-style-name="L417" style:name="pr180" style:parent-style-name="Default-subtitle">
      <style:graphic-properties draw:auto-grow-height="true" draw:fill-color="#ffffff" fo:min-height="13.234cm" fo:wrap-option="wrap"/>
    </style:style>
    <style:style style:family="presentation" style:list-style-name="L415" style:name="pr181" style:parent-style-name="Default-outline1">
      <style:graphic-properties draw:auto-grow-height="true" draw:fill-color="#ffffff" fo:min-height="13.234cm" fo:wrap-option="wrap"/>
    </style:style>
    <style:style style:family="presentation" style:list-style-name="L417" style:name="pr182" style:parent-style-name="Default-subtitle">
      <style:graphic-properties draw:auto-grow-height="true" draw:fill-color="#ffffff" fo:min-height="13.234cm" fo:wrap-option="wrap"/>
    </style:style>
    <style:style style:family="presentation" style:list-style-name="L415" style:name="pr183" style:parent-style-name="Default-outline1">
      <style:graphic-properties draw:auto-grow-height="true" draw:fill-color="#ffffff" fo:min-height="13.234cm" fo:wrap-option="wrap"/>
    </style:style>
    <style:style style:family="presentation" style:list-style-name="L417" style:name="pr184" style:parent-style-name="Default-subtitle">
      <style:graphic-properties draw:auto-grow-height="true" draw:fill-color="#ffffff" fo:min-height="13.234cm" fo:wrap-option="wrap"/>
    </style:style>
    <style:style style:family="presentation" style:list-style-name="L415" style:name="pr185" style:parent-style-name="Default-outline1">
      <style:graphic-properties draw:auto-grow-height="true" draw:fill-color="#ffffff" fo:min-height="13.234cm" fo:wrap-option="wrap"/>
    </style:style>
    <style:style style:family="presentation" style:list-style-name="L417" style:name="pr186" style:parent-style-name="Default-subtitle">
      <style:graphic-properties draw:auto-grow-height="true" draw:fill-color="#ffffff" fo:min-height="13.234cm" fo:wrap-option="wrap"/>
    </style:style>
    <style:style style:family="presentation" style:list-style-name="L415" style:name="pr187" style:parent-style-name="Default-outline1">
      <style:graphic-properties draw:auto-grow-height="true" draw:fill-color="#ffffff" fo:min-height="13.234cm" fo:wrap-option="wrap"/>
    </style:style>
    <style:style style:family="presentation" style:list-style-name="L417" style:name="pr188" style:parent-style-name="Default-subtitle">
      <style:graphic-properties draw:auto-grow-height="true" draw:fill-color="#ffffff" fo:min-height="13.234cm" fo:wrap-option="wrap"/>
    </style:style>
    <style:style style:family="presentation" style:list-style-name="L415" style:name="pr189" style:parent-style-name="Default-outline1">
      <style:graphic-properties draw:auto-grow-height="true" draw:fill-color="#ffffff" fo:min-height="13.234cm" fo:wrap-option="wrap"/>
    </style:style>
    <style:style style:family="presentation" style:list-style-name="L417" style:name="pr190" style:parent-style-name="Default-subtitle">
      <style:graphic-properties draw:auto-grow-height="true" draw:fill-color="#ffffff" fo:min-height="13.234cm" fo:wrap-option="wrap"/>
    </style:style>
    <style:style style:family="presentation" style:list-style-name="L415" style:name="pr191" style:parent-style-name="Default-outline1">
      <style:graphic-properties draw:auto-grow-height="true" draw:fill-color="#ffffff" fo:min-height="13.234cm" fo:wrap-option="wrap"/>
    </style:style>
    <style:style style:family="presentation" style:list-style-name="L417" style:name="pr192" style:parent-style-name="Default-subtitle">
      <style:graphic-properties draw:auto-grow-height="true" draw:fill-color="#ffffff" fo:min-height="13.234cm" fo:wrap-option="wrap"/>
    </style:style>
    <style:style style:family="presentation" style:list-style-name="L415" style:name="pr193" style:parent-style-name="Default-outline1">
      <style:graphic-properties draw:auto-grow-height="true" draw:fill-color="#ffffff" fo:min-height="13.234cm" fo:wrap-option="wrap"/>
    </style:style>
    <style:style style:family="presentation" style:list-style-name="L417" style:name="pr194" style:parent-style-name="Default-subtitle">
      <style:graphic-properties draw:auto-grow-height="true" draw:fill-color="#ffffff" fo:min-height="13.234cm" fo:wrap-option="wrap"/>
    </style:style>
    <style:style style:family="presentation" style:list-style-name="L415" style:name="pr195" style:parent-style-name="Default-outline1">
      <style:graphic-properties draw:auto-grow-height="true" draw:fill-color="#ffffff" fo:min-height="13.234cm" fo:wrap-option="wrap"/>
    </style:style>
    <style:style style:family="presentation" style:list-style-name="L417" style:name="pr196" style:parent-style-name="Default-subtitle">
      <style:graphic-properties draw:auto-grow-height="true" draw:fill-color="#ffffff" fo:min-height="13.234cm" fo:wrap-option="wrap"/>
    </style:style>
    <style:style style:family="presentation" style:list-style-name="L415" style:name="pr197" style:parent-style-name="Default-outline1">
      <style:graphic-properties draw:auto-grow-height="true" draw:fill-color="#ffffff" fo:min-height="13.234cm" fo:wrap-option="wrap"/>
    </style:style>
    <style:style style:family="presentation" style:list-style-name="L417" style:name="pr198" style:parent-style-name="Default-subtitle">
      <style:graphic-properties draw:auto-grow-height="true" draw:fill-color="#ffffff" fo:min-height="13.234cm" fo:wrap-option="wrap"/>
    </style:style>
    <style:style style:family="presentation" style:list-style-name="L415" style:name="pr199" style:parent-style-name="Default-outline1">
      <style:graphic-properties draw:auto-grow-height="true" draw:fill-color="#ffffff" fo:min-height="13.234cm" fo:wrap-option="wrap"/>
    </style:style>
    <style:style style:family="presentation" style:list-style-name="L417" style:name="pr200" style:parent-style-name="Default-subtitle">
      <style:graphic-properties draw:auto-grow-height="true" draw:fill-color="#ffffff" fo:min-height="13.234cm" fo:wrap-option="wrap"/>
    </style:style>
    <style:style style:family="presentation" style:list-style-name="L415" style:name="pr201" style:parent-style-name="Default-outline1">
      <style:graphic-properties draw:auto-grow-height="true" draw:fill-color="#ffffff" fo:min-height="13.234cm" fo:wrap-option="wrap"/>
    </style:style>
    <style:style style:family="presentation" style:list-style-name="L417" style:name="pr202" style:parent-style-name="Default-subtitle">
      <style:graphic-properties draw:auto-grow-height="true" draw:fill-color="#ffffff" fo:min-height="13.234cm" fo:wrap-option="wrap"/>
    </style:style>
    <style:style style:family="presentation" style:list-style-name="L415" style:name="pr203" style:parent-style-name="Default-outline1">
      <style:graphic-properties draw:auto-grow-height="true" draw:fill-color="#ffffff" fo:min-height="13.234cm" fo:wrap-option="wrap"/>
    </style:style>
    <style:style style:family="presentation" style:list-style-name="L417" style:name="pr204" style:parent-style-name="Default-subtitle">
      <style:graphic-properties draw:auto-grow-height="true" draw:fill-color="#ffffff" fo:min-height="13.234cm" fo:wrap-option="wrap"/>
    </style:style>
    <style:style style:family="presentation" style:list-style-name="L415" style:name="pr205" style:parent-style-name="Default-outline1">
      <style:graphic-properties draw:auto-grow-height="true" draw:fill-color="#ffffff" fo:min-height="13.234cm" fo:wrap-option="wrap"/>
    </style:style>
    <style:style style:family="presentation" style:list-style-name="L417" style:name="pr206" style:parent-style-name="Default-subtitle">
      <style:graphic-properties draw:auto-grow-height="true" draw:fill-color="#ffffff" fo:min-height="13.234cm" fo:wrap-option="wrap"/>
    </style:style>
    <style:style style:family="presentation" style:list-style-name="L415" style:name="pr207" style:parent-style-name="Default-outline1">
      <style:graphic-properties draw:auto-grow-height="true" draw:fill-color="#ffffff" fo:min-height="13.234cm" fo:wrap-option="wrap"/>
    </style:style>
    <style:style style:family="presentation" style:list-style-name="L417" style:name="pr208" style:parent-style-name="Default-subtitle">
      <style:graphic-properties draw:auto-grow-height="true" draw:fill-color="#ffffff" fo:min-height="13.234cm" fo:wrap-option="wrap"/>
    </style:style>
    <style:style style:family="presentation" style:list-style-name="L415" style:name="pr209" style:parent-style-name="Default-outline1">
      <style:graphic-properties draw:auto-grow-height="true" draw:fill-color="#ffffff" fo:min-height="13.234cm" fo:wrap-option="wrap"/>
    </style:style>
    <style:style style:family="presentation" style:list-style-name="L417" style:name="pr210" style:parent-style-name="Default-subtitle">
      <style:graphic-properties draw:auto-grow-height="true" draw:fill-color="#ffffff" fo:min-height="13.234cm" fo:wrap-option="wrap"/>
    </style:style>
    <style:style style:family="presentation" style:list-style-name="L415" style:name="pr211" style:parent-style-name="Default-outline1">
      <style:graphic-properties draw:auto-grow-height="true" draw:fill-color="#ffffff" fo:min-height="13.234cm" fo:wrap-option="wrap"/>
    </style:style>
    <style:style style:family="presentation" style:list-style-name="L417" style:name="pr212" style:parent-style-name="Default-subtitle">
      <style:graphic-properties draw:auto-grow-height="true" draw:fill-color="#ffffff" fo:min-height="13.234cm" fo:wrap-option="wrap"/>
    </style:style>
    <style:style style:family="presentation" style:list-style-name="L415" style:name="pr213" style:parent-style-name="Default-outline1">
      <style:graphic-properties draw:auto-grow-height="true" draw:fill-color="#ffffff" fo:min-height="13.234cm" fo:wrap-option="wrap"/>
    </style:style>
    <style:style style:family="presentation" style:list-style-name="L417" style:name="pr214" style:parent-style-name="Default-subtitle">
      <style:graphic-properties draw:auto-grow-height="true" draw:fill-color="#ffffff" fo:min-height="13.234cm" fo:wrap-option="wrap"/>
    </style:style>
    <style:style style:family="presentation" style:list-style-name="L415" style:name="pr215" style:parent-style-name="Default-outline1">
      <style:graphic-properties draw:auto-grow-height="true" draw:fill-color="#ffffff" fo:min-height="13.234cm" fo:wrap-option="wrap"/>
    </style:style>
    <style:style style:family="presentation" style:list-style-name="L417" style:name="pr216" style:parent-style-name="Default-subtitle">
      <style:graphic-properties draw:auto-grow-height="true" draw:fill-color="#ffffff" fo:min-height="13.234cm" fo:wrap-option="wrap"/>
    </style:style>
    <style:style style:family="presentation" style:list-style-name="L415" style:name="pr217" style:parent-style-name="Default-outline1">
      <style:graphic-properties draw:auto-grow-height="true" draw:fill-color="#ffffff" fo:min-height="13.234cm" fo:wrap-option="wrap"/>
    </style:style>
    <style:style style:family="presentation" style:list-style-name="L417" style:name="pr218" style:parent-style-name="Default-subtitle">
      <style:graphic-properties draw:auto-grow-height="true" draw:fill-color="#ffffff" fo:min-height="13.234cm" fo:wrap-option="wrap"/>
    </style:style>
    <style:style style:family="presentation" style:list-style-name="L415" style:name="pr219" style:parent-style-name="Default-outline1">
      <style:graphic-properties draw:auto-grow-height="true" draw:fill-color="#ffffff" fo:min-height="13.234cm" fo:wrap-option="wrap"/>
    </style:style>
    <style:style style:family="presentation" style:list-style-name="L417" style:name="pr220" style:parent-style-name="Default-subtitle">
      <style:graphic-properties draw:auto-grow-height="true" draw:fill-color="#ffffff" fo:min-height="13.234cm" fo:wrap-option="wrap"/>
    </style:style>
    <style:style style:family="presentation" style:list-style-name="L415" style:name="pr221" style:parent-style-name="Default-outline1">
      <style:graphic-properties draw:auto-grow-height="true" draw:fill-color="#ffffff" fo:min-height="13.234cm" fo:wrap-option="wrap"/>
    </style:style>
    <style:style style:family="presentation" style:list-style-name="L417" style:name="pr222" style:parent-style-name="Default-subtitle">
      <style:graphic-properties draw:auto-grow-height="true" draw:fill-color="#ffffff" fo:min-height="13.234cm" fo:wrap-option="wrap"/>
    </style:style>
    <style:style style:family="presentation" style:list-style-name="L415" style:name="pr223" style:parent-style-name="Default-outline1">
      <style:graphic-properties draw:auto-grow-height="true" draw:fill-color="#ffffff" fo:min-height="13.234cm" fo:wrap-option="wrap"/>
    </style:style>
    <style:style style:family="presentation" style:list-style-name="L417" style:name="pr224" style:parent-style-name="Default-subtitle">
      <style:graphic-properties draw:auto-grow-height="true" draw:fill-color="#ffffff" fo:min-height="13.234cm" fo:wrap-option="wrap"/>
    </style:style>
    <style:style style:family="presentation" style:list-style-name="L415" style:name="pr225" style:parent-style-name="Default-outline1">
      <style:graphic-properties draw:auto-grow-height="true" draw:fill-color="#ffffff" fo:min-height="13.234cm" fo:wrap-option="wrap"/>
    </style:style>
    <style:style style:family="presentation" style:list-style-name="L417" style:name="pr226" style:parent-style-name="Default-subtitle">
      <style:graphic-properties draw:auto-grow-height="true" draw:fill-color="#ffffff" fo:min-height="13.234cm" fo:wrap-option="wrap"/>
    </style:style>
    <style:style style:family="presentation" style:list-style-name="L415" style:name="pr227" style:parent-style-name="Default-outline1">
      <style:graphic-properties draw:auto-grow-height="true" draw:fill-color="#ffffff" fo:min-height="13.234cm" fo:wrap-option="wrap"/>
    </style:style>
    <style:style style:family="presentation" style:list-style-name="L417" style:name="pr228" style:parent-style-name="Default-subtitle">
      <style:graphic-properties draw:auto-grow-height="true" draw:fill-color="#ffffff" fo:min-height="13.234cm" fo:wrap-option="wrap"/>
    </style:style>
    <style:style style:family="presentation" style:list-style-name="L415" style:name="pr229" style:parent-style-name="Default-outline1">
      <style:graphic-properties draw:auto-grow-height="true" draw:fill-color="#ffffff" fo:min-height="13.234cm" fo:wrap-option="wrap"/>
    </style:style>
    <style:style style:family="presentation" style:list-style-name="L417" style:name="pr230" style:parent-style-name="Default-subtitle">
      <style:graphic-properties draw:auto-grow-height="true" draw:fill-color="#ffffff" fo:min-height="13.234cm" fo:wrap-option="wrap"/>
    </style:style>
    <style:style style:family="presentation" style:list-style-name="L415" style:name="pr231" style:parent-style-name="Default-outline1">
      <style:graphic-properties draw:auto-grow-height="true" draw:fill-color="#ffffff" fo:min-height="13.234cm" fo:wrap-option="wrap"/>
    </style:style>
    <style:style style:family="presentation" style:list-style-name="L417" style:name="pr232" style:parent-style-name="Default-subtitle">
      <style:graphic-properties draw:auto-grow-height="true" draw:fill-color="#ffffff" fo:min-height="13.234cm" fo:wrap-option="wrap"/>
    </style:style>
    <style:style style:family="presentation" style:list-style-name="L415" style:name="pr233" style:parent-style-name="Default-outline1">
      <style:graphic-properties draw:auto-grow-height="true" draw:fill-color="#ffffff" fo:min-height="13.234cm" fo:wrap-option="wrap"/>
    </style:style>
    <style:style style:family="presentation" style:list-style-name="L417" style:name="pr234" style:parent-style-name="Default-subtitle">
      <style:graphic-properties draw:auto-grow-height="true" draw:fill-color="#ffffff" fo:min-height="13.234cm" fo:wrap-option="wrap"/>
    </style:style>
    <style:style style:family="presentation" style:list-style-name="L415" style:name="pr235" style:parent-style-name="Default-outline1">
      <style:graphic-properties draw:auto-grow-height="true" draw:fill-color="#ffffff" fo:min-height="13.234cm" fo:wrap-option="wrap"/>
    </style:style>
    <style:style style:family="presentation" style:list-style-name="L417" style:name="pr236" style:parent-style-name="Default-subtitle">
      <style:graphic-properties draw:auto-grow-height="true" draw:fill-color="#ffffff" fo:min-height="13.234cm" fo:wrap-option="wrap"/>
    </style:style>
    <style:style style:family="presentation" style:list-style-name="L415" style:name="pr237" style:parent-style-name="Default-outline1">
      <style:graphic-properties draw:auto-grow-height="true" draw:fill-color="#ffffff" fo:min-height="13.234cm" fo:wrap-option="wrap"/>
    </style:style>
    <style:style style:family="presentation" style:list-style-name="L417" style:name="pr238" style:parent-style-name="Default-subtitle">
      <style:graphic-properties draw:auto-grow-height="true" draw:fill-color="#ffffff" fo:min-height="13.234cm" fo:wrap-option="wrap"/>
    </style:style>
    <style:style style:family="presentation" style:list-style-name="L415" style:name="pr239" style:parent-style-name="Default-outline1">
      <style:graphic-properties draw:auto-grow-height="true" draw:fill-color="#ffffff" fo:min-height="13.234cm" fo:wrap-option="wrap"/>
    </style:style>
    <style:style style:family="presentation" style:list-style-name="L417" style:name="pr240" style:parent-style-name="Default-subtitle">
      <style:graphic-properties draw:auto-grow-height="true" draw:fill-color="#ffffff" fo:min-height="13.234cm" fo:wrap-option="wrap"/>
    </style:style>
    <style:style style:family="presentation" style:list-style-name="L415" style:name="pr241" style:parent-style-name="Default-outline1">
      <style:graphic-properties draw:auto-grow-height="true" draw:fill-color="#ffffff" fo:min-height="13.234cm" fo:wrap-option="wrap"/>
    </style:style>
    <style:style style:family="presentation" style:list-style-name="L417" style:name="pr242" style:parent-style-name="Default-subtitle">
      <style:graphic-properties draw:auto-grow-height="true" draw:fill-color="#ffffff" fo:min-height="13.234cm" fo:wrap-option="wrap"/>
    </style:style>
    <style:style style:family="presentation" style:list-style-name="L415" style:name="pr243" style:parent-style-name="Default-outline1">
      <style:graphic-properties draw:auto-grow-height="true" draw:fill-color="#ffffff" fo:min-height="13.234cm" fo:wrap-option="wrap"/>
    </style:style>
    <style:style style:family="presentation" style:list-style-name="L417" style:name="pr244" style:parent-style-name="Default-subtitle">
      <style:graphic-properties draw:auto-grow-height="true" draw:fill-color="#ffffff" fo:min-height="13.234cm" fo:wrap-option="wrap"/>
    </style:style>
    <style:style style:family="presentation" style:list-style-name="L415" style:name="pr245" style:parent-style-name="Default-outline1">
      <style:graphic-properties draw:auto-grow-height="true" draw:fill-color="#ffffff" fo:min-height="13.234cm" fo:wrap-option="wrap"/>
    </style:style>
    <style:style style:family="presentation" style:list-style-name="L417" style:name="pr246" style:parent-style-name="Default-subtitle">
      <style:graphic-properties draw:auto-grow-height="true" draw:fill-color="#ffffff" fo:min-height="13.234cm" fo:wrap-option="wrap"/>
    </style:style>
    <style:style style:family="presentation" style:list-style-name="L415" style:name="pr247" style:parent-style-name="Default-outline1">
      <style:graphic-properties draw:auto-grow-height="true" draw:fill-color="#ffffff" fo:min-height="13.234cm" fo:wrap-option="wrap"/>
    </style:style>
    <style:style style:family="presentation" style:list-style-name="L417" style:name="pr248" style:parent-style-name="Default-subtitle">
      <style:graphic-properties draw:auto-grow-height="true" draw:fill-color="#ffffff" fo:min-height="13.234cm" fo:wrap-option="wrap"/>
    </style:style>
    <style:style style:family="presentation" style:list-style-name="L415" style:name="pr249" style:parent-style-name="Default-outline1">
      <style:graphic-properties draw:auto-grow-height="true" draw:fill-color="#ffffff" fo:min-height="13.234cm" fo:wrap-option="wrap"/>
    </style:style>
    <style:style style:family="presentation" style:list-style-name="L417" style:name="pr250" style:parent-style-name="Default-subtitle">
      <style:graphic-properties draw:auto-grow-height="true" draw:fill-color="#ffffff" fo:min-height="13.234cm" fo:wrap-option="wrap"/>
    </style:style>
    <style:style style:family="presentation" style:list-style-name="L415" style:name="pr251" style:parent-style-name="Default-outline1">
      <style:graphic-properties draw:auto-grow-height="true" draw:fill-color="#ffffff" fo:min-height="13.234cm" fo:wrap-option="wrap"/>
    </style:style>
    <style:style style:family="presentation" style:list-style-name="L417" style:name="pr252" style:parent-style-name="Default-subtitle">
      <style:graphic-properties draw:auto-grow-height="true" draw:fill-color="#ffffff" fo:min-height="13.234cm" fo:wrap-option="wrap"/>
    </style:style>
    <style:style style:family="presentation" style:list-style-name="L415" style:name="pr253" style:parent-style-name="Default-outline1">
      <style:graphic-properties draw:auto-grow-height="true" draw:fill-color="#ffffff" fo:min-height="13.234cm" fo:wrap-option="wrap"/>
    </style:style>
    <style:style style:family="presentation" style:list-style-name="L417" style:name="pr254" style:parent-style-name="Default-subtitle">
      <style:graphic-properties draw:auto-grow-height="true" draw:fill-color="#ffffff" fo:min-height="13.234cm" fo:wrap-option="wrap"/>
    </style:style>
    <style:style style:family="presentation" style:list-style-name="L415" style:name="pr255" style:parent-style-name="Default-outline1">
      <style:graphic-properties draw:auto-grow-height="true" draw:fill-color="#ffffff" fo:min-height="13.234cm" fo:wrap-option="wrap"/>
    </style:style>
    <style:style style:family="presentation" style:list-style-name="L417" style:name="pr256" style:parent-style-name="Default-subtitle">
      <style:graphic-properties draw:auto-grow-height="true" draw:fill-color="#ffffff" fo:min-height="13.234cm" fo:wrap-option="wrap"/>
    </style:style>
    <style:style style:family="presentation" style:list-style-name="L415" style:name="pr257" style:parent-style-name="Default-outline1">
      <style:graphic-properties draw:auto-grow-height="true" draw:fill-color="#ffffff" fo:min-height="13.234cm" fo:wrap-option="wrap"/>
    </style:style>
    <style:style style:family="presentation" style:list-style-name="L417" style:name="pr258" style:parent-style-name="Default-subtitle">
      <style:graphic-properties draw:auto-grow-height="true" draw:fill-color="#ffffff" fo:min-height="13.234cm" fo:wrap-option="wrap"/>
    </style:style>
    <style:style style:family="presentation" style:list-style-name="L415" style:name="pr259" style:parent-style-name="Default-outline1">
      <style:graphic-properties draw:auto-grow-height="true" draw:fill-color="#ffffff" fo:min-height="13.234cm" fo:wrap-option="wrap"/>
    </style:style>
    <style:style style:family="presentation" style:list-style-name="L417" style:name="pr260" style:parent-style-name="Default-subtitle">
      <style:graphic-properties draw:auto-grow-height="true" draw:fill-color="#ffffff" fo:min-height="13.234cm" fo:wrap-option="wrap"/>
    </style:style>
    <style:style style:family="presentation" style:list-style-name="L415" style:name="pr261" style:parent-style-name="Default-outline1">
      <style:graphic-properties draw:auto-grow-height="true" draw:fill-color="#ffffff" fo:min-height="13.234cm" fo:wrap-option="wrap"/>
    </style:style>
    <style:style style:family="presentation" style:list-style-name="L417" style:name="pr262" style:parent-style-name="Default-subtitle">
      <style:graphic-properties draw:auto-grow-height="true" draw:fill-color="#ffffff" fo:min-height="13.234cm" fo:wrap-option="wrap"/>
    </style:style>
    <style:style style:family="presentation" style:list-style-name="L415" style:name="pr263" style:parent-style-name="Default-outline1">
      <style:graphic-properties draw:auto-grow-height="true" draw:fill-color="#ffffff" fo:min-height="13.234cm" fo:wrap-option="wrap"/>
    </style:style>
    <style:style style:family="presentation" style:list-style-name="L417" style:name="pr264" style:parent-style-name="Default-subtitle">
      <style:graphic-properties draw:auto-grow-height="true" draw:fill-color="#ffffff" fo:min-height="13.234cm" fo:wrap-option="wrap"/>
    </style:style>
    <style:style style:family="presentation" style:list-style-name="L415" style:name="pr265" style:parent-style-name="Default-outline1">
      <style:graphic-properties draw:auto-grow-height="true" draw:fill-color="#ffffff" fo:min-height="13.234cm" fo:wrap-option="wrap"/>
    </style:style>
    <style:style style:family="presentation" style:list-style-name="L417" style:name="pr266" style:parent-style-name="Default-subtitle">
      <style:graphic-properties draw:auto-grow-height="true" draw:fill-color="#ffffff" fo:min-height="13.234cm" fo:wrap-option="wrap"/>
    </style:style>
    <style:style style:family="presentation" style:list-style-name="L415" style:name="pr267" style:parent-style-name="Default-outline1">
      <style:graphic-properties draw:auto-grow-height="true" draw:fill-color="#ffffff" fo:min-height="13.234cm" fo:wrap-option="wrap"/>
    </style:style>
    <style:style style:family="presentation" style:list-style-name="L417" style:name="pr268" style:parent-style-name="Default-subtitle">
      <style:graphic-properties draw:auto-grow-height="true" draw:fill-color="#ffffff" fo:min-height="13.234cm" fo:wrap-option="wrap"/>
    </style:style>
    <style:style style:family="presentation" style:list-style-name="L415" style:name="pr269" style:parent-style-name="Default-outline1">
      <style:graphic-properties draw:auto-grow-height="true" draw:fill-color="#ffffff" fo:min-height="13.234cm" fo:wrap-option="wrap"/>
    </style:style>
    <style:style style:family="presentation" style:list-style-name="L417" style:name="pr270" style:parent-style-name="Default-subtitle">
      <style:graphic-properties draw:auto-grow-height="true" draw:fill-color="#ffffff" fo:min-height="13.234cm" fo:wrap-option="wrap"/>
    </style:style>
    <style:style style:family="presentation" style:list-style-name="L415" style:name="pr271" style:parent-style-name="Default-outline1">
      <style:graphic-properties draw:auto-grow-height="true" draw:fill-color="#ffffff" fo:min-height="13.234cm" fo:wrap-option="wrap"/>
    </style:style>
    <style:style style:family="presentation" style:list-style-name="L417" style:name="pr272" style:parent-style-name="Default-subtitle">
      <style:graphic-properties draw:auto-grow-height="true" draw:fill-color="#ffffff" fo:min-height="13.234cm" fo:wrap-option="wrap"/>
    </style:style>
    <style:style style:family="presentation" style:list-style-name="L415" style:name="pr273" style:parent-style-name="Default-outline1">
      <style:graphic-properties draw:auto-grow-height="true" draw:fill-color="#ffffff" fo:min-height="13.234cm" fo:wrap-option="wrap"/>
    </style:style>
    <style:style style:family="presentation" style:list-style-name="L417" style:name="pr274" style:parent-style-name="Default-subtitle">
      <style:graphic-properties draw:auto-grow-height="true" draw:fill-color="#ffffff" fo:min-height="13.234cm" fo:wrap-option="wrap"/>
    </style:style>
    <style:style style:family="presentation" style:list-style-name="L415" style:name="pr275" style:parent-style-name="Default-outline1">
      <style:graphic-properties draw:auto-grow-height="true" draw:fill-color="#ffffff" fo:min-height="13.234cm" fo:wrap-option="wrap"/>
    </style:style>
    <style:style style:family="presentation" style:list-style-name="L417" style:name="pr276" style:parent-style-name="Default-subtitle">
      <style:graphic-properties draw:auto-grow-height="true" draw:fill-color="#ffffff" fo:min-height="13.234cm" fo:wrap-option="wrap"/>
    </style:style>
    <style:style style:family="presentation" style:list-style-name="L415" style:name="pr277" style:parent-style-name="Default-outline1">
      <style:graphic-properties draw:auto-grow-height="true" draw:fill-color="#ffffff" fo:min-height="13.234cm" fo:wrap-option="wrap"/>
    </style:style>
    <style:style style:family="presentation" style:list-style-name="L417" style:name="pr278" style:parent-style-name="Default-subtitle">
      <style:graphic-properties draw:auto-grow-height="true" draw:fill-color="#ffffff" fo:min-height="13.234cm" fo:wrap-option="wrap"/>
    </style:style>
    <style:style style:family="presentation" style:list-style-name="L415" style:name="pr279" style:parent-style-name="Default-outline1">
      <style:graphic-properties draw:auto-grow-height="true" draw:fill-color="#ffffff" fo:min-height="13.234cm" fo:wrap-option="wrap"/>
    </style:style>
    <style:style style:family="presentation" style:list-style-name="L417" style:name="pr280" style:parent-style-name="Default-subtitle">
      <style:graphic-properties draw:auto-grow-height="true" draw:fill-color="#ffffff" fo:min-height="13.234cm" fo:wrap-option="wrap"/>
    </style:style>
    <style:style style:family="presentation" style:list-style-name="L415" style:name="pr281" style:parent-style-name="Default-outline1">
      <style:graphic-properties draw:auto-grow-height="true" draw:fill-color="#ffffff" fo:min-height="13.234cm" fo:wrap-option="wrap"/>
    </style:style>
    <style:style style:family="presentation" style:list-style-name="L417" style:name="pr282" style:parent-style-name="Default-subtitle">
      <style:graphic-properties draw:auto-grow-height="true" draw:fill-color="#ffffff" fo:min-height="13.234cm" fo:wrap-option="wrap"/>
    </style:style>
    <style:style style:family="presentation" style:list-style-name="L415" style:name="pr283" style:parent-style-name="Default-outline1">
      <style:graphic-properties draw:auto-grow-height="true" draw:fill-color="#ffffff" fo:min-height="13.234cm" fo:wrap-option="wrap"/>
    </style:style>
    <style:style style:family="presentation" style:list-style-name="L417" style:name="pr284" style:parent-style-name="Default-subtitle">
      <style:graphic-properties draw:auto-grow-height="true" draw:fill-color="#ffffff" fo:min-height="13.234cm" fo:wrap-option="wrap"/>
    </style:style>
    <style:style style:family="presentation" style:list-style-name="L415" style:name="pr285" style:parent-style-name="Default-outline1">
      <style:graphic-properties draw:auto-grow-height="true" draw:fill-color="#ffffff" fo:min-height="13.234cm" fo:wrap-option="wrap"/>
    </style:style>
    <style:style style:family="presentation" style:list-style-name="L417" style:name="pr286" style:parent-style-name="Default-subtitle">
      <style:graphic-properties draw:auto-grow-height="true" draw:fill-color="#ffffff" fo:min-height="13.234cm" fo:wrap-option="wrap"/>
    </style:style>
    <style:style style:family="presentation" style:list-style-name="L415" style:name="pr287" style:parent-style-name="Default-outline1">
      <style:graphic-properties draw:auto-grow-height="true" draw:fill-color="#ffffff" fo:min-height="13.234cm" fo:wrap-option="wrap"/>
    </style:style>
    <style:style style:family="presentation" style:list-style-name="L417" style:name="pr288" style:parent-style-name="Default-subtitle">
      <style:graphic-properties draw:auto-grow-height="true" draw:fill-color="#ffffff" fo:min-height="13.234cm" fo:wrap-option="wrap"/>
    </style:style>
    <style:style style:family="presentation" style:list-style-name="L415" style:name="pr289" style:parent-style-name="Default-outline1">
      <style:graphic-properties draw:auto-grow-height="true" draw:fill-color="#ffffff" fo:min-height="13.234cm" fo:wrap-option="wrap"/>
    </style:style>
    <style:style style:family="presentation" style:list-style-name="L417" style:name="pr290" style:parent-style-name="Default-subtitle">
      <style:graphic-properties draw:auto-grow-height="true" draw:fill-color="#ffffff" fo:min-height="13.234cm" fo:wrap-option="wrap"/>
    </style:style>
    <style:style style:family="presentation" style:list-style-name="L415" style:name="pr291" style:parent-style-name="Default-outline1">
      <style:graphic-properties draw:auto-grow-height="true" draw:fill-color="#ffffff" fo:min-height="13.234cm" fo:wrap-option="wrap"/>
    </style:style>
    <style:style style:family="presentation" style:list-style-name="L417" style:name="pr292" style:parent-style-name="Default-subtitle">
      <style:graphic-properties draw:auto-grow-height="true" draw:fill-color="#ffffff" fo:min-height="13.234cm" fo:wrap-option="wrap"/>
    </style:style>
    <style:style style:family="presentation" style:list-style-name="L415" style:name="pr293" style:parent-style-name="Default-outline1">
      <style:graphic-properties draw:auto-grow-height="true" draw:fill-color="#ffffff" fo:min-height="13.234cm" fo:wrap-option="wrap"/>
    </style:style>
    <style:style style:family="presentation" style:list-style-name="L417" style:name="pr294" style:parent-style-name="Default-subtitle">
      <style:graphic-properties draw:auto-grow-height="true" draw:fill-color="#ffffff" fo:min-height="13.234cm" fo:wrap-option="wrap"/>
    </style:style>
    <style:style style:family="presentation" style:list-style-name="L415" style:name="pr295" style:parent-style-name="Default-outline1">
      <style:graphic-properties draw:auto-grow-height="true" draw:fill-color="#ffffff" fo:min-height="13.234cm" fo:wrap-option="wrap"/>
    </style:style>
    <style:style style:family="presentation" style:list-style-name="L417" style:name="pr296" style:parent-style-name="Default-subtitle">
      <style:graphic-properties draw:auto-grow-height="true" draw:fill-color="#ffffff" fo:min-height="13.234cm" fo:wrap-option="wrap"/>
    </style:style>
    <style:style style:family="presentation" style:list-style-name="L415" style:name="pr297" style:parent-style-name="Default-outline1">
      <style:graphic-properties draw:auto-grow-height="true" draw:fill-color="#ffffff" fo:min-height="13.234cm" fo:wrap-option="wrap"/>
    </style:style>
    <style:style style:family="presentation" style:list-style-name="L417" style:name="pr298" style:parent-style-name="Default-subtitle">
      <style:graphic-properties draw:auto-grow-height="true" draw:fill-color="#ffffff" fo:min-height="13.234cm" fo:wrap-option="wrap"/>
    </style:style>
    <style:style style:family="presentation" style:list-style-name="L415" style:name="pr299" style:parent-style-name="Default-outline1">
      <style:graphic-properties draw:auto-grow-height="true" draw:fill-color="#ffffff" fo:min-height="13.234cm" fo:wrap-option="wrap"/>
    </style:style>
    <style:style style:family="presentation" style:list-style-name="L417" style:name="pr300" style:parent-style-name="Default-subtitle">
      <style:graphic-properties draw:auto-grow-height="true" draw:fill-color="#ffffff" fo:min-height="13.234cm" fo:wrap-option="wrap"/>
    </style:style>
    <style:style style:family="presentation" style:list-style-name="L415" style:name="pr301" style:parent-style-name="Default-outline1">
      <style:graphic-properties draw:auto-grow-height="true" draw:fill-color="#ffffff" fo:min-height="13.234cm" fo:wrap-option="wrap"/>
    </style:style>
    <style:style style:family="presentation" style:list-style-name="L417" style:name="pr302" style:parent-style-name="Default-subtitle">
      <style:graphic-properties draw:auto-grow-height="true" draw:fill-color="#ffffff" fo:min-height="13.234cm" fo:wrap-option="wrap"/>
    </style:style>
    <style:style style:family="presentation" style:list-style-name="L415" style:name="pr303" style:parent-style-name="Default-outline1">
      <style:graphic-properties draw:auto-grow-height="true" draw:fill-color="#ffffff" fo:min-height="13.234cm" fo:wrap-option="wrap"/>
    </style:style>
    <style:style style:family="presentation" style:list-style-name="L417" style:name="pr304" style:parent-style-name="Default-subtitle">
      <style:graphic-properties draw:auto-grow-height="true" draw:fill-color="#ffffff" fo:min-height="13.234cm" fo:wrap-option="wrap"/>
    </style:style>
    <style:style style:family="presentation" style:list-style-name="L415" style:name="pr305" style:parent-style-name="Default-outline1">
      <style:graphic-properties draw:auto-grow-height="true" draw:fill-color="#ffffff" fo:min-height="13.234cm" fo:wrap-option="wrap"/>
    </style:style>
    <style:style style:family="presentation" style:list-style-name="L417" style:name="pr306" style:parent-style-name="Default-subtitle">
      <style:graphic-properties draw:auto-grow-height="true" draw:fill-color="#ffffff" fo:min-height="13.234cm" fo:wrap-option="wrap"/>
    </style:style>
    <style:style style:family="presentation" style:list-style-name="L415" style:name="pr307" style:parent-style-name="Default-outline1">
      <style:graphic-properties draw:auto-grow-height="true" draw:fill-color="#ffffff" fo:min-height="13.234cm" fo:wrap-option="wrap"/>
    </style:style>
    <style:style style:family="presentation" style:list-style-name="L417" style:name="pr308" style:parent-style-name="Default-subtitle">
      <style:graphic-properties draw:auto-grow-height="true" draw:fill-color="#ffffff" fo:min-height="13.234cm" fo:wrap-option="wrap"/>
    </style:style>
    <style:style style:family="presentation" style:list-style-name="L415" style:name="pr309" style:parent-style-name="Default-outline1">
      <style:graphic-properties draw:auto-grow-height="true" draw:fill-color="#ffffff" fo:min-height="13.234cm" fo:wrap-option="wrap"/>
    </style:style>
    <style:style style:family="presentation" style:list-style-name="L417" style:name="pr310" style:parent-style-name="Default-subtitle">
      <style:graphic-properties draw:auto-grow-height="true" draw:fill-color="#ffffff" fo:min-height="13.234cm" fo:wrap-option="wrap"/>
    </style:style>
    <style:style style:family="presentation" style:list-style-name="L415" style:name="pr311" style:parent-style-name="Default-outline1">
      <style:graphic-properties draw:auto-grow-height="true" draw:fill-color="#ffffff" fo:min-height="13.234cm" fo:wrap-option="wrap"/>
    </style:style>
    <style:style style:family="presentation" style:list-style-name="L417" style:name="pr312" style:parent-style-name="Default-subtitle">
      <style:graphic-properties draw:auto-grow-height="true" draw:fill-color="#ffffff" fo:min-height="13.234cm" fo:wrap-option="wrap"/>
    </style:style>
    <style:style style:family="presentation" style:list-style-name="L415" style:name="pr313" style:parent-style-name="Default-outline1">
      <style:graphic-properties draw:auto-grow-height="true" draw:fill-color="#ffffff" fo:min-height="13.234cm" fo:wrap-option="wrap"/>
    </style:style>
    <style:style style:family="presentation" style:list-style-name="L417" style:name="pr314" style:parent-style-name="Default-subtitle">
      <style:graphic-properties draw:auto-grow-height="true" draw:fill-color="#ffffff" fo:min-height="13.234cm" fo:wrap-option="wrap"/>
    </style:style>
    <style:style style:family="presentation" style:list-style-name="L415" style:name="pr315" style:parent-style-name="Default-outline1">
      <style:graphic-properties draw:auto-grow-height="true" draw:fill-color="#ffffff" fo:min-height="13.234cm" fo:wrap-option="wrap"/>
    </style:style>
    <style:style style:family="presentation" style:list-style-name="L417" style:name="pr316" style:parent-style-name="Default-subtitle">
      <style:graphic-properties draw:auto-grow-height="true" draw:fill-color="#ffffff" fo:min-height="13.234cm" fo:wrap-option="wrap"/>
    </style:style>
    <style:style style:family="presentation" style:list-style-name="L415" style:name="pr317" style:parent-style-name="Default-outline1">
      <style:graphic-properties draw:auto-grow-height="true" draw:fill-color="#ffffff" fo:min-height="13.234cm" fo:wrap-option="wrap"/>
    </style:style>
    <style:style style:family="presentation" style:list-style-name="L417" style:name="pr318" style:parent-style-name="Default-subtitle">
      <style:graphic-properties draw:auto-grow-height="true" draw:fill-color="#ffffff" fo:min-height="13.234cm" fo:wrap-option="wrap"/>
    </style:style>
    <style:style style:family="presentation" style:list-style-name="L415" style:name="pr319" style:parent-style-name="Default-outline1">
      <style:graphic-properties draw:auto-grow-height="true" draw:fill-color="#ffffff" fo:min-height="13.234cm" fo:wrap-option="wrap"/>
    </style:style>
    <style:style style:family="presentation" style:list-style-name="L417" style:name="pr320" style:parent-style-name="Default-subtitle">
      <style:graphic-properties draw:auto-grow-height="true" draw:fill-color="#ffffff" fo:min-height="13.234cm" fo:wrap-option="wrap"/>
    </style:style>
    <style:style style:family="presentation" style:list-style-name="L415" style:name="pr321" style:parent-style-name="Default-outline1">
      <style:graphic-properties draw:auto-grow-height="true" draw:fill-color="#ffffff" fo:min-height="13.234cm" fo:wrap-option="wrap"/>
    </style:style>
    <style:style style:family="presentation" style:list-style-name="L417" style:name="pr322" style:parent-style-name="Default-subtitle">
      <style:graphic-properties draw:auto-grow-height="true" draw:fill-color="#ffffff" fo:min-height="13.234cm" fo:wrap-option="wrap"/>
    </style:style>
    <style:style style:family="presentation" style:list-style-name="L415" style:name="pr323" style:parent-style-name="Default-outline1">
      <style:graphic-properties draw:auto-grow-height="true" draw:fill-color="#ffffff" fo:min-height="13.234cm" fo:wrap-option="wrap"/>
    </style:style>
    <style:style style:family="presentation" style:list-style-name="L417" style:name="pr324" style:parent-style-name="Default-subtitle">
      <style:graphic-properties draw:auto-grow-height="true" draw:fill-color="#ffffff" fo:min-height="13.234cm" fo:wrap-option="wrap"/>
    </style:style>
    <style:style style:family="presentation" style:list-style-name="L415" style:name="pr325" style:parent-style-name="Default-outline1">
      <style:graphic-properties draw:auto-grow-height="true" draw:fill-color="#ffffff" fo:min-height="13.234cm" fo:wrap-option="wrap"/>
    </style:style>
    <style:style style:family="presentation" style:list-style-name="L417" style:name="pr326" style:parent-style-name="Default-subtitle">
      <style:graphic-properties draw:auto-grow-height="true" draw:fill-color="#ffffff" fo:min-height="13.234cm" fo:wrap-option="wrap"/>
    </style:style>
    <style:style style:family="presentation" style:list-style-name="L415" style:name="pr327" style:parent-style-name="Default-outline1">
      <style:graphic-properties draw:auto-grow-height="true" draw:fill-color="#ffffff" fo:min-height="13.234cm" fo:wrap-option="wrap"/>
    </style:style>
    <style:style style:family="presentation" style:list-style-name="L417" style:name="pr328" style:parent-style-name="Default-subtitle">
      <style:graphic-properties draw:auto-grow-height="true" draw:fill-color="#ffffff" fo:min-height="13.234cm" fo:wrap-option="wrap"/>
    </style:style>
    <style:style style:family="presentation" style:list-style-name="L415" style:name="pr329" style:parent-style-name="Default-outline1">
      <style:graphic-properties draw:auto-grow-height="true" draw:fill-color="#ffffff" fo:min-height="13.234cm" fo:wrap-option="wrap"/>
    </style:style>
    <style:style style:family="presentation" style:list-style-name="L417" style:name="pr330" style:parent-style-name="Default-subtitle">
      <style:graphic-properties draw:auto-grow-height="true" draw:fill-color="#ffffff" fo:min-height="13.234cm" fo:wrap-option="wrap"/>
    </style:style>
    <style:style style:family="presentation" style:list-style-name="L415" style:name="pr331" style:parent-style-name="Default-outline1">
      <style:graphic-properties draw:auto-grow-height="true" draw:fill-color="#ffffff" fo:min-height="13.234cm" fo:wrap-option="wrap"/>
    </style:style>
    <style:style style:family="presentation" style:list-style-name="L417" style:name="pr332" style:parent-style-name="Default-subtitle">
      <style:graphic-properties draw:auto-grow-height="true" draw:fill-color="#ffffff" fo:min-height="13.234cm" fo:wrap-option="wrap"/>
    </style:style>
    <style:style style:family="presentation" style:list-style-name="L415" style:name="pr333" style:parent-style-name="Default-outline1">
      <style:graphic-properties draw:auto-grow-height="true" draw:fill-color="#ffffff" fo:min-height="13.234cm" fo:wrap-option="wrap"/>
    </style:style>
    <style:style style:family="presentation" style:list-style-name="L417" style:name="pr334" style:parent-style-name="Default-subtitle">
      <style:graphic-properties draw:auto-grow-height="true" draw:fill-color="#ffffff" fo:min-height="13.234cm" fo:wrap-option="wrap"/>
    </style:style>
    <style:style style:family="presentation" style:list-style-name="L415" style:name="pr335" style:parent-style-name="Default-outline1">
      <style:graphic-properties draw:auto-grow-height="true" draw:fill-color="#ffffff" fo:min-height="13.234cm" fo:wrap-option="wrap"/>
    </style:style>
    <style:style style:family="presentation" style:list-style-name="L417" style:name="pr336" style:parent-style-name="Default-subtitle">
      <style:graphic-properties draw:auto-grow-height="true" draw:fill-color="#ffffff" fo:min-height="13.234cm" fo:wrap-option="wrap"/>
    </style:style>
    <style:style style:family="presentation" style:list-style-name="L415" style:name="pr337" style:parent-style-name="Default-outline1">
      <style:graphic-properties draw:auto-grow-height="true" draw:fill-color="#ffffff" fo:min-height="13.234cm" fo:wrap-option="wrap"/>
    </style:style>
    <style:style style:family="presentation" style:list-style-name="L417" style:name="pr338" style:parent-style-name="Default-subtitle">
      <style:graphic-properties draw:auto-grow-height="true" draw:fill-color="#ffffff" fo:min-height="13.234cm" fo:wrap-option="wrap"/>
    </style:style>
    <style:style style:family="presentation" style:list-style-name="L415" style:name="pr339" style:parent-style-name="Default-outline1">
      <style:graphic-properties draw:auto-grow-height="true" draw:fill-color="#ffffff" fo:min-height="13.234cm" fo:wrap-option="wrap"/>
    </style:style>
    <style:style style:family="presentation" style:list-style-name="L417" style:name="pr340" style:parent-style-name="Default-subtitle">
      <style:graphic-properties draw:auto-grow-height="true" draw:fill-color="#ffffff" fo:min-height="13.234cm" fo:wrap-option="wrap"/>
    </style:style>
    <style:style style:family="presentation" style:list-style-name="L415" style:name="pr341" style:parent-style-name="Default-outline1">
      <style:graphic-properties draw:auto-grow-height="true" draw:fill-color="#ffffff" fo:min-height="13.234cm" fo:wrap-option="wrap"/>
    </style:style>
    <style:style style:family="presentation" style:list-style-name="L417" style:name="pr342" style:parent-style-name="Default-subtitle">
      <style:graphic-properties draw:auto-grow-height="true" draw:fill-color="#ffffff" fo:min-height="13.234cm" fo:wrap-option="wrap"/>
    </style:style>
    <style:style style:family="presentation" style:list-style-name="L415" style:name="pr343" style:parent-style-name="Default-outline1">
      <style:graphic-properties draw:auto-grow-height="true" draw:fill-color="#ffffff" fo:min-height="13.234cm" fo:wrap-option="wrap"/>
    </style:style>
    <style:style style:family="presentation" style:list-style-name="L417" style:name="pr344" style:parent-style-name="Default-subtitle">
      <style:graphic-properties draw:auto-grow-height="true" draw:fill-color="#ffffff" fo:min-height="13.234cm" fo:wrap-option="wrap"/>
    </style:style>
    <style:style style:family="presentation" style:list-style-name="L415" style:name="pr345" style:parent-style-name="Default-outline1">
      <style:graphic-properties draw:auto-grow-height="true" draw:fill-color="#ffffff" fo:min-height="13.234cm" fo:wrap-option="wrap"/>
    </style:style>
    <style:style style:family="presentation" style:list-style-name="L417" style:name="pr346" style:parent-style-name="Default-subtitle">
      <style:graphic-properties draw:auto-grow-height="true" draw:fill-color="#ffffff" fo:min-height="13.234cm" fo:wrap-option="wrap"/>
    </style:style>
    <style:style style:family="presentation" style:list-style-name="L415" style:name="pr347" style:parent-style-name="Default-outline1">
      <style:graphic-properties draw:auto-grow-height="true" draw:fill-color="#ffffff" fo:min-height="13.234cm" fo:wrap-option="wrap"/>
    </style:style>
    <style:style style:family="presentation" style:list-style-name="L417" style:name="pr348" style:parent-style-name="Default-subtitle">
      <style:graphic-properties draw:auto-grow-height="true" draw:fill-color="#ffffff" fo:min-height="13.234cm" fo:wrap-option="wrap"/>
    </style:style>
    <style:style style:family="presentation" style:list-style-name="L415" style:name="pr349" style:parent-style-name="Default-outline1">
      <style:graphic-properties draw:auto-grow-height="true" draw:fill-color="#ffffff" fo:min-height="13.234cm" fo:wrap-option="wrap"/>
    </style:style>
    <style:style style:family="presentation" style:list-style-name="L417" style:name="pr350" style:parent-style-name="Default-subtitle">
      <style:graphic-properties draw:auto-grow-height="true" draw:fill-color="#ffffff" fo:min-height="13.234cm" fo:wrap-option="wrap"/>
    </style:style>
    <style:style style:family="presentation" style:list-style-name="L415" style:name="pr351" style:parent-style-name="Default-outline1">
      <style:graphic-properties draw:auto-grow-height="true" draw:fill-color="#ffffff" fo:min-height="13.234cm" fo:wrap-option="wrap"/>
    </style:style>
    <style:style style:family="presentation" style:list-style-name="L417" style:name="pr352" style:parent-style-name="Default-subtitle">
      <style:graphic-properties draw:auto-grow-height="true" draw:fill-color="#ffffff" fo:min-height="13.234cm" fo:wrap-option="wrap"/>
    </style:style>
    <style:style style:family="presentation" style:list-style-name="L415" style:name="pr353" style:parent-style-name="Default-outline1">
      <style:graphic-properties draw:auto-grow-height="true" draw:fill-color="#ffffff" fo:min-height="13.234cm" fo:wrap-option="wrap"/>
    </style:style>
    <style:style style:family="presentation" style:list-style-name="L417" style:name="pr354" style:parent-style-name="Default-subtitle">
      <style:graphic-properties draw:auto-grow-height="true" draw:fill-color="#ffffff" fo:min-height="13.234cm" fo:wrap-option="wrap"/>
    </style:style>
    <style:style style:family="presentation" style:list-style-name="L415" style:name="pr355" style:parent-style-name="Default-outline1">
      <style:graphic-properties draw:auto-grow-height="true" draw:fill-color="#ffffff" fo:min-height="13.234cm" fo:wrap-option="wrap"/>
    </style:style>
    <style:style style:family="presentation" style:list-style-name="L417" style:name="pr356" style:parent-style-name="Default-subtitle">
      <style:graphic-properties draw:auto-grow-height="true" draw:fill-color="#ffffff" fo:min-height="13.234cm" fo:wrap-option="wrap"/>
    </style:style>
    <style:style style:family="presentation" style:list-style-name="L415" style:name="pr357" style:parent-style-name="Default-outline1">
      <style:graphic-properties draw:auto-grow-height="true" draw:fill-color="#ffffff" fo:min-height="13.234cm" fo:wrap-option="wrap"/>
    </style:style>
    <style:style style:family="presentation" style:list-style-name="L417" style:name="pr358" style:parent-style-name="Default-subtitle">
      <style:graphic-properties draw:auto-grow-height="true" draw:fill-color="#ffffff" fo:min-height="13.234cm" fo:wrap-option="wrap"/>
    </style:style>
    <style:style style:family="presentation" style:list-style-name="L415" style:name="pr359" style:parent-style-name="Default-outline1">
      <style:graphic-properties draw:auto-grow-height="true" draw:fill-color="#ffffff" fo:min-height="13.234cm" fo:wrap-option="wrap"/>
    </style:style>
    <style:style style:family="presentation" style:list-style-name="L417" style:name="pr360" style:parent-style-name="Default-subtitle">
      <style:graphic-properties draw:auto-grow-height="true" draw:fill-color="#ffffff" fo:min-height="13.234cm" fo:wrap-option="wrap"/>
    </style:style>
    <style:style style:family="presentation" style:list-style-name="L415" style:name="pr361" style:parent-style-name="Default-outline1">
      <style:graphic-properties draw:auto-grow-height="true" draw:fill-color="#ffffff" fo:min-height="13.234cm" fo:wrap-option="wrap"/>
    </style:style>
    <style:style style:family="presentation" style:list-style-name="L417" style:name="pr362" style:parent-style-name="Default-subtitle">
      <style:graphic-properties draw:auto-grow-height="true" draw:fill-color="#ffffff" fo:min-height="13.234cm" fo:wrap-option="wrap"/>
    </style:style>
    <style:style style:family="presentation" style:list-style-name="L415" style:name="pr363" style:parent-style-name="Default-outline1">
      <style:graphic-properties draw:auto-grow-height="true" draw:fill-color="#ffffff" fo:min-height="13.234cm" fo:wrap-option="wrap"/>
    </style:style>
    <style:style style:family="presentation" style:list-style-name="L417" style:name="pr364" style:parent-style-name="Default-subtitle">
      <style:graphic-properties draw:auto-grow-height="true" draw:fill-color="#ffffff" fo:min-height="13.234cm" fo:wrap-option="wrap"/>
    </style:style>
    <style:style style:family="presentation" style:list-style-name="L415" style:name="pr365" style:parent-style-name="Default-outline1">
      <style:graphic-properties draw:auto-grow-height="true" draw:fill-color="#ffffff" fo:min-height="13.234cm" fo:wrap-option="wrap"/>
    </style:style>
    <style:style style:family="presentation" style:list-style-name="L417" style:name="pr366" style:parent-style-name="Default-subtitle">
      <style:graphic-properties draw:auto-grow-height="true" draw:fill-color="#ffffff" fo:min-height="13.234cm" fo:wrap-option="wrap"/>
    </style:style>
    <style:style style:family="presentation" style:list-style-name="L415" style:name="pr367" style:parent-style-name="Default-outline1">
      <style:graphic-properties draw:auto-grow-height="true" draw:fill-color="#ffffff" fo:min-height="13.234cm" fo:wrap-option="wrap"/>
    </style:style>
    <style:style style:family="presentation" style:list-style-name="L417" style:name="pr368" style:parent-style-name="Default-subtitle">
      <style:graphic-properties draw:auto-grow-height="true" draw:fill-color="#ffffff" fo:min-height="13.234cm" fo:wrap-option="wrap"/>
    </style:style>
    <style:style style:family="presentation" style:list-style-name="L415" style:name="pr369" style:parent-style-name="Default-outline1">
      <style:graphic-properties draw:auto-grow-height="true" draw:fill-color="#ffffff" fo:min-height="13.234cm" fo:wrap-option="wrap"/>
    </style:style>
    <style:style style:family="presentation" style:list-style-name="L417" style:name="pr370" style:parent-style-name="Default-subtitle">
      <style:graphic-properties draw:auto-grow-height="true" draw:fill-color="#ffffff" fo:min-height="13.234cm" fo:wrap-option="wrap"/>
    </style:style>
    <style:style style:family="presentation" style:list-style-name="L415" style:name="pr371" style:parent-style-name="Default-outline1">
      <style:graphic-properties draw:auto-grow-height="true" draw:fill-color="#ffffff" fo:min-height="13.234cm" fo:wrap-option="wrap"/>
    </style:style>
    <style:style style:family="presentation" style:list-style-name="L417" style:name="pr372" style:parent-style-name="Default-subtitle">
      <style:graphic-properties draw:auto-grow-height="true" draw:fill-color="#ffffff" fo:min-height="13.234cm" fo:wrap-option="wrap"/>
    </style:style>
    <style:style style:family="presentation" style:list-style-name="L415" style:name="pr373" style:parent-style-name="Default-outline1">
      <style:graphic-properties draw:auto-grow-height="true" draw:fill-color="#ffffff" fo:min-height="13.234cm" fo:wrap-option="wrap"/>
    </style:style>
    <style:style style:family="presentation" style:list-style-name="L417" style:name="pr374" style:parent-style-name="Default-subtitle">
      <style:graphic-properties draw:auto-grow-height="true" draw:fill-color="#ffffff" fo:min-height="13.234cm" fo:wrap-option="wrap"/>
    </style:style>
    <style:style style:family="presentation" style:list-style-name="L415" style:name="pr375" style:parent-style-name="Default-outline1">
      <style:graphic-properties draw:auto-grow-height="true" draw:fill-color="#ffffff" fo:min-height="13.234cm" fo:wrap-option="wrap"/>
    </style:style>
    <style:style style:family="presentation" style:list-style-name="L417" style:name="pr376" style:parent-style-name="Default-subtitle">
      <style:graphic-properties draw:auto-grow-height="true" draw:fill-color="#ffffff" fo:min-height="13.234cm" fo:wrap-option="wrap"/>
    </style:style>
    <style:style style:family="presentation" style:list-style-name="L415" style:name="pr377" style:parent-style-name="Default-outline1">
      <style:graphic-properties draw:auto-grow-height="true" draw:fill-color="#ffffff" fo:min-height="13.234cm" fo:wrap-option="wrap"/>
    </style:style>
    <style:style style:family="presentation" style:list-style-name="L417" style:name="pr378" style:parent-style-name="Default-subtitle">
      <style:graphic-properties draw:auto-grow-height="true" draw:fill-color="#ffffff" fo:min-height="13.234cm" fo:wrap-option="wrap"/>
    </style:style>
    <style:style style:family="presentation" style:list-style-name="L415" style:name="pr379" style:parent-style-name="Default-outline1">
      <style:graphic-properties draw:auto-grow-height="true" draw:fill-color="#ffffff" fo:min-height="13.234cm" fo:wrap-option="wrap"/>
    </style:style>
    <style:style style:family="presentation" style:list-style-name="L417" style:name="pr380" style:parent-style-name="Default-subtitle">
      <style:graphic-properties draw:auto-grow-height="true" draw:fill-color="#ffffff" fo:min-height="13.234cm" fo:wrap-option="wrap"/>
    </style:style>
    <style:style style:family="presentation" style:list-style-name="L415" style:name="pr381" style:parent-style-name="Default-outline1">
      <style:graphic-properties draw:auto-grow-height="true" draw:fill-color="#ffffff" fo:min-height="13.234cm" fo:wrap-option="wrap"/>
    </style:style>
    <style:style style:family="presentation" style:list-style-name="L417" style:name="pr382" style:parent-style-name="Default-subtitle">
      <style:graphic-properties draw:auto-grow-height="true" draw:fill-color="#ffffff" fo:min-height="13.234cm" fo:wrap-option="wrap"/>
    </style:style>
    <style:style style:family="presentation" style:list-style-name="L415" style:name="pr383" style:parent-style-name="Default-outline1">
      <style:graphic-properties draw:auto-grow-height="true" draw:fill-color="#ffffff" fo:min-height="13.234cm" fo:wrap-option="wrap"/>
    </style:style>
    <style:style style:family="presentation" style:list-style-name="L417" style:name="pr384" style:parent-style-name="Default-subtitle">
      <style:graphic-properties draw:auto-grow-height="true" draw:fill-color="#ffffff" fo:min-height="13.234cm" fo:wrap-option="wrap"/>
    </style:style>
    <style:style style:family="presentation" style:list-style-name="L415" style:name="pr385" style:parent-style-name="Default-outline1">
      <style:graphic-properties draw:auto-grow-height="true" draw:fill-color="#ffffff" fo:min-height="13.234cm" fo:wrap-option="wrap"/>
    </style:style>
    <style:style style:family="presentation" style:list-style-name="L417" style:name="pr386" style:parent-style-name="Default-subtitle">
      <style:graphic-properties draw:auto-grow-height="true" draw:fill-color="#ffffff" fo:min-height="13.234cm" fo:wrap-option="wrap"/>
    </style:style>
    <style:style style:family="presentation" style:list-style-name="L415" style:name="pr387" style:parent-style-name="Default-outline1">
      <style:graphic-properties draw:auto-grow-height="true" draw:fill-color="#ffffff" fo:min-height="13.234cm" fo:wrap-option="wrap"/>
    </style:style>
    <style:style style:family="presentation" style:list-style-name="L417" style:name="pr388" style:parent-style-name="Default-subtitle">
      <style:graphic-properties draw:auto-grow-height="true" draw:fill-color="#ffffff" fo:min-height="13.234cm" fo:wrap-option="wrap"/>
    </style:style>
    <style:style style:family="presentation" style:list-style-name="L415" style:name="pr389" style:parent-style-name="Default-outline1">
      <style:graphic-properties draw:auto-grow-height="true" draw:fill-color="#ffffff" fo:min-height="13.234cm" fo:wrap-option="wrap"/>
    </style:style>
    <style:style style:family="presentation" style:list-style-name="L417" style:name="pr390" style:parent-style-name="Default-subtitle">
      <style:graphic-properties draw:auto-grow-height="true" draw:fill-color="#ffffff" fo:min-height="13.234cm" fo:wrap-option="wrap"/>
    </style:style>
    <style:style style:family="presentation" style:list-style-name="L415" style:name="pr391" style:parent-style-name="Default-outline1">
      <style:graphic-properties draw:auto-grow-height="true" draw:fill-color="#ffffff" fo:min-height="13.234cm" fo:wrap-option="wrap"/>
    </style:style>
    <style:style style:family="presentation" style:list-style-name="L417" style:name="pr392" style:parent-style-name="Default-subtitle">
      <style:graphic-properties draw:auto-grow-height="true" draw:fill-color="#ffffff" fo:min-height="13.234cm" fo:wrap-option="wrap"/>
    </style:style>
    <style:style style:family="presentation" style:list-style-name="L415" style:name="pr393" style:parent-style-name="Default-outline1">
      <style:graphic-properties draw:auto-grow-height="true" draw:fill-color="#ffffff" fo:min-height="13.234cm" fo:wrap-option="wrap"/>
    </style:style>
    <style:style style:family="presentation" style:list-style-name="L417" style:name="pr394" style:parent-style-name="Default-subtitle">
      <style:graphic-properties draw:auto-grow-height="true" draw:fill-color="#ffffff" fo:min-height="13.234cm" fo:wrap-option="wrap"/>
    </style:style>
    <style:style style:family="presentation" style:list-style-name="L415" style:name="pr395" style:parent-style-name="Default-outline1">
      <style:graphic-properties draw:auto-grow-height="true" draw:fill-color="#ffffff" fo:min-height="13.234cm" fo:wrap-option="wrap"/>
    </style:style>
    <style:style style:family="presentation" style:list-style-name="L417" style:name="pr396" style:parent-style-name="Default-subtitle">
      <style:graphic-properties draw:auto-grow-height="true" draw:fill-color="#ffffff" fo:min-height="13.234cm" fo:wrap-option="wrap"/>
    </style:style>
    <style:style style:family="presentation" style:list-style-name="L415" style:name="pr397" style:parent-style-name="Default-outline1">
      <style:graphic-properties draw:auto-grow-height="true" draw:fill-color="#ffffff" fo:min-height="13.234cm" fo:wrap-option="wrap"/>
    </style:style>
    <style:style style:family="presentation" style:list-style-name="L417" style:name="pr398" style:parent-style-name="Default-subtitle">
      <style:graphic-properties draw:auto-grow-height="true" draw:fill-color="#ffffff" fo:min-height="13.234cm" fo:wrap-option="wrap"/>
    </style:style>
    <style:style style:family="presentation" style:list-style-name="L415" style:name="pr399" style:parent-style-name="Default-outline1">
      <style:graphic-properties draw:auto-grow-height="true" draw:fill-color="#ffffff" fo:min-height="13.234cm" fo:wrap-option="wrap"/>
    </style:style>
    <style:style style:family="presentation" style:list-style-name="L417" style:name="pr400" style:parent-style-name="Default-subtitle">
      <style:graphic-properties draw:auto-grow-height="true" draw:fill-color="#ffffff" fo:min-height="13.234cm" fo:wrap-option="wrap"/>
    </style:style>
    <style:style style:family="presentation" style:list-style-name="L415" style:name="pr401" style:parent-style-name="Default-outline1">
      <style:graphic-properties draw:auto-grow-height="true" draw:fill-color="#ffffff" fo:min-height="13.234cm" fo:wrap-option="wrap"/>
    </style:style>
    <style:style style:family="presentation" style:list-style-name="L417" style:name="pr402" style:parent-style-name="Default-subtitle">
      <style:graphic-properties draw:auto-grow-height="true" draw:fill-color="#ffffff" fo:min-height="13.234cm" fo:wrap-option="wrap"/>
    </style:style>
    <style:style style:family="presentation" style:list-style-name="L415" style:name="pr403" style:parent-style-name="Default-outline1">
      <style:graphic-properties draw:auto-grow-height="true" draw:fill-color="#ffffff" fo:min-height="13.234cm" fo:wrap-option="wrap"/>
    </style:style>
    <style:style style:family="presentation" style:list-style-name="L417" style:name="pr404" style:parent-style-name="Default-subtitle">
      <style:graphic-properties draw:auto-grow-height="true" draw:fill-color="#ffffff" fo:min-height="13.234cm" fo:wrap-option="wrap"/>
    </style:style>
    <style:style style:family="presentation" style:list-style-name="L415" style:name="pr405" style:parent-style-name="Default-outline1">
      <style:graphic-properties draw:auto-grow-height="true" draw:fill-color="#ffffff" fo:min-height="13.234cm" fo:wrap-option="wrap"/>
    </style:style>
    <style:style style:family="presentation" style:list-style-name="L417" style:name="pr406" style:parent-style-name="Default-subtitle">
      <style:graphic-properties draw:auto-grow-height="true" draw:fill-color="#ffffff" fo:min-height="13.234cm" fo:wrap-option="wrap"/>
    </style:style>
    <style:style style:family="presentation" style:list-style-name="L415" style:name="pr407" style:parent-style-name="Default-outline1">
      <style:graphic-properties draw:auto-grow-height="true" draw:fill-color="#ffffff" fo:min-height="13.234cm" fo:wrap-option="wrap"/>
    </style:style>
    <style:style style:family="presentation" style:list-style-name="L417" style:name="pr408" style:parent-style-name="Default-subtitle">
      <style:graphic-properties draw:auto-grow-height="true" draw:fill-color="#ffffff" fo:min-height="13.234cm" fo:wrap-option="wrap"/>
    </style:style>
    <style:style style:family="presentation" style:list-style-name="L415" style:name="pr409" style:parent-style-name="Default-outline1">
      <style:graphic-properties draw:auto-grow-height="true" draw:fill-color="#ffffff" fo:min-height="13.234cm" fo:wrap-option="wrap"/>
    </style:style>
    <style:style style:family="presentation" style:list-style-name="L417" style:name="pr410" style:parent-style-name="Default-subtitle">
      <style:graphic-properties draw:auto-grow-height="true" draw:fill-color="#ffffff" fo:min-height="13.234cm" fo:wrap-option="wrap"/>
    </style:style>
    <style:style style:family="presentation" style:list-style-name="L415" style:name="pr411" style:parent-style-name="Default-outline1">
      <style:graphic-properties draw:auto-grow-height="true" draw:fill-color="#ffffff" fo:min-height="13.234cm" fo:wrap-option="wrap"/>
    </style:style>
    <style:style style:family="presentation" style:list-style-name="L417" style:name="pr412" style:parent-style-name="Default-subtitle">
      <style:graphic-properties draw:auto-grow-height="true" draw:fill-color="#ffffff" fo:min-height="13.234cm" fo:wrap-option="wrap"/>
    </style:style>
    <style:style style:family="presentation" style:list-style-name="L415" style:name="pr413" style:parent-style-name="Default-outline1">
      <style:graphic-properties draw:auto-grow-height="true" draw:fill-color="#ffffff" fo:min-height="13.234cm" fo:wrap-option="wrap"/>
    </style:style>
    <style:style style:family="presentation" style:list-style-name="L417" style:name="pr414" style:parent-style-name="Default-subtitle">
      <style:graphic-properties draw:auto-grow-height="true" draw:fill-color="#ffffff" fo:min-height="13.234cm" fo:wrap-option="wrap"/>
    </style:style>
    <style:style style:family="presentation" style:list-style-name="L415" style:name="pr415" style:parent-style-name="Default-outline1">
      <style:graphic-properties draw:auto-grow-height="true" draw:fill-color="#ffffff" fo:min-height="13.234cm" fo:wrap-option="wrap"/>
    </style:style>
    <style:style style:family="presentation" style:list-style-name="L417" style:name="pr416" style:parent-style-name="Default-subtitle">
      <style:graphic-properties draw:auto-grow-height="true" draw:fill-color="#ffffff" fo:min-height="13.234cm" fo:wrap-option="wrap"/>
    </style:style>
    <style:style style:family="presentation" style:list-style-name="L415" style:name="pr417" style:parent-style-name="Default-outline1">
      <style:graphic-properties draw:auto-grow-height="true" draw:fill-color="#ffffff" fo:min-height="13.234cm" fo:wrap-option="wrap"/>
    </style:style>
    <style:style style:family="presentation" style:list-style-name="L417" style:name="pr418" style:parent-style-name="Default-subtitle">
      <style:graphic-properties draw:auto-grow-height="true" draw:fill-color="#ffffff" fo:min-height="13.234cm" fo:wrap-option="wrap"/>
    </style:style>
    <style:style style:family="presentation" style:list-style-name="L415" style:name="pr419" style:parent-style-name="Default-outline1">
      <style:graphic-properties draw:auto-grow-height="true" draw:fill-color="#ffffff" fo:min-height="13.234cm" fo:wrap-option="wrap"/>
    </style:style>
    <style:style style:family="presentation" style:list-style-name="L417" style:name="pr420" style:parent-style-name="Default-subtitle">
      <style:graphic-properties draw:auto-grow-height="true" draw:fill-color="#ffffff" fo:min-height="13.234cm" fo:wrap-option="wrap"/>
    </style:style>
    <style:style style:family="presentation" style:list-style-name="L415" style:name="pr421" style:parent-style-name="Default-outline1">
      <style:graphic-properties draw:auto-grow-height="true" draw:fill-color="#ffffff" fo:min-height="13.234cm" fo:wrap-option="wrap"/>
    </style:style>
    <style:style style:family="presentation" style:list-style-name="L417" style:name="pr422" style:parent-style-name="Default-subtitle">
      <style:graphic-properties draw:auto-grow-height="true" draw:fill-color="#ffffff" fo:min-height="13.234cm" fo:wrap-option="wrap"/>
    </style:style>
    <style:style style:family="presentation" style:list-style-name="L415" style:name="pr423" style:parent-style-name="Default-outline1">
      <style:graphic-properties draw:auto-grow-height="true" draw:fill-color="#ffffff" fo:min-height="13.234cm" fo:wrap-option="wrap"/>
    </style:style>
    <style:style style:family="presentation" style:list-style-name="L417" style:name="pr424" style:parent-style-name="Default-subtitle">
      <style:graphic-properties draw:auto-grow-height="true" draw:fill-color="#ffffff" fo:min-height="13.234cm" fo:wrap-option="wrap"/>
    </style:style>
    <style:style style:family="presentation" style:list-style-name="L415" style:name="pr425" style:parent-style-name="Default-outline1">
      <style:graphic-properties draw:auto-grow-height="true" draw:fill-color="#ffffff" fo:min-height="13.234cm" fo:wrap-option="wrap"/>
    </style:style>
    <style:style style:family="presentation" style:list-style-name="L417" style:name="pr426" style:parent-style-name="Default-subtitle">
      <style:graphic-properties draw:auto-grow-height="true" draw:fill-color="#ffffff" fo:min-height="13.234cm" fo:wrap-option="wrap"/>
    </style:style>
    <style:style style:family="presentation" style:list-style-name="L415" style:name="pr427" style:parent-style-name="Default-outline1">
      <style:graphic-properties draw:auto-grow-height="true" draw:fill-color="#ffffff" fo:min-height="13.234cm" fo:wrap-option="wrap"/>
    </style:style>
    <style:style style:family="presentation" style:list-style-name="L417" style:name="pr428" style:parent-style-name="Default-subtitle">
      <style:graphic-properties draw:auto-grow-height="true" draw:fill-color="#ffffff" fo:min-height="13.234cm" fo:wrap-option="wrap"/>
    </style:style>
    <style:style style:family="presentation" style:list-style-name="L415" style:name="pr429" style:parent-style-name="Default-outline1">
      <style:graphic-properties draw:auto-grow-height="true" draw:fill-color="#ffffff" fo:min-height="13.234cm" fo:wrap-option="wrap"/>
    </style:style>
    <style:style style:family="presentation" style:list-style-name="L417" style:name="pr430" style:parent-style-name="Default-subtitle">
      <style:graphic-properties draw:auto-grow-height="true" draw:fill-color="#ffffff" fo:min-height="13.234cm" fo:wrap-option="wrap"/>
    </style:style>
    <style:style style:family="presentation" style:list-style-name="L415" style:name="pr431" style:parent-style-name="Default-outline1">
      <style:graphic-properties draw:auto-grow-height="true" draw:fill-color="#ffffff" fo:min-height="13.234cm" fo:wrap-option="wrap"/>
    </style:style>
    <style:style style:family="presentation" style:list-style-name="L417" style:name="pr432" style:parent-style-name="Default-subtitle">
      <style:graphic-properties draw:auto-grow-height="true" draw:fill-color="#ffffff" fo:min-height="13.234cm" fo:wrap-option="wrap"/>
    </style:style>
    <style:style style:family="presentation" style:list-style-name="L415" style:name="pr433" style:parent-style-name="Default-outline1">
      <style:graphic-properties draw:auto-grow-height="true" draw:fill-color="#ffffff" fo:min-height="13.234cm" fo:wrap-option="wrap"/>
    </style:style>
    <style:style style:family="presentation" style:list-style-name="L417" style:name="pr434" style:parent-style-name="Default-subtitle">
      <style:graphic-properties draw:auto-grow-height="true" draw:fill-color="#ffffff" fo:min-height="13.234cm" fo:wrap-option="wrap"/>
    </style:style>
    <style:style style:family="presentation" style:list-style-name="L415" style:name="pr435" style:parent-style-name="Default-outline1">
      <style:graphic-properties draw:auto-grow-height="true" draw:fill-color="#ffffff" fo:min-height="13.234cm" fo:wrap-option="wrap"/>
    </style:style>
    <style:style style:family="presentation" style:list-style-name="L417" style:name="pr436" style:parent-style-name="Default-subtitle">
      <style:graphic-properties draw:auto-grow-height="true" draw:fill-color="#ffffff" fo:min-height="13.234cm" fo:wrap-option="wrap"/>
    </style:style>
    <style:style style:family="presentation" style:list-style-name="L415" style:name="pr437" style:parent-style-name="Default-outline1">
      <style:graphic-properties draw:auto-grow-height="true" draw:fill-color="#ffffff" fo:min-height="13.234cm" fo:wrap-option="wrap"/>
    </style:style>
    <style:style style:family="presentation" style:list-style-name="L417" style:name="pr438" style:parent-style-name="Default-subtitle">
      <style:graphic-properties draw:auto-grow-height="true" draw:fill-color="#ffffff" fo:min-height="13.234cm" fo:wrap-option="wrap"/>
    </style:style>
    <style:style style:family="presentation" style:list-style-name="L415" style:name="pr439" style:parent-style-name="Default-outline1">
      <style:graphic-properties draw:auto-grow-height="true" draw:fill-color="#ffffff" fo:min-height="13.234cm" fo:wrap-option="wrap"/>
    </style:style>
    <style:style style:family="presentation" style:list-style-name="L417" style:name="pr440" style:parent-style-name="Default-subtitle">
      <style:graphic-properties draw:auto-grow-height="true" draw:fill-color="#ffffff" fo:min-height="13.234cm" fo:wrap-option="wrap"/>
    </style:style>
    <style:style style:family="presentation" style:list-style-name="L415" style:name="pr441" style:parent-style-name="Default-outline1">
      <style:graphic-properties draw:auto-grow-height="true" draw:fill-color="#ffffff" fo:min-height="13.234cm" fo:wrap-option="wrap"/>
    </style:style>
    <style:style style:family="presentation" style:list-style-name="L417" style:name="pr442" style:parent-style-name="Default-subtitle">
      <style:graphic-properties draw:auto-grow-height="true" draw:fill-color="#ffffff" fo:min-height="13.234cm" fo:wrap-option="wrap"/>
    </style:style>
    <style:style style:family="presentation" style:list-style-name="L415" style:name="pr443" style:parent-style-name="Default-outline1">
      <style:graphic-properties draw:auto-grow-height="true" draw:fill-color="#ffffff" fo:min-height="13.234cm" fo:wrap-option="wrap"/>
    </style:style>
    <style:style style:family="paragraph" style:name="P3">
      <style:paragraph-properties fo:margin-left="0cm" fo:margin-right="0cm" fo:text-indent="0cm"/>
    </style:style>
    <style:style style:family="paragraph" style:name="P5">
      <style:paragraph-properties fo:margin-left="0cm" fo:margin-right="0cm" fo:text-align="center" fo:text-indent="0cm" style:line-break="strict" style:punctuation-wrap="simple" style:writing-mode="lr-tb"/>
    </style:style>
    <style:style style:family="paragraph" style:name="P6">
      <style:paragraph-properties fo:line-height="150%" fo:margin-left="0cm" fo:margin-right="0cm" fo:text-align="start" fo:text-indent="0cm"/>
    </style:style>
    <style:style style:family="paragraph" style:name="P23">
      <style:paragraph-properties fo:line-height="150%" fo:margin-left="0cm" fo:margin-right="0cm" fo:text-align="start" fo:text-indent="0cm" style:line-break="strict" style:punctuation-wrap="simple" style:writing-mode="lr-tb"/>
      <style:text-properties fo:font-size="32pt"/>
    </style:style>
    <style:style style:family="paragraph" style:name="P26">
      <style:paragraph-properties fo:margin-left="0.6cm" fo:margin-right="0cm" fo:text-indent="-0.6cm" style:line-break="strict" style:punctuation-wrap="simple" style:writing-mode="lr-tb"/>
    </style:style>
    <style:style style:family="paragraph" style:name="P27">
      <style:paragraph-properties fo:margin-left="0cm" fo:margin-right="0cm" fo:text-indent="0cm" style:line-break="strict" style:punctuation-wrap="simple" style:writing-mode="lr-tb"/>
    </style:style>
    <style:style style:family="paragraph" style:name="P28">
      <style:paragraph-properties fo:line-height="150%" fo:margin-left="1.905cm" fo:margin-right="0cm" fo:text-align="start" fo:text-indent="2.667cm">
        <style:tab-stops/>
      </style:paragraph-properties>
    </style:style>
    <style:style style:family="paragraph" style:name="P31">
      <style:paragraph-properties fo:line-height="150%" fo:margin-left="1.905cm" fo:margin-right="0cm" fo:text-align="start" fo:text-indent="2.667cm" style:line-break="strict" style:punctuation-wrap="simple" style:writing-mode="lr-tb">
        <style:tab-stops/>
      </style:paragraph-properties>
      <style:text-properties fo:color="#0000ff" fo:font-size="26pt" style:font-size-asian="26pt" style:font-size-complex="26pt"/>
    </style:style>
    <style:style style:family="paragraph" style:name="P33">
      <style:paragraph-properties fo:margin-bottom="0.501cm" fo:margin-left="1.194cm" fo:margin-right="0cm" fo:margin-top="0.141cm" fo:text-align="justify" fo:text-indent="0.127cm"/>
    </style:style>
    <style:style style:family="paragraph" style:name="P36">
      <style:paragraph-properties fo:margin-bottom="0.501cm" fo:margin-left="1.194cm" fo:margin-right="0cm" fo:margin-top="0.141cm" fo:text-align="justify" fo:text-indent="0.127cm" style:line-break="strict" style:punctuation-wrap="simple" style:writing-mode="lr-tb"/>
      <style:text-properties fo:color="#ff0000" fo:font-family="'Lucida Sans Typewriter'" fo:font-size="26pt" style:font-family-asian="'Lucida Sans Typewriter'" style:font-family-complex="'Lucida Sans Typewriter'" style:font-family-generic="swiss" style:font-family-generic-asian="swiss" style:font-family-generic-complex="swiss" style:font-pitch="fixed" style:font-pitch-asian="fixed" style:font-pitch-complex="fixed" style:font-size-asian="26pt" style:font-size-complex="26pt" style:font-style-name="Oblique" style:font-style-name-asian="Oblique" style:font-style-name-complex="Oblique"/>
    </style:style>
    <style:style style:family="paragraph" style:name="P37">
      <style:paragraph-properties fo:line-height="150%" fo:margin-bottom="0.501cm" fo:margin-left="1.194cm" fo:margin-right="0.254cm" fo:margin-top="0.106cm" fo:text-align="center" fo:text-indent="0.254cm"/>
    </style:style>
    <style:style style:family="paragraph" style:name="P39">
      <style:paragraph-properties fo:line-height="150%" fo:margin-bottom="0.501cm" fo:margin-left="1.194cm" fo:margin-right="0.254cm" fo:margin-top="0.106cm" fo:text-align="center" fo:text-indent="0.254cm" style:line-break="strict" style:punctuation-wrap="simple" style:writing-mode="lr-tb"/>
      <style:text-properties fo:color="#ff6633" fo:font-family="'Trebuchet MS'" fo:font-size="24pt" style:font-family-generic="swiss" style:font-pitch="variable" style:font-size-asian="24pt" style:font-size-complex="24pt" style:font-style-name="Regular"/>
    </style:style>
    <style:style style:family="paragraph" style:name="P40">
      <style:paragraph-properties fo:margin-left="0cm" fo:margin-right="0cm" fo:text-align="center" fo:text-indent="0cm"/>
    </style:style>
    <style:style style:family="paragraph" style:name="P43">
      <style:paragraph-properties fo:line-height="150%" fo:margin-bottom="0.5cm" fo:margin-left="1.905cm" fo:margin-right="0cm" fo:margin-top="0cm" fo:text-align="start" fo:text-indent="2.667cm">
        <style:tab-stops/>
      </style:paragraph-properties>
    </style:style>
    <style:style style:family="text" style:name="T7">
      <style:text-properties fo:color="#000000" fo:country="US" fo:font-family="Verdana" fo:font-size="24pt" fo:font-style="normal" fo:font-weight="normal" fo:language="en" fo:letter-spacing="normal" fo:text-shadow="none" style:country-asian="none" style:country-complex="none" style:font-family-asian="Verdana" style:font-family-complex="Verdana" style:font-family-generic="swiss" style:font-family-generic-asian="swiss" style:font-family-generic-complex="swiss"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8">
      <style:text-properties fo:color="#ff3333" fo:country="US" fo:font-family="'Angsana New'" fo:font-size="24pt" fo:font-style="italic" fo:font-weight="normal" fo:language="en" fo:letter-spacing="normal" fo:text-shadow="none" style:country-asian="none" style:country-complex="none" style:font-family-asian="'Angsana New'" style:font-family-complex="'Angsana New'" style:font-family-generic="roman" style:font-family-generic-asian="roman" style:font-family-generic-complex="roman" style:font-pitch="variable" style:font-pitch-asian="variable" style:font-pitch-complex="variable" style:font-relief="none" style:font-size-asian="24pt" style:font-size-complex="24pt" style:font-style-asian="italic" style:font-style-complex="italic"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9">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10">
      <style:text-properties fo:color="#00b8ff" fo:country="US" fo:font-family="FZShuTi" fo:font-size="24pt" fo:font-style="normal" fo:font-weight="normal" fo:language="en" fo:letter-spacing="normal" fo:text-shadow="none" style:country-asian="none" style:country-complex="none" style:font-family-asian="FZShuTi" style:font-family-complex="FZShuTi"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solid" style:text-underline-type="double" style:text-underline-width="auto"/>
    </style:style>
    <style:style style:family="text" style:name="T11">
      <style:text-properties fo:color="#000000" fo:country="US" fo:font-family="Vrinda" fo:font-size="24pt" fo:font-style="italic" fo:font-weight="bold" fo:language="en" fo:letter-spacing="normal" fo:text-shadow="none" style:country-asian="none" style:country-complex="none" style:font-family-asian="Vrinda" style:font-family-complex="Vrinda" style:font-pitch="variable" style:font-pitch-asian="variable" style:font-pitch-complex="variable" style:font-relief="embossed" style:font-size-asian="24pt" style:font-size-complex="24pt" style:font-style-asian="italic" style:font-style-complex="italic" style:font-weight-asian="bold" style:font-weight-complex="bold"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12">
      <style:text-properties fo:color="#9966cc" fo:country="US" fo:font-family="Thonburi" fo:font-size="24pt" fo:font-style="italic" fo:font-weight="normal" fo:language="en" fo:letter-spacing="normal" fo:text-shadow="none" style:country-asian="none" style:country-complex="none" style:font-family-asian="Thonburi" style:font-family-complex="Thonburi" style:font-family-generic="swiss" style:font-family-generic-asian="swiss" style:font-family-generic-complex="swiss" style:font-pitch="variable" style:font-pitch-asian="variable" style:font-pitch-complex="variable" style:font-relief="none" style:font-size-asian="24pt" style:font-size-complex="24pt" style:font-style-asian="italic" style:font-style-complex="italic"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dash" style:text-underline-width="auto"/>
    </style:style>
    <style:style style:family="text" style:name="T13">
      <style:text-properties fo:color="#000000" fo:country="US" fo:font-family="Verdana" fo:font-size="24pt" fo:font-style="normal" fo:font-weight="normal" fo:language="en" fo:letter-spacing="normal" fo:text-shadow="none" style:country-asian="none" style:country-complex="none" style:font-family-asian="Verdana" style:font-family-complex="Verdana" style:font-family-generic="swiss" style:font-family-generic-asian="swiss" style:font-family-generic-complex="swiss"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line-through-style="solid" style:text-line-through-type="double" style:text-outline="false" style:text-overline-mode="skip-white-space" style:text-position="0% 100%" style:text-scale="100%" style:text-underline-mode="skip-white-space" style:text-underline-style="none"/>
    </style:style>
    <style:style style:family="text" style:name="T14">
      <style:text-properties fo:color="#000000" fo:country="US" fo:font-family="'Trebuchet MS'" fo:font-size="24pt" fo:font-style="italic" fo:font-weight="bold" fo:language="en" fo:letter-spacing="normal" fo:text-shadow="none" style:country-asian="none" style:country-complex="none" style:font-family-asian="'Trebuchet MS'" style:font-family-complex="'Trebuchet MS'" style:font-family-generic="swiss" style:font-family-generic-asian="swiss" style:font-family-generic-complex="swiss" style:font-pitch="variable" style:font-pitch-asian="variable" style:font-pitch-complex="variable" style:font-relief="none" style:font-size-asian="24pt" style:font-size-complex="24pt" style:font-style-asian="italic" style:font-style-complex="italic" style:font-weight-asian="bold" style:font-weight-complex="bold"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wave" style:text-underline-width="auto"/>
    </style:style>
    <style:style style:family="text" style:name="T15">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dotted" style:text-underline-width="bold"/>
    </style:style>
    <style:style style:family="text" style:name="T16">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line-through-style="solid" style:text-outline="false" style:text-overline-mode="skip-white-space" style:text-position="0% 100%" style:text-scale="100%" style:text-underline-color="font-color" style:text-underline-mode="skip-white-space" style:text-underline-style="dotted" style:text-underline-width="bold"/>
    </style:style>
    <style:style style:family="text" style:name="T17">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dot above" style:text-line-through-mode="skip-white-space" style:text-outline="false" style:text-overline-mode="skip-white-space" style:text-position="0% 100%" style:text-scale="100%" style:text-underline-mode="skip-white-space" style:text-underline-style="none"/>
    </style:style>
    <style:style style:family="text" style:name="T18">
      <style:text-properties fo:color="#b3b3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dot above" style:text-line-through-mode="skip-white-space" style:text-outline="false" style:text-overline-mode="skip-white-space" style:text-position="0% 100%" style:text-scale="100%" style:text-underline-mode="skip-white-space" style:text-underline-style="none"/>
    </style:style>
    <style:style style:family="text" style:name="T19">
      <style:text-properties fo:color="#000000" fo:country="US" fo:font-family="'Times New Roman'" fo:font-size="24pt" fo:font-style="normal" fo:font-weight="normal" fo:language="en" fo:letter-spacing="normal" fo:text-shadow="1pt 1pt" style:country-asian="none" style:country-complex="none" style:font-family-asian="Arial"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true" style:text-overline-mode="skip-white-space" style:text-position="0% 100%" style:text-scale="100%" style:text-underline-mode="skip-white-space" style:text-underline-style="none"/>
    </style:style>
    <style:style style:family="text" style:name="T20">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embossed"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mode="skip-white-space" style:text-underline-style="none"/>
    </style:style>
    <style:style style:family="text" style:name="T21">
      <style:text-properties fo:color="#000000" fo:country="US" fo:font-family="'Times New Roman'" fo:font-size="24pt" fo:font-style="normal" fo:font-weight="normal" fo:language="en" fo:letter-spacing="normal" fo:text-shadow="none" style:country-asian="none" style:country-complex="none" style:font-family-asian="Arial" style:font-family-complex="Tahoma" style:font-family-generic="roman" style:font-pitch="variable" style:font-pitch-asian="variable" style:font-pitch-complex="variable" style:font-relief="engraved" style:font-size-asian="24pt" style:font-size-complex="24pt" style:font-style-asian="normal" style:font-style-complex="normal" style:font-weight-asian="normal" style:font-weight-complex="normal" style:language-asian="zxx" style:language-complex="zxx" style:letter-kerning="false" style:text-emphasize="none" style:text-line-through-mode="skip-white-space" style:text-outline="false" style:text-overline-mode="skip-white-space" style:text-position="0% 100%" style:text-scale="100%" style:text-underline-color="font-color" style:text-underline-mode="skip-white-space" style:text-underline-style="long-dash" style:text-underline-width="auto"/>
    </style:style>
    <style:style style:family="text" style:name="T29">
      <style:text-properties fo:color="#0000ff" fo:font-size="26pt" fo:font-style="normal" fo:font-weight="normal" style:font-size-asian="26pt" style:font-size-complex="26pt" style:font-style-asian="normal" style:font-style-complex="normal" style:font-weight-asian="normal" style:font-weight-complex="normal" style:text-underline-style="none"/>
    </style:style>
    <style:style style:family="text" style:name="T32">
      <style:text-properties fo:color="#000000" fo:font-style="normal" fo:font-weight="normal" style:font-style-asian="normal" style:font-style-complex="normal" style:font-weight-asian="normal" style:font-weight-complex="normal" style:text-underline-style="none"/>
    </style:style>
    <style:style style:family="text" style:name="T34">
      <style:text-properties fo:color="#ff0000" fo:font-family="'Lucida Sans Typewriter'" fo:font-size="26pt" fo:font-style="italic" fo:font-weight="normal" style:font-family-asian="'Lucida Sans Typewriter'" style:font-family-complex="'Lucida Sans Typewriter'" style:font-family-generic="swiss" style:font-family-generic-asian="swiss" style:font-family-generic-complex="swiss" style:font-pitch="fixed" style:font-pitch-asian="fixed" style:font-pitch-complex="fixed" style:font-size-asian="26pt" style:font-size-complex="26pt" style:font-style-asian="normal" style:font-style-complex="normal" style:font-style-name="Oblique" style:font-style-name-asian="Oblique" style:font-style-name-complex="Oblique" style:font-weight-asian="normal" style:font-weight-complex="normal" style:text-underline-style="none"/>
    </style:style>
    <style:style style:family="text" style:name="T38">
      <style:text-properties fo:color="#ff6633" fo:font-family="'Trebuchet MS'" fo:font-size="24pt" fo:font-style="normal" fo:font-weight="normal" style:font-family-generic="swiss" style:font-pitch="variable" style:font-size-asian="24pt" style:font-size-complex="24pt" style:font-style-asian="normal" style:font-style-complex="normal" style:font-style-name="Regular" style:font-weight-asian="normal" style:font-weight-complex="normal" style:text-underline-style="none"/>
    </style:style>
    <style:style style:family="text" style:name="T41">
      <style:text-properties fo:color="#000000" fo:font-family="'Times New Roman'" fo:font-size="44pt" fo:font-style="normal" fo:font-weight="normal" fo:text-shadow="none" style:font-family-asian="SimSun-18030" style:font-family-complex="Tahoma" style:font-family-generic="roman" style:font-pitch="variable" style:font-pitch-asian="variable" style:font-pitch-complex="variable" style:font-relief="none" style:font-size-asian="44pt" style:font-size-complex="44pt" style:font-style-asian="normal" style:font-style-complex="normal" style:font-weight-asian="normal" style:font-weight-complex="normal" style:text-emphasize="none" style:text-outline="false" style:text-underline-style="none"/>
    </style:style>
    <style:style style:family="text" style:name="T44">
      <style:text-properties fo:color="#0000ff" fo:font-family="'Times New Roman'" fo:font-size="26pt" fo:font-style="normal" fo:font-weight="normal" fo:text-shadow="none" style:font-family-asian="SimSun-18030" style:font-family-complex="Tahoma" style:font-family-generic="roman" style:font-pitch="variable" style:font-pitch-asian="variable" style:font-pitch-complex="variable" style:font-relief="none" style:font-size-asian="26pt" style:font-size-complex="26pt" style:font-style-asian="normal" style:font-style-complex="normal" style:font-weight-asian="normal" style:font-weight-complex="normal" style:text-emphasize="none" style:text-outline="false" style:text-underline-style="none"/>
    </style:style>
    <style:style style:family="text" style:name="T45">
      <style:text-properties fo:color="#ff0000" fo:font-family="'Lucida Sans Typewriter'" fo:font-size="26pt" fo:font-style="italic" fo:font-weight="normal" fo:text-shadow="none" style:font-family-asian="'Lucida Sans Typewriter'" style:font-family-complex="'Lucida Sans Typewriter'" style:font-family-generic="swiss" style:font-family-generic-asian="swiss" style:font-family-generic-complex="swiss" style:font-pitch="fixed" style:font-pitch-asian="fixed" style:font-pitch-complex="fixed" style:font-relief="none" style:font-size-asian="26pt" style:font-size-complex="26pt" style:font-style-asian="normal" style:font-style-complex="normal" style:font-style-name="Oblique" style:font-style-name-asian="Oblique" style:font-style-name-complex="Oblique" style:font-weight-asian="normal" style:font-weight-complex="normal" style:text-emphasize="none" style:text-outline="false" style:text-underline-style="none"/>
    </style:style>
    <style:style style:family="text" style:name="T47">
      <style:text-properties fo:color="#ff6633" fo:font-family="'Trebuchet MS'" fo:font-size="24pt" fo:font-style="normal" fo:font-weight="normal" fo:text-shadow="none" style:font-family-asian="SimSun-18030" style:font-family-complex="Tahoma" style:font-family-generic="swiss" style:font-pitch="variable" style:font-pitch-asian="variable" style:font-pitch-complex="variable" style:font-relief="none" style:font-size-asian="24pt" style:font-size-complex="24pt" style:font-style-asian="normal" style:font-style-complex="normal" style:font-style-name="Regular" style:font-weight-asian="normal" style:font-weight-complex="normal" style:text-emphasize="none" style:text-outline="false" style:text-underline-style="none"/>
    </style:style>
    <text:list-style style:name="L413">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4">
      <text:list-level-style-bullet text:bullet-char="●" text:level="1">
        <style:list-level-properties text:space-before="4.572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5">
      <text:list-level-style-bullet text:bullet-char="●" text:level="1">
        <style:list-level-properties text:space-before="1.321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6">
      <text:list-level-style-bullet text:bullet-char="●" text:level="1">
        <style:list-level-properties text:space-before="1.448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417">
      <text:list-level-style-bullet text:bullet-char="●" text:level="1">
        <style:list-level-properties/>
        <style:text-properties fo:color="#000000" fo:font-family="StarSymbol" fo:font-size="45%"/>
      </text:list-level-style-bullet>
      <text:list-level-style-bullet text:bullet-char="●" text:level="2">
        <style:list-level-properties text:min-label-width="0.6cm" text:space-before="0.6cm"/>
        <style:text-properties fo:color="#000000" fo:font-family="StarSymbol" fo:font-size="45%"/>
      </text:list-level-style-bullet>
      <text:list-level-style-bullet text:bullet-char="●" text:level="3">
        <style:list-level-properties text:min-label-width="0.6cm" text:space-before="1.2cm"/>
        <style:text-properties fo:color="#000000" fo:font-family="StarSymbol" fo:font-size="45%"/>
      </text:list-level-style-bullet>
      <text:list-level-style-bullet text:bullet-char="●" text:level="4">
        <style:list-level-properties text:min-label-width="0.6cm" text:space-before="1.8cm"/>
        <style:text-properties fo:color="#000000" fo:font-family="StarSymbol" fo:font-size="45%"/>
      </text:list-level-style-bullet>
      <text:list-level-style-bullet text:bullet-char="●" text:level="5">
        <style:list-level-properties text:min-label-width="0.6cm" text:space-before="2.4cm"/>
        <style:text-properties fo:color="#000000" fo:font-family="StarSymbol" fo:font-size="45%"/>
      </text:list-level-style-bullet>
      <text:list-level-style-bullet text:bullet-char="●" text:level="6">
        <style:list-level-properties text:min-label-width="0.6cm" text:space-before="3cm"/>
        <style:text-properties fo:color="#000000" fo:font-family="StarSymbol" fo:font-size="45%"/>
      </text:list-level-style-bullet>
      <text:list-level-style-bullet text:bullet-char="●" text:level="7">
        <style:list-level-properties text:min-label-width="0.6cm" text:space-before="3.6cm"/>
        <style:text-properties fo:color="#000000" fo:font-family="StarSymbol" fo:font-size="45%"/>
      </text:list-level-style-bullet>
      <text:list-level-style-bullet text:bullet-char="●" text:level="8">
        <style:list-level-properties text:min-label-width="0.6cm" text:space-before="4.2cm"/>
        <style:text-properties fo:color="#000000" fo:font-family="StarSymbol" fo:font-size="45%"/>
      </text:list-level-style-bullet>
      <text:list-level-style-bullet text:bullet-char="●" text:level="9">
        <style:list-level-properties text:min-label-width="0.6cm" text:space-before="4.8cm"/>
        <style:text-properties fo:color="#000000" fo:font-family="StarSymbol" fo:font-size="45%"/>
      </text:list-level-style-bullet>
      <text:list-level-style-bullet text:bullet-char="●" text:level="10">
        <style:list-level-properties text:min-label-width="0.6cm" text:space-before="5.4cm"/>
        <style:text-properties fo:font-family="StarSymbol" fo:font-size="45%" style:use-window-font-color="true"/>
      </text:list-level-style-bullet>
    </text:list-style>
    <style:style style:family="drawing-page" style:name="dp453">
      <style:drawing-page-properties presentation:background-objects-visible="true" presentation:background-visible="true" presentation:display-date-time="true" presentation:display-footer="true" presentation:display-page-number="false"/>
    </style:style>
    <style:style style:family="drawing-page" style:name="dp454">
      <style:drawing-page-properties presentation:display-date-time="true" presentation:display-footer="true" presentation:display-header="true" presentation:display-page-number="false"/>
    </style:style>
    <style:style style:family="drawing-page" style:name="dp464">
      <style:drawing-page-properties presentation:background-objects-visible="true" presentation:background-visible="true" presentation:display-date-time="true" presentation:display-footer="true" presentation:display-page-number="false"/>
    </style:style>
    <style:style style:family="drawing-page" style:name="dp465">
      <style:drawing-page-properties presentation:display-date-time="true" presentation:display-footer="true" presentation:display-header="true" presentation:display-page-number="false"/>
    </style:style>
  </office:automatic-styles>
  <office:body>
    <office:presentation>
      <draw:page draw:master-page-name="Default" draw:name="page1" draw:style-name="dp1" presentation:presentation-page-layout-name="ALT0">
        <draw:frame draw:layer="layout" draw:name="Title text1" draw:text-style-name="P5" presentation:class="title" presentation:style-name="pr4" svg:height="3.508cm" svg:width="23.904cm" svg:x="2.057cm" svg:y="1.743cm" text:anchor-type="paragraph">
          <draw:text-box>
            <text:p text:style-name="P3">Text Properties</text:p>
          </draw:text-box>
        </draw:frame>
        <draw:frame draw:layer="layout" draw:name="Text Frame1" draw:text-style-name="P23" presentation:class="subtitle" presentation:style-name="pr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2" draw:style-name="dp1" presentation:presentation-page-layout-name="ALT1">
        <draw:frame draw:layer="layout" draw:name="Title text2" draw:text-style-name="P27" presentation:class="title" presentation:style-name="pr4" svg:height="3.508cm" svg:width="23.904cm" svg:x="2.057cm" svg:y="1.743cm" text:anchor-type="paragraph">
          <draw:text-box>
            <text:p text:style-name="P3">Paragraph Properties</text:p>
          </draw:text-box>
        </draw:frame>
        <draw:frame draw:layer="layout" draw:name="Outline Text1" draw:text-style-name="P31" presentation:class="outline" presentation:style-name="pr30" presentation:user-transformed="true" svg:height="13.234cm" svg:width="23.904cm" svg:x="1.694cm" svg:y="6.201cm" text:anchor-type="paragraph">
          <draw:text-box>
            <text:p text:style-name="P28"><text:span text:style-name="T29">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3" draw:style-name="dp1" presentation:presentation-page-layout-name="ALT1">
        <draw:frame draw:layer="layout" draw:name="Title text3" draw:text-style-name="P27" presentation:class="title" presentation:style-name="pr4" svg:height="3.508cm" svg:width="23.904cm" svg:x="2.057cm" svg:y="1.743cm" text:anchor-type="paragraph">
          <draw:text-box>
            <text:p text:style-name="P3"><text:span text:style-name="T32">Paragraph Properties</text:span></text:p>
          </draw:text-box>
        </draw:frame>
        <draw:frame draw:layer="layout" draw:name="Outline Text2" draw:text-style-name="P36" presentation:class="outline" presentation:style-name="pr35" presentation:user-transformed="true" svg:height="13.234cm" svg:width="23.904cm" svg:x="2.057cm" svg:y="5.839cm" text:anchor-type="paragraph">
          <draw:text-box>
            <text:p text:style-name="P33"><text:span text:style-name="T34">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4" draw:style-name="dp1" presentation:presentation-page-layout-name="ALT1">
        <draw:frame draw:layer="layout" draw:name="Title text5" draw:text-style-name="P27" presentation:class="title" presentation:style-name="pr4" svg:height="3.508cm" svg:width="23.904cm" svg:x="2.057cm" svg:y="1.743cm" text:anchor-type="paragraph">
          <draw:text-box>
            <text:p text:style-name="P3"><text:span text:style-name="T32">Paragraph Properties</text:span></text:p>
          </draw:text-box>
        </draw:frame>
        <draw:frame draw:layer="layout" draw:name="Outline Text4" draw:text-style-name="P39" presentation:class="outline" presentation:style-name="pr30" presentation:user-transformed="true" svg:height="13.234cm" svg:width="23.904cm" svg:x="1.723cm" svg:y="7.203cm" text:anchor-type="paragraph">
          <draw:text-box>
            <text:p text:style-name="P37"><text:span text:style-name="T38">The ODF Toolkit provides Mercurial for hosting your code, forums, mailing lists, wikis, an issue tracking system, and personalized home pages. More will come.</text:span></text:p>
          </draw:text-box>
        </draw:frame>
        <presentation:notes draw:style-name="dp2">
          <draw:page-thumbnail draw:layer="layout" draw:page-number="4" draw:style-name="gr24" presentation:class="page" svg:height="10.28cm" svg:width="13.706cm" svg:x="3.647cm" svg:y="2.853cm"/>
          <draw:frame draw:layer="layout" draw:text-style-name="P26" presentation:class="notes" presentation:placeholder="true" presentation:style-name="pr25" svg:height="11.41cm" svg:width="14.518cm" svg:x="3.249cm" svg:y="14.13cm" text:anchor-type="paragraph">
            <draw:text-box/>
          </draw:frame>
        </presentation:notes>
      </draw:page>
      <draw:page draw:master-page-name="Default" draw:name="page5" draw:style-name="dp1" presentation:presentation-page-layout-name="ALT0">
        <draw:frame draw:layer="layout" draw:name="Title text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 draw:text-style-name="P23" presentation:class="subtitle" presentation:style-name="pr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 draw:style-name="dp1" presentation:presentation-page-layout-name="ALT1">
        <draw:frame draw:layer="layout" draw:name="Title text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 draw:style-name="dp1" presentation:presentation-page-layout-name="ALT1">
        <draw:frame draw:layer="layout" draw:name="Title text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 draw:text-style-name="P36" presentation:class="outline" presentation:style-name="pr46"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 draw:style-name="dp1" presentation:presentation-page-layout-name="ALT1">
        <draw:frame draw:layer="layout" draw:name="Title text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 draw:style-name="dp1" presentation:presentation-page-layout-name="ALT0">
        <draw:frame draw:layer="layout" draw:name="Title text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 draw:text-style-name="P23" presentation:class="subtitle" presentation:style-name="pr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 draw:style-name="dp1" presentation:presentation-page-layout-name="ALT1">
        <draw:frame draw:layer="layout" draw:name="Title text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 draw:style-name="dp1" presentation:presentation-page-layout-name="ALT1">
        <draw:frame draw:layer="layout" draw:name="Title text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 draw:text-style-name="P36" presentation:class="outline" presentation:style-name="pr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 draw:style-name="dp1" presentation:presentation-page-layout-name="ALT1">
        <draw:frame draw:layer="layout" draw:name="Title text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 draw:style-name="dp1" presentation:presentation-page-layout-name="ALT0">
        <draw:frame draw:layer="layout" draw:name="Title text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 draw:text-style-name="P23" presentation:class="subtitle" presentation:style-name="pr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 draw:style-name="dp1" presentation:presentation-page-layout-name="ALT1">
        <draw:frame draw:layer="layout" draw:name="Title text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 draw:style-name="dp1" presentation:presentation-page-layout-name="ALT1">
        <draw:frame draw:layer="layout" draw:name="Title text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 draw:text-style-name="P36" presentation:class="outline" presentation:style-name="pr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 draw:style-name="dp1" presentation:presentation-page-layout-name="ALT1">
        <draw:frame draw:layer="layout" draw:name="Title text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 draw:style-name="dp1" presentation:presentation-page-layout-name="ALT0">
        <draw:frame draw:layer="layout" draw:name="Title text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0" draw:text-style-name="P23" presentation:class="subtitle" presentation:style-name="pr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 draw:style-name="dp1" presentation:presentation-page-layout-name="ALT1">
        <draw:frame draw:layer="layout" draw:name="Title text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 draw:style-name="dp1" presentation:presentation-page-layout-name="ALT1">
        <draw:frame draw:layer="layout" draw:name="Title text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 draw:text-style-name="P36" presentation:class="outline" presentation:style-name="pr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 draw:style-name="dp1" presentation:presentation-page-layout-name="ALT1">
        <draw:frame draw:layer="layout" draw:name="Title text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 draw:style-name="dp1" presentation:presentation-page-layout-name="ALT0">
        <draw:frame draw:layer="layout" draw:name="Title text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1" draw:text-style-name="P23" presentation:class="subtitle" presentation:style-name="pr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 draw:style-name="dp1" presentation:presentation-page-layout-name="ALT1">
        <draw:frame draw:layer="layout" draw:name="Title text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 draw:style-name="dp1" presentation:presentation-page-layout-name="ALT1">
        <draw:frame draw:layer="layout" draw:name="Title text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2" draw:text-style-name="P36" presentation:class="outline" presentation:style-name="pr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 draw:style-name="dp1" presentation:presentation-page-layout-name="ALT1">
        <draw:frame draw:layer="layout" draw:name="Title text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 draw:style-name="dp1" presentation:presentation-page-layout-name="ALT0">
        <draw:frame draw:layer="layout" draw:name="Title text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2" draw:text-style-name="P23" presentation:class="subtitle" presentation:style-name="pr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 draw:style-name="dp1" presentation:presentation-page-layout-name="ALT1">
        <draw:frame draw:layer="layout" draw:name="Title text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 draw:style-name="dp1" presentation:presentation-page-layout-name="ALT1">
        <draw:frame draw:layer="layout" draw:name="Title text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5" draw:text-style-name="P36" presentation:class="outline" presentation:style-name="pr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 draw:style-name="dp1" presentation:presentation-page-layout-name="ALT1">
        <draw:frame draw:layer="layout" draw:name="Title text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 draw:style-name="dp1" presentation:presentation-page-layout-name="ALT0">
        <draw:frame draw:layer="layout" draw:name="Title text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3" draw:text-style-name="P23" presentation:class="subtitle" presentation:style-name="pr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 draw:style-name="dp1" presentation:presentation-page-layout-name="ALT1">
        <draw:frame draw:layer="layout" draw:name="Title text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 draw:style-name="dp1" presentation:presentation-page-layout-name="ALT1">
        <draw:frame draw:layer="layout" draw:name="Title text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8" draw:text-style-name="P36" presentation:class="outline" presentation:style-name="pr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 draw:style-name="dp1" presentation:presentation-page-layout-name="ALT1">
        <draw:frame draw:layer="layout" draw:name="Title text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 draw:style-name="dp1" presentation:presentation-page-layout-name="ALT0">
        <draw:frame draw:layer="layout" draw:name="Title text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4" draw:text-style-name="P23" presentation:class="subtitle" presentation:style-name="pr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 draw:style-name="dp1" presentation:presentation-page-layout-name="ALT1">
        <draw:frame draw:layer="layout" draw:name="Title text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 draw:style-name="dp1" presentation:presentation-page-layout-name="ALT1">
        <draw:frame draw:layer="layout" draw:name="Title text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1" draw:text-style-name="P36" presentation:class="outline" presentation:style-name="pr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 draw:style-name="dp1" presentation:presentation-page-layout-name="ALT1">
        <draw:frame draw:layer="layout" draw:name="Title text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 draw:style-name="dp1" presentation:presentation-page-layout-name="ALT0">
        <draw:frame draw:layer="layout" draw:name="Title text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5" draw:text-style-name="P23" presentation:class="subtitle" presentation:style-name="pr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 draw:style-name="dp1" presentation:presentation-page-layout-name="ALT1">
        <draw:frame draw:layer="layout" draw:name="Title text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 draw:style-name="dp1" presentation:presentation-page-layout-name="ALT1">
        <draw:frame draw:layer="layout" draw:name="Title text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4" draw:text-style-name="P36" presentation:class="outline" presentation:style-name="pr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 draw:style-name="dp1" presentation:presentation-page-layout-name="ALT1">
        <draw:frame draw:layer="layout" draw:name="Title text1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 draw:style-name="dp1" presentation:presentation-page-layout-name="ALT0">
        <draw:frame draw:layer="layout" draw:name="Title text1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6" draw:text-style-name="P23" presentation:class="subtitle" presentation:style-name="pr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 draw:style-name="dp1" presentation:presentation-page-layout-name="ALT1">
        <draw:frame draw:layer="layout" draw:name="Title text1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 draw:style-name="dp1" presentation:presentation-page-layout-name="ALT1">
        <draw:frame draw:layer="layout" draw:name="Title text1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7" draw:text-style-name="P36" presentation:class="outline" presentation:style-name="pr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 draw:style-name="dp1" presentation:presentation-page-layout-name="ALT1">
        <draw:frame draw:layer="layout" draw:name="Title text1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 draw:style-name="dp1" presentation:presentation-page-layout-name="ALT0">
        <draw:frame draw:layer="layout" draw:name="Title text1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7" draw:text-style-name="P23" presentation:class="subtitle" presentation:style-name="pr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 draw:style-name="dp1" presentation:presentation-page-layout-name="ALT1">
        <draw:frame draw:layer="layout" draw:name="Title text1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 draw:style-name="dp1" presentation:presentation-page-layout-name="ALT1">
        <draw:frame draw:layer="layout" draw:name="Title text1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0" draw:text-style-name="P36" presentation:class="outline" presentation:style-name="pr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 draw:style-name="dp1" presentation:presentation-page-layout-name="ALT1">
        <draw:frame draw:layer="layout" draw:name="Title text1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 draw:style-name="dp1" presentation:presentation-page-layout-name="ALT0">
        <draw:frame draw:layer="layout" draw:name="Title text1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8" draw:text-style-name="P23" presentation:class="subtitle" presentation:style-name="pr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 draw:style-name="dp1" presentation:presentation-page-layout-name="ALT1">
        <draw:frame draw:layer="layout" draw:name="Title text1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 draw:style-name="dp1" presentation:presentation-page-layout-name="ALT1">
        <draw:frame draw:layer="layout" draw:name="Title text1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3" draw:text-style-name="P36" presentation:class="outline" presentation:style-name="pr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 draw:style-name="dp1" presentation:presentation-page-layout-name="ALT1">
        <draw:frame draw:layer="layout" draw:name="Title text1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 draw:style-name="dp1" presentation:presentation-page-layout-name="ALT0">
        <draw:frame draw:layer="layout" draw:name="Title text1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9" draw:text-style-name="P23" presentation:class="subtitle" presentation:style-name="pr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 draw:style-name="dp1" presentation:presentation-page-layout-name="ALT1">
        <draw:frame draw:layer="layout" draw:name="Title text1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 draw:style-name="dp1" presentation:presentation-page-layout-name="ALT1">
        <draw:frame draw:layer="layout" draw:name="Title text1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6" draw:text-style-name="P36" presentation:class="outline" presentation:style-name="pr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 draw:style-name="dp1" presentation:presentation-page-layout-name="ALT1">
        <draw:frame draw:layer="layout" draw:name="Title text1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 draw:style-name="dp1" presentation:presentation-page-layout-name="ALT0">
        <draw:frame draw:layer="layout" draw:name="Title text1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0" draw:text-style-name="P23" presentation:class="subtitle" presentation:style-name="pr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 draw:style-name="dp1" presentation:presentation-page-layout-name="ALT1">
        <draw:frame draw:layer="layout" draw:name="Title text1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 draw:style-name="dp1" presentation:presentation-page-layout-name="ALT1">
        <draw:frame draw:layer="layout" draw:name="Title text1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9" draw:text-style-name="P36" presentation:class="outline" presentation:style-name="pr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 draw:style-name="dp1" presentation:presentation-page-layout-name="ALT1">
        <draw:frame draw:layer="layout" draw:name="Title text1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 draw:style-name="dp1" presentation:presentation-page-layout-name="ALT0">
        <draw:frame draw:layer="layout" draw:name="Title text1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1" draw:text-style-name="P23" presentation:class="subtitle" presentation:style-name="pr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 draw:style-name="dp1" presentation:presentation-page-layout-name="ALT1">
        <draw:frame draw:layer="layout" draw:name="Title text1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 draw:style-name="dp1" presentation:presentation-page-layout-name="ALT1">
        <draw:frame draw:layer="layout" draw:name="Title text1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2" draw:text-style-name="P36" presentation:class="outline" presentation:style-name="pr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 draw:style-name="dp1" presentation:presentation-page-layout-name="ALT1">
        <draw:frame draw:layer="layout" draw:name="Title text1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 draw:style-name="dp1" presentation:presentation-page-layout-name="ALT0">
        <draw:frame draw:layer="layout" draw:name="Title text1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2" draw:text-style-name="P23" presentation:class="subtitle" presentation:style-name="pr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 draw:style-name="dp1" presentation:presentation-page-layout-name="ALT1">
        <draw:frame draw:layer="layout" draw:name="Title text1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 draw:style-name="dp1" presentation:presentation-page-layout-name="ALT1">
        <draw:frame draw:layer="layout" draw:name="Title text1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5" draw:text-style-name="P36" presentation:class="outline" presentation:style-name="pr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 draw:style-name="dp1" presentation:presentation-page-layout-name="ALT1">
        <draw:frame draw:layer="layout" draw:name="Title text1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 draw:style-name="dp1" presentation:presentation-page-layout-name="ALT0">
        <draw:frame draw:layer="layout" draw:name="Title text1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3" draw:text-style-name="P23" presentation:class="subtitle" presentation:style-name="pr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 draw:style-name="dp1" presentation:presentation-page-layout-name="ALT1">
        <draw:frame draw:layer="layout" draw:name="Title text1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 draw:style-name="dp1" presentation:presentation-page-layout-name="ALT1">
        <draw:frame draw:layer="layout" draw:name="Title text1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8" draw:text-style-name="P36" presentation:class="outline" presentation:style-name="pr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 draw:style-name="dp1" presentation:presentation-page-layout-name="ALT1">
        <draw:frame draw:layer="layout" draw:name="Title text1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 draw:style-name="dp1" presentation:presentation-page-layout-name="ALT0">
        <draw:frame draw:layer="layout" draw:name="Title text1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4" draw:text-style-name="P23" presentation:class="subtitle" presentation:style-name="pr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 draw:style-name="dp1" presentation:presentation-page-layout-name="ALT1">
        <draw:frame draw:layer="layout" draw:name="Title text1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 draw:style-name="dp1" presentation:presentation-page-layout-name="ALT1">
        <draw:frame draw:layer="layout" draw:name="Title text1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1" draw:text-style-name="P36" presentation:class="outline" presentation:style-name="pr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 draw:style-name="dp1" presentation:presentation-page-layout-name="ALT1">
        <draw:frame draw:layer="layout" draw:name="Title text1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 draw:style-name="dp1" presentation:presentation-page-layout-name="ALT0">
        <draw:frame draw:layer="layout" draw:name="Title text1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5" draw:text-style-name="P23" presentation:class="subtitle" presentation:style-name="pr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 draw:style-name="dp1" presentation:presentation-page-layout-name="ALT1">
        <draw:frame draw:layer="layout" draw:name="Title text1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 draw:style-name="dp1" presentation:presentation-page-layout-name="ALT1">
        <draw:frame draw:layer="layout" draw:name="Title text1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4" draw:text-style-name="P36" presentation:class="outline" presentation:style-name="pr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0" draw:style-name="dp1" presentation:presentation-page-layout-name="ALT1">
        <draw:frame draw:layer="layout" draw:name="Title text1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1" draw:style-name="dp1" presentation:presentation-page-layout-name="ALT0">
        <draw:frame draw:layer="layout" draw:name="Title text1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6" draw:text-style-name="P23" presentation:class="subtitle" presentation:style-name="pr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2" draw:style-name="dp1" presentation:presentation-page-layout-name="ALT1">
        <draw:frame draw:layer="layout" draw:name="Title text1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3" draw:style-name="dp1" presentation:presentation-page-layout-name="ALT1">
        <draw:frame draw:layer="layout" draw:name="Title text1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7" draw:text-style-name="P36" presentation:class="outline" presentation:style-name="pr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4" draw:style-name="dp1" presentation:presentation-page-layout-name="ALT1">
        <draw:frame draw:layer="layout" draw:name="Title text1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5" draw:style-name="dp1" presentation:presentation-page-layout-name="ALT0">
        <draw:frame draw:layer="layout" draw:name="Title text1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7" draw:text-style-name="P23" presentation:class="subtitle" presentation:style-name="pr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6" draw:style-name="dp1" presentation:presentation-page-layout-name="ALT1">
        <draw:frame draw:layer="layout" draw:name="Title text1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7" draw:style-name="dp1" presentation:presentation-page-layout-name="ALT1">
        <draw:frame draw:layer="layout" draw:name="Title text1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0" draw:text-style-name="P36" presentation:class="outline" presentation:style-name="pr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8" draw:style-name="dp1" presentation:presentation-page-layout-name="ALT1">
        <draw:frame draw:layer="layout" draw:name="Title text1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9" draw:style-name="dp1" presentation:presentation-page-layout-name="ALT0">
        <draw:frame draw:layer="layout" draw:name="Title text1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8" draw:text-style-name="P23" presentation:class="subtitle" presentation:style-name="pr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0" draw:style-name="dp1" presentation:presentation-page-layout-name="ALT1">
        <draw:frame draw:layer="layout" draw:name="Title text1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1" draw:style-name="dp1" presentation:presentation-page-layout-name="ALT1">
        <draw:frame draw:layer="layout" draw:name="Title text1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3" draw:text-style-name="P36" presentation:class="outline" presentation:style-name="pr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2" draw:style-name="dp1" presentation:presentation-page-layout-name="ALT1">
        <draw:frame draw:layer="layout" draw:name="Title text1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3" draw:style-name="dp1" presentation:presentation-page-layout-name="ALT0">
        <draw:frame draw:layer="layout" draw:name="Title text1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9" draw:text-style-name="P23" presentation:class="subtitle" presentation:style-name="pr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4" draw:style-name="dp1" presentation:presentation-page-layout-name="ALT1">
        <draw:frame draw:layer="layout" draw:name="Title text1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5" draw:style-name="dp1" presentation:presentation-page-layout-name="ALT1">
        <draw:frame draw:layer="layout" draw:name="Title text1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6" draw:text-style-name="P36" presentation:class="outline" presentation:style-name="pr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6" draw:style-name="dp1" presentation:presentation-page-layout-name="ALT1">
        <draw:frame draw:layer="layout" draw:name="Title text1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7" draw:style-name="dp1" presentation:presentation-page-layout-name="ALT0">
        <draw:frame draw:layer="layout" draw:name="Title text1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0" draw:text-style-name="P23" presentation:class="subtitle" presentation:style-name="pr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8" draw:style-name="dp1" presentation:presentation-page-layout-name="ALT1">
        <draw:frame draw:layer="layout" draw:name="Title text1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99" draw:style-name="dp1" presentation:presentation-page-layout-name="ALT1">
        <draw:frame draw:layer="layout" draw:name="Title text1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9" draw:text-style-name="P36" presentation:class="outline" presentation:style-name="pr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0" draw:style-name="dp1" presentation:presentation-page-layout-name="ALT1">
        <draw:frame draw:layer="layout" draw:name="Title text1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1" draw:style-name="dp1" presentation:presentation-page-layout-name="ALT0">
        <draw:frame draw:layer="layout" draw:name="Title text1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1" draw:text-style-name="P23" presentation:class="subtitle" presentation:style-name="pr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2" draw:style-name="dp1" presentation:presentation-page-layout-name="ALT1">
        <draw:frame draw:layer="layout" draw:name="Title text1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3" draw:style-name="dp1" presentation:presentation-page-layout-name="ALT1">
        <draw:frame draw:layer="layout" draw:name="Title text1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2" draw:text-style-name="P36" presentation:class="outline" presentation:style-name="pr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4" draw:style-name="dp1" presentation:presentation-page-layout-name="ALT1">
        <draw:frame draw:layer="layout" draw:name="Title text1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5" draw:style-name="dp1" presentation:presentation-page-layout-name="ALT0">
        <draw:frame draw:layer="layout" draw:name="Title text1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2" draw:text-style-name="P23" presentation:class="subtitle" presentation:style-name="pr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6" draw:style-name="dp1" presentation:presentation-page-layout-name="ALT1">
        <draw:frame draw:layer="layout" draw:name="Title text1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7" draw:style-name="dp1" presentation:presentation-page-layout-name="ALT1">
        <draw:frame draw:layer="layout" draw:name="Title text1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5" draw:text-style-name="P36" presentation:class="outline" presentation:style-name="pr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8" draw:style-name="dp1" presentation:presentation-page-layout-name="ALT1">
        <draw:frame draw:layer="layout" draw:name="Title text1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09" draw:style-name="dp1" presentation:presentation-page-layout-name="ALT0">
        <draw:frame draw:layer="layout" draw:name="Title text1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3" draw:text-style-name="P23" presentation:class="subtitle" presentation:style-name="pr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0" draw:style-name="dp1" presentation:presentation-page-layout-name="ALT1">
        <draw:frame draw:layer="layout" draw:name="Title text1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1" draw:style-name="dp1" presentation:presentation-page-layout-name="ALT1">
        <draw:frame draw:layer="layout" draw:name="Title text1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8" draw:text-style-name="P36" presentation:class="outline" presentation:style-name="pr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2" draw:style-name="dp1" presentation:presentation-page-layout-name="ALT1">
        <draw:frame draw:layer="layout" draw:name="Title text1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3" draw:style-name="dp1" presentation:presentation-page-layout-name="ALT0">
        <draw:frame draw:layer="layout" draw:name="Title text1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4" draw:text-style-name="P23" presentation:class="subtitle" presentation:style-name="pr1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4" draw:style-name="dp1" presentation:presentation-page-layout-name="ALT1">
        <draw:frame draw:layer="layout" draw:name="Title text1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5" draw:style-name="dp1" presentation:presentation-page-layout-name="ALT1">
        <draw:frame draw:layer="layout" draw:name="Title text1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1" draw:text-style-name="P36" presentation:class="outline" presentation:style-name="pr1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6" draw:style-name="dp1" presentation:presentation-page-layout-name="ALT1">
        <draw:frame draw:layer="layout" draw:name="Title text1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7" draw:style-name="dp1" presentation:presentation-page-layout-name="ALT0">
        <draw:frame draw:layer="layout" draw:name="Title text1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5" draw:text-style-name="P23" presentation:class="subtitle" presentation:style-name="pr1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8" draw:style-name="dp1" presentation:presentation-page-layout-name="ALT1">
        <draw:frame draw:layer="layout" draw:name="Title text1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19" draw:style-name="dp1" presentation:presentation-page-layout-name="ALT1">
        <draw:frame draw:layer="layout" draw:name="Title text1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4" draw:text-style-name="P36" presentation:class="outline" presentation:style-name="pr1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0" draw:style-name="dp1" presentation:presentation-page-layout-name="ALT1">
        <draw:frame draw:layer="layout" draw:name="Title text1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1" draw:style-name="dp1" presentation:presentation-page-layout-name="ALT0">
        <draw:frame draw:layer="layout" draw:name="Title text1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6" draw:text-style-name="P23" presentation:class="subtitle" presentation:style-name="pr1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2" draw:style-name="dp1" presentation:presentation-page-layout-name="ALT1">
        <draw:frame draw:layer="layout" draw:name="Title text1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3" draw:style-name="dp1" presentation:presentation-page-layout-name="ALT1">
        <draw:frame draw:layer="layout" draw:name="Title text1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7" draw:text-style-name="P36" presentation:class="outline" presentation:style-name="pr1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4" draw:style-name="dp1" presentation:presentation-page-layout-name="ALT1">
        <draw:frame draw:layer="layout" draw:name="Title text1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5" draw:style-name="dp1" presentation:presentation-page-layout-name="ALT0">
        <draw:frame draw:layer="layout" draw:name="Title text1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7" draw:text-style-name="P23" presentation:class="subtitle" presentation:style-name="pr1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6" draw:style-name="dp1" presentation:presentation-page-layout-name="ALT1">
        <draw:frame draw:layer="layout" draw:name="Title text1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7" draw:style-name="dp1" presentation:presentation-page-layout-name="ALT1">
        <draw:frame draw:layer="layout" draw:name="Title text1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0" draw:text-style-name="P36" presentation:class="outline" presentation:style-name="pr1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8" draw:style-name="dp1" presentation:presentation-page-layout-name="ALT1">
        <draw:frame draw:layer="layout" draw:name="Title text1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29" draw:style-name="dp1" presentation:presentation-page-layout-name="ALT0">
        <draw:frame draw:layer="layout" draw:name="Title text1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8" draw:text-style-name="P23" presentation:class="subtitle" presentation:style-name="pr1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0" draw:style-name="dp1" presentation:presentation-page-layout-name="ALT1">
        <draw:frame draw:layer="layout" draw:name="Title text1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1" draw:style-name="dp1" presentation:presentation-page-layout-name="ALT1">
        <draw:frame draw:layer="layout" draw:name="Title text1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3" draw:text-style-name="P36" presentation:class="outline" presentation:style-name="pr1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2" draw:style-name="dp1" presentation:presentation-page-layout-name="ALT1">
        <draw:frame draw:layer="layout" draw:name="Title text1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3" draw:style-name="dp1" presentation:presentation-page-layout-name="ALT0">
        <draw:frame draw:layer="layout" draw:name="Title text1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9" draw:text-style-name="P23" presentation:class="subtitle" presentation:style-name="pr1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4" draw:style-name="dp1" presentation:presentation-page-layout-name="ALT1">
        <draw:frame draw:layer="layout" draw:name="Title text1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5" draw:style-name="dp1" presentation:presentation-page-layout-name="ALT1">
        <draw:frame draw:layer="layout" draw:name="Title text1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6" draw:text-style-name="P36" presentation:class="outline" presentation:style-name="pr1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6" draw:style-name="dp1" presentation:presentation-page-layout-name="ALT1">
        <draw:frame draw:layer="layout" draw:name="Title text1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7" draw:style-name="dp1" presentation:presentation-page-layout-name="ALT0">
        <draw:frame draw:layer="layout" draw:name="Title text1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0" draw:text-style-name="P23" presentation:class="subtitle" presentation:style-name="pr1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8" draw:style-name="dp1" presentation:presentation-page-layout-name="ALT1">
        <draw:frame draw:layer="layout" draw:name="Title text1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39" draw:style-name="dp1" presentation:presentation-page-layout-name="ALT1">
        <draw:frame draw:layer="layout" draw:name="Title text1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9" draw:text-style-name="P36" presentation:class="outline" presentation:style-name="pr1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0" draw:style-name="dp1" presentation:presentation-page-layout-name="ALT1">
        <draw:frame draw:layer="layout" draw:name="Title text2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1" draw:style-name="dp1" presentation:presentation-page-layout-name="ALT0">
        <draw:frame draw:layer="layout" draw:name="Title text2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1" draw:text-style-name="P23" presentation:class="subtitle" presentation:style-name="pr1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2" draw:style-name="dp1" presentation:presentation-page-layout-name="ALT1">
        <draw:frame draw:layer="layout" draw:name="Title text2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3" draw:style-name="dp1" presentation:presentation-page-layout-name="ALT1">
        <draw:frame draw:layer="layout" draw:name="Title text2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2" draw:text-style-name="P36" presentation:class="outline" presentation:style-name="pr1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4" draw:style-name="dp1" presentation:presentation-page-layout-name="ALT1">
        <draw:frame draw:layer="layout" draw:name="Title text2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5" draw:style-name="dp1" presentation:presentation-page-layout-name="ALT0">
        <draw:frame draw:layer="layout" draw:name="Title text2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2" draw:text-style-name="P23" presentation:class="subtitle" presentation:style-name="pr1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6" draw:style-name="dp1" presentation:presentation-page-layout-name="ALT1">
        <draw:frame draw:layer="layout" draw:name="Title text2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7" draw:style-name="dp1" presentation:presentation-page-layout-name="ALT1">
        <draw:frame draw:layer="layout" draw:name="Title text2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5" draw:text-style-name="P36" presentation:class="outline" presentation:style-name="pr1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8" draw:style-name="dp1" presentation:presentation-page-layout-name="ALT1">
        <draw:frame draw:layer="layout" draw:name="Title text2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49" draw:style-name="dp1" presentation:presentation-page-layout-name="ALT0">
        <draw:frame draw:layer="layout" draw:name="Title text2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3" draw:text-style-name="P23" presentation:class="subtitle" presentation:style-name="pr1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0" draw:style-name="dp1" presentation:presentation-page-layout-name="ALT1">
        <draw:frame draw:layer="layout" draw:name="Title text2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1" draw:style-name="dp1" presentation:presentation-page-layout-name="ALT1">
        <draw:frame draw:layer="layout" draw:name="Title text2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8" draw:text-style-name="P36" presentation:class="outline" presentation:style-name="pr1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2" draw:style-name="dp1" presentation:presentation-page-layout-name="ALT1">
        <draw:frame draw:layer="layout" draw:name="Title text2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3" draw:style-name="dp1" presentation:presentation-page-layout-name="ALT0">
        <draw:frame draw:layer="layout" draw:name="Title text2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4" draw:text-style-name="P23" presentation:class="subtitle" presentation:style-name="pr1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4" draw:style-name="dp1" presentation:presentation-page-layout-name="ALT1">
        <draw:frame draw:layer="layout" draw:name="Title text2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5" draw:style-name="dp1" presentation:presentation-page-layout-name="ALT1">
        <draw:frame draw:layer="layout" draw:name="Title text2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1" draw:text-style-name="P36" presentation:class="outline" presentation:style-name="pr1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6" draw:style-name="dp1" presentation:presentation-page-layout-name="ALT1">
        <draw:frame draw:layer="layout" draw:name="Title text2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7" draw:style-name="dp1" presentation:presentation-page-layout-name="ALT0">
        <draw:frame draw:layer="layout" draw:name="Title text2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5" draw:text-style-name="P23" presentation:class="subtitle" presentation:style-name="pr1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8" draw:style-name="dp1" presentation:presentation-page-layout-name="ALT1">
        <draw:frame draw:layer="layout" draw:name="Title text2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59" draw:style-name="dp1" presentation:presentation-page-layout-name="ALT1">
        <draw:frame draw:layer="layout" draw:name="Title text2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4" draw:text-style-name="P36" presentation:class="outline" presentation:style-name="pr1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0" draw:style-name="dp1" presentation:presentation-page-layout-name="ALT1">
        <draw:frame draw:layer="layout" draw:name="Title text2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1" draw:style-name="dp1" presentation:presentation-page-layout-name="ALT0">
        <draw:frame draw:layer="layout" draw:name="Title text2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6" draw:text-style-name="P23" presentation:class="subtitle" presentation:style-name="pr1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2" draw:style-name="dp1" presentation:presentation-page-layout-name="ALT1">
        <draw:frame draw:layer="layout" draw:name="Title text2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3" draw:style-name="dp1" presentation:presentation-page-layout-name="ALT1">
        <draw:frame draw:layer="layout" draw:name="Title text2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7" draw:text-style-name="P36" presentation:class="outline" presentation:style-name="pr1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4" draw:style-name="dp1" presentation:presentation-page-layout-name="ALT1">
        <draw:frame draw:layer="layout" draw:name="Title text2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5" draw:style-name="dp1" presentation:presentation-page-layout-name="ALT0">
        <draw:frame draw:layer="layout" draw:name="Title text2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7" draw:text-style-name="P23" presentation:class="subtitle" presentation:style-name="pr1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6" draw:style-name="dp1" presentation:presentation-page-layout-name="ALT1">
        <draw:frame draw:layer="layout" draw:name="Title text2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7" draw:style-name="dp1" presentation:presentation-page-layout-name="ALT1">
        <draw:frame draw:layer="layout" draw:name="Title text2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0" draw:text-style-name="P36" presentation:class="outline" presentation:style-name="pr1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8" draw:style-name="dp1" presentation:presentation-page-layout-name="ALT1">
        <draw:frame draw:layer="layout" draw:name="Title text2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69" draw:style-name="dp1" presentation:presentation-page-layout-name="ALT0">
        <draw:frame draw:layer="layout" draw:name="Title text2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8" draw:text-style-name="P23" presentation:class="subtitle" presentation:style-name="pr1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0" draw:style-name="dp1" presentation:presentation-page-layout-name="ALT1">
        <draw:frame draw:layer="layout" draw:name="Title text2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1" draw:style-name="dp1" presentation:presentation-page-layout-name="ALT1">
        <draw:frame draw:layer="layout" draw:name="Title text2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3" draw:text-style-name="P36" presentation:class="outline" presentation:style-name="pr1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2" draw:style-name="dp1" presentation:presentation-page-layout-name="ALT1">
        <draw:frame draw:layer="layout" draw:name="Title text2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3" draw:style-name="dp1" presentation:presentation-page-layout-name="ALT0">
        <draw:frame draw:layer="layout" draw:name="Title text2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9" draw:text-style-name="P23" presentation:class="subtitle" presentation:style-name="pr1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4" draw:style-name="dp1" presentation:presentation-page-layout-name="ALT1">
        <draw:frame draw:layer="layout" draw:name="Title text2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5" draw:style-name="dp1" presentation:presentation-page-layout-name="ALT1">
        <draw:frame draw:layer="layout" draw:name="Title text2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6" draw:text-style-name="P36" presentation:class="outline" presentation:style-name="pr1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6" draw:style-name="dp1" presentation:presentation-page-layout-name="ALT1">
        <draw:frame draw:layer="layout" draw:name="Title text2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7" draw:style-name="dp1" presentation:presentation-page-layout-name="ALT0">
        <draw:frame draw:layer="layout" draw:name="Title text2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0" draw:text-style-name="P23" presentation:class="subtitle" presentation:style-name="pr1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8" draw:style-name="dp1" presentation:presentation-page-layout-name="ALT1">
        <draw:frame draw:layer="layout" draw:name="Title text2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79" draw:style-name="dp1" presentation:presentation-page-layout-name="ALT1">
        <draw:frame draw:layer="layout" draw:name="Title text2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9" draw:text-style-name="P36" presentation:class="outline" presentation:style-name="pr1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0" draw:style-name="dp1" presentation:presentation-page-layout-name="ALT1">
        <draw:frame draw:layer="layout" draw:name="Title text2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1" draw:style-name="dp1" presentation:presentation-page-layout-name="ALT0">
        <draw:frame draw:layer="layout" draw:name="Title text2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1" draw:text-style-name="P23" presentation:class="subtitle" presentation:style-name="pr1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2" draw:style-name="dp1" presentation:presentation-page-layout-name="ALT1">
        <draw:frame draw:layer="layout" draw:name="Title text2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3" draw:style-name="dp1" presentation:presentation-page-layout-name="ALT1">
        <draw:frame draw:layer="layout" draw:name="Title text2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2" draw:text-style-name="P36" presentation:class="outline" presentation:style-name="pr1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4" draw:style-name="dp1" presentation:presentation-page-layout-name="ALT1">
        <draw:frame draw:layer="layout" draw:name="Title text2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5" draw:style-name="dp1" presentation:presentation-page-layout-name="ALT0">
        <draw:frame draw:layer="layout" draw:name="Title text2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2" draw:text-style-name="P23" presentation:class="subtitle" presentation:style-name="pr1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6" draw:style-name="dp1" presentation:presentation-page-layout-name="ALT1">
        <draw:frame draw:layer="layout" draw:name="Title text2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7" draw:style-name="dp1" presentation:presentation-page-layout-name="ALT1">
        <draw:frame draw:layer="layout" draw:name="Title text2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5" draw:text-style-name="P36" presentation:class="outline" presentation:style-name="pr1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8" draw:style-name="dp1" presentation:presentation-page-layout-name="ALT1">
        <draw:frame draw:layer="layout" draw:name="Title text2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89" draw:style-name="dp1" presentation:presentation-page-layout-name="ALT0">
        <draw:frame draw:layer="layout" draw:name="Title text2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3" draw:text-style-name="P23" presentation:class="subtitle" presentation:style-name="pr1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0" draw:style-name="dp1" presentation:presentation-page-layout-name="ALT1">
        <draw:frame draw:layer="layout" draw:name="Title text2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1" draw:style-name="dp1" presentation:presentation-page-layout-name="ALT1">
        <draw:frame draw:layer="layout" draw:name="Title text2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8" draw:text-style-name="P36" presentation:class="outline" presentation:style-name="pr1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2" draw:style-name="dp1" presentation:presentation-page-layout-name="ALT1">
        <draw:frame draw:layer="layout" draw:name="Title text2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3" draw:style-name="dp1" presentation:presentation-page-layout-name="ALT0">
        <draw:frame draw:layer="layout" draw:name="Title text2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4" draw:text-style-name="P23" presentation:class="subtitle" presentation:style-name="pr1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4" draw:style-name="dp1" presentation:presentation-page-layout-name="ALT1">
        <draw:frame draw:layer="layout" draw:name="Title text2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5" draw:style-name="dp1" presentation:presentation-page-layout-name="ALT1">
        <draw:frame draw:layer="layout" draw:name="Title text2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1" draw:text-style-name="P36" presentation:class="outline" presentation:style-name="pr1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6" draw:style-name="dp1" presentation:presentation-page-layout-name="ALT1">
        <draw:frame draw:layer="layout" draw:name="Title text2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1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7" draw:style-name="dp1" presentation:presentation-page-layout-name="ALT0">
        <draw:frame draw:layer="layout" draw:name="Title text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 draw:text-style-name="P23" presentation:class="subtitle" presentation:style-name="pr1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1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8" draw:style-name="dp1" presentation:presentation-page-layout-name="ALT1">
        <draw:frame draw:layer="layout" draw:name="Title text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1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199" draw:style-name="dp1" presentation:presentation-page-layout-name="ALT1">
        <draw:frame draw:layer="layout" draw:name="Title text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 draw:text-style-name="P36" presentation:class="outline" presentation:style-name="pr1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1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0" draw:style-name="dp1" presentation:presentation-page-layout-name="ALT1">
        <draw:frame draw:layer="layout" draw:name="Title text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1" draw:style-name="dp1" presentation:presentation-page-layout-name="ALT0">
        <draw:frame draw:layer="layout" draw:name="Title text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 draw:text-style-name="P23" presentation:class="subtitle" presentation:style-name="pr14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2" draw:style-name="dp1" presentation:presentation-page-layout-name="ALT1">
        <draw:frame draw:layer="layout" draw:name="Title text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3" draw:style-name="dp1" presentation:presentation-page-layout-name="ALT1">
        <draw:frame draw:layer="layout" draw:name="Title text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 draw:text-style-name="P36" presentation:class="outline" presentation:style-name="pr14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4" draw:style-name="dp1" presentation:presentation-page-layout-name="ALT1">
        <draw:frame draw:layer="layout" draw:name="Title text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5" draw:style-name="dp1" presentation:presentation-page-layout-name="ALT0">
        <draw:frame draw:layer="layout" draw:name="Title text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 draw:text-style-name="P23" presentation:class="subtitle" presentation:style-name="pr14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6" draw:style-name="dp1" presentation:presentation-page-layout-name="ALT1">
        <draw:frame draw:layer="layout" draw:name="Title text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7" draw:style-name="dp1" presentation:presentation-page-layout-name="ALT1">
        <draw:frame draw:layer="layout" draw:name="Title text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 draw:text-style-name="P36" presentation:class="outline" presentation:style-name="pr14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8" draw:style-name="dp1" presentation:presentation-page-layout-name="ALT1">
        <draw:frame draw:layer="layout" draw:name="Title text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09" draw:style-name="dp1" presentation:presentation-page-layout-name="ALT0">
        <draw:frame draw:layer="layout" draw:name="Title text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 draw:text-style-name="P23" presentation:class="subtitle" presentation:style-name="pr1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0" draw:style-name="dp1" presentation:presentation-page-layout-name="ALT1">
        <draw:frame draw:layer="layout" draw:name="Title text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1" draw:style-name="dp1" presentation:presentation-page-layout-name="ALT1">
        <draw:frame draw:layer="layout" draw:name="Title text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 draw:text-style-name="P36" presentation:class="outline" presentation:style-name="pr1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2" draw:style-name="dp1" presentation:presentation-page-layout-name="ALT1">
        <draw:frame draw:layer="layout" draw:name="Title text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3" draw:style-name="dp1" presentation:presentation-page-layout-name="ALT0">
        <draw:frame draw:layer="layout" draw:name="Title text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 draw:text-style-name="P23" presentation:class="subtitle" presentation:style-name="pr1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4" draw:style-name="dp1" presentation:presentation-page-layout-name="ALT1">
        <draw:frame draw:layer="layout" draw:name="Title text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5" draw:style-name="dp1" presentation:presentation-page-layout-name="ALT1">
        <draw:frame draw:layer="layout" draw:name="Title text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 draw:text-style-name="P36" presentation:class="outline" presentation:style-name="pr1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6" draw:style-name="dp1" presentation:presentation-page-layout-name="ALT1">
        <draw:frame draw:layer="layout" draw:name="Title text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7" draw:style-name="dp1" presentation:presentation-page-layout-name="ALT0">
        <draw:frame draw:layer="layout" draw:name="Title text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 draw:text-style-name="P23" presentation:class="subtitle" presentation:style-name="pr1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8" draw:style-name="dp1" presentation:presentation-page-layout-name="ALT1">
        <draw:frame draw:layer="layout" draw:name="Title text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19" draw:style-name="dp1" presentation:presentation-page-layout-name="ALT1">
        <draw:frame draw:layer="layout" draw:name="Title text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 draw:text-style-name="P36" presentation:class="outline" presentation:style-name="pr1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0" draw:style-name="dp1" presentation:presentation-page-layout-name="ALT1">
        <draw:frame draw:layer="layout" draw:name="Title text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1" draw:style-name="dp1" presentation:presentation-page-layout-name="ALT0">
        <draw:frame draw:layer="layout" draw:name="Title text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 draw:text-style-name="P23" presentation:class="subtitle" presentation:style-name="pr1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2" draw:style-name="dp1" presentation:presentation-page-layout-name="ALT1">
        <draw:frame draw:layer="layout" draw:name="Title text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3" draw:style-name="dp1" presentation:presentation-page-layout-name="ALT1">
        <draw:frame draw:layer="layout" draw:name="Title text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 draw:text-style-name="P36" presentation:class="outline" presentation:style-name="pr1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4" draw:style-name="dp1" presentation:presentation-page-layout-name="ALT1">
        <draw:frame draw:layer="layout" draw:name="Title text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5" draw:style-name="dp1" presentation:presentation-page-layout-name="ALT0">
        <draw:frame draw:layer="layout" draw:name="Title text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 draw:text-style-name="P23" presentation:class="subtitle" presentation:style-name="pr1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6" draw:style-name="dp1" presentation:presentation-page-layout-name="ALT1">
        <draw:frame draw:layer="layout" draw:name="Title text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7" draw:style-name="dp1" presentation:presentation-page-layout-name="ALT1">
        <draw:frame draw:layer="layout" draw:name="Title text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 draw:text-style-name="P36" presentation:class="outline" presentation:style-name="pr1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8" draw:style-name="dp1" presentation:presentation-page-layout-name="ALT1">
        <draw:frame draw:layer="layout" draw:name="Title text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29" draw:style-name="dp1" presentation:presentation-page-layout-name="ALT0">
        <draw:frame draw:layer="layout" draw:name="Title text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5" draw:text-style-name="P23" presentation:class="subtitle" presentation:style-name="pr1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0" draw:style-name="dp1" presentation:presentation-page-layout-name="ALT1">
        <draw:frame draw:layer="layout" draw:name="Title text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1" draw:style-name="dp1" presentation:presentation-page-layout-name="ALT1">
        <draw:frame draw:layer="layout" draw:name="Title text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4" draw:text-style-name="P36" presentation:class="outline" presentation:style-name="pr1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2" draw:style-name="dp1" presentation:presentation-page-layout-name="ALT1">
        <draw:frame draw:layer="layout" draw:name="Title text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3" draw:style-name="dp1" presentation:presentation-page-layout-name="ALT0">
        <draw:frame draw:layer="layout" draw:name="Title text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 draw:text-style-name="P23" presentation:class="subtitle" presentation:style-name="pr1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4" draw:style-name="dp1" presentation:presentation-page-layout-name="ALT1">
        <draw:frame draw:layer="layout" draw:name="Title text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5" draw:style-name="dp1" presentation:presentation-page-layout-name="ALT1">
        <draw:frame draw:layer="layout" draw:name="Title text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7" draw:text-style-name="P36" presentation:class="outline" presentation:style-name="pr1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6" draw:style-name="dp1" presentation:presentation-page-layout-name="ALT1">
        <draw:frame draw:layer="layout" draw:name="Title text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7" draw:style-name="dp1" presentation:presentation-page-layout-name="ALT0">
        <draw:frame draw:layer="layout" draw:name="Title text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 draw:text-style-name="P23" presentation:class="subtitle" presentation:style-name="pr1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8" draw:style-name="dp1" presentation:presentation-page-layout-name="ALT1">
        <draw:frame draw:layer="layout" draw:name="Title text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39" draw:style-name="dp1" presentation:presentation-page-layout-name="ALT1">
        <draw:frame draw:layer="layout" draw:name="Title text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 draw:text-style-name="P36" presentation:class="outline" presentation:style-name="pr1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0" draw:style-name="dp1" presentation:presentation-page-layout-name="ALT1">
        <draw:frame draw:layer="layout" draw:name="Title text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1" draw:style-name="dp1" presentation:presentation-page-layout-name="ALT0">
        <draw:frame draw:layer="layout" draw:name="Title text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 draw:text-style-name="P23" presentation:class="subtitle" presentation:style-name="pr1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2" draw:style-name="dp1" presentation:presentation-page-layout-name="ALT1">
        <draw:frame draw:layer="layout" draw:name="Title text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3" draw:style-name="dp1" presentation:presentation-page-layout-name="ALT1">
        <draw:frame draw:layer="layout" draw:name="Title text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 draw:text-style-name="P36" presentation:class="outline" presentation:style-name="pr1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4" draw:style-name="dp1" presentation:presentation-page-layout-name="ALT1">
        <draw:frame draw:layer="layout" draw:name="Title text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5" draw:style-name="dp1" presentation:presentation-page-layout-name="ALT0">
        <draw:frame draw:layer="layout" draw:name="Title text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3" draw:text-style-name="P23" presentation:class="subtitle" presentation:style-name="pr1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6" draw:style-name="dp1" presentation:presentation-page-layout-name="ALT1">
        <draw:frame draw:layer="layout" draw:name="Title text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7" draw:style-name="dp1" presentation:presentation-page-layout-name="ALT1">
        <draw:frame draw:layer="layout" draw:name="Title text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8" draw:text-style-name="P36" presentation:class="outline" presentation:style-name="pr1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8" draw:style-name="dp1" presentation:presentation-page-layout-name="ALT1">
        <draw:frame draw:layer="layout" draw:name="Title text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49" draw:style-name="dp1" presentation:presentation-page-layout-name="ALT0">
        <draw:frame draw:layer="layout" draw:name="Title text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4" draw:text-style-name="P23" presentation:class="subtitle" presentation:style-name="pr1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0" draw:style-name="dp1" presentation:presentation-page-layout-name="ALT1">
        <draw:frame draw:layer="layout" draw:name="Title text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1" draw:style-name="dp1" presentation:presentation-page-layout-name="ALT1">
        <draw:frame draw:layer="layout" draw:name="Title text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1" draw:text-style-name="P36" presentation:class="outline" presentation:style-name="pr1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2" draw:style-name="dp1" presentation:presentation-page-layout-name="ALT1">
        <draw:frame draw:layer="layout" draw:name="Title text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3" draw:style-name="dp1" presentation:presentation-page-layout-name="ALT0">
        <draw:frame draw:layer="layout" draw:name="Title text4"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 draw:text-style-name="P23" presentation:class="subtitle" presentation:style-name="pr1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4" draw:style-name="dp1" presentation:presentation-page-layout-name="ALT1">
        <draw:frame draw:layer="layout" draw:name="Title text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5" draw:style-name="dp1" presentation:presentation-page-layout-name="ALT1">
        <draw:frame draw:layer="layout" draw:name="Title text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 draw:text-style-name="P36" presentation:class="outline" presentation:style-name="pr1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6" draw:style-name="dp1" presentation:presentation-page-layout-name="ALT1">
        <draw:frame draw:layer="layout" draw:name="Title text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7" draw:style-name="dp1" presentation:presentation-page-layout-name="ALT0">
        <draw:frame draw:layer="layout" draw:name="Title text2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5" draw:text-style-name="P23" presentation:class="subtitle" presentation:style-name="pr1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8" draw:style-name="dp1" presentation:presentation-page-layout-name="ALT1">
        <draw:frame draw:layer="layout" draw:name="Title text2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59" draw:style-name="dp1" presentation:presentation-page-layout-name="ALT1">
        <draw:frame draw:layer="layout" draw:name="Title text2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4" draw:text-style-name="P36" presentation:class="outline" presentation:style-name="pr1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0" draw:style-name="dp1" presentation:presentation-page-layout-name="ALT1">
        <draw:frame draw:layer="layout" draw:name="Title text2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1" draw:style-name="dp1" presentation:presentation-page-layout-name="ALT0">
        <draw:frame draw:layer="layout" draw:name="Title text2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6" draw:text-style-name="P23" presentation:class="subtitle" presentation:style-name="pr1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2" draw:style-name="dp1" presentation:presentation-page-layout-name="ALT1">
        <draw:frame draw:layer="layout" draw:name="Title text2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3" draw:style-name="dp1" presentation:presentation-page-layout-name="ALT1">
        <draw:frame draw:layer="layout" draw:name="Title text2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7" draw:text-style-name="P36" presentation:class="outline" presentation:style-name="pr1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4" draw:style-name="dp1" presentation:presentation-page-layout-name="ALT1">
        <draw:frame draw:layer="layout" draw:name="Title text2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5" draw:style-name="dp1" presentation:presentation-page-layout-name="ALT0">
        <draw:frame draw:layer="layout" draw:name="Title text2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7" draw:text-style-name="P23" presentation:class="subtitle" presentation:style-name="pr1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6" draw:style-name="dp1" presentation:presentation-page-layout-name="ALT1">
        <draw:frame draw:layer="layout" draw:name="Title text2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19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7" draw:style-name="dp1" presentation:presentation-page-layout-name="ALT1">
        <draw:frame draw:layer="layout" draw:name="Title text2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0" draw:text-style-name="P36" presentation:class="outline" presentation:style-name="pr1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8" draw:style-name="dp1" presentation:presentation-page-layout-name="ALT1">
        <draw:frame draw:layer="layout" draw:name="Title text2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69" draw:style-name="dp1" presentation:presentation-page-layout-name="ALT0">
        <draw:frame draw:layer="layout" draw:name="Title text2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8" draw:text-style-name="P23" presentation:class="subtitle" presentation:style-name="pr1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0" draw:style-name="dp1" presentation:presentation-page-layout-name="ALT1">
        <draw:frame draw:layer="layout" draw:name="Title text2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1" draw:style-name="dp1" presentation:presentation-page-layout-name="ALT1">
        <draw:frame draw:layer="layout" draw:name="Title text2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3" draw:text-style-name="P36" presentation:class="outline" presentation:style-name="pr1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2" draw:style-name="dp1" presentation:presentation-page-layout-name="ALT1">
        <draw:frame draw:layer="layout" draw:name="Title text2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3" draw:style-name="dp1" presentation:presentation-page-layout-name="ALT0">
        <draw:frame draw:layer="layout" draw:name="Title text2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69" draw:text-style-name="P23" presentation:class="subtitle" presentation:style-name="pr1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4" draw:style-name="dp1" presentation:presentation-page-layout-name="ALT1">
        <draw:frame draw:layer="layout" draw:name="Title text2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5" draw:style-name="dp1" presentation:presentation-page-layout-name="ALT1">
        <draw:frame draw:layer="layout" draw:name="Title text2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6" draw:text-style-name="P36" presentation:class="outline" presentation:style-name="pr1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6" draw:style-name="dp1" presentation:presentation-page-layout-name="ALT1">
        <draw:frame draw:layer="layout" draw:name="Title text2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7" draw:style-name="dp1" presentation:presentation-page-layout-name="ALT0">
        <draw:frame draw:layer="layout" draw:name="Title text2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0" draw:text-style-name="P23" presentation:class="subtitle" presentation:style-name="pr1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8" draw:style-name="dp1" presentation:presentation-page-layout-name="ALT1">
        <draw:frame draw:layer="layout" draw:name="Title text2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79" draw:style-name="dp1" presentation:presentation-page-layout-name="ALT1">
        <draw:frame draw:layer="layout" draw:name="Title text2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09" draw:text-style-name="P36" presentation:class="outline" presentation:style-name="pr1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0" draw:style-name="dp1" presentation:presentation-page-layout-name="ALT1">
        <draw:frame draw:layer="layout" draw:name="Title text2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1" draw:style-name="dp1" presentation:presentation-page-layout-name="ALT0">
        <draw:frame draw:layer="layout" draw:name="Title text2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1" draw:text-style-name="P23" presentation:class="subtitle" presentation:style-name="pr1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2" draw:style-name="dp1" presentation:presentation-page-layout-name="ALT1">
        <draw:frame draw:layer="layout" draw:name="Title text2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3" draw:style-name="dp1" presentation:presentation-page-layout-name="ALT1">
        <draw:frame draw:layer="layout" draw:name="Title text2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2" draw:text-style-name="P36" presentation:class="outline" presentation:style-name="pr1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4" draw:style-name="dp1" presentation:presentation-page-layout-name="ALT1">
        <draw:frame draw:layer="layout" draw:name="Title text2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5" draw:style-name="dp1" presentation:presentation-page-layout-name="ALT0">
        <draw:frame draw:layer="layout" draw:name="Title text2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2" draw:text-style-name="P23" presentation:class="subtitle" presentation:style-name="pr1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6" draw:style-name="dp1" presentation:presentation-page-layout-name="ALT1">
        <draw:frame draw:layer="layout" draw:name="Title text2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7" draw:style-name="dp1" presentation:presentation-page-layout-name="ALT1">
        <draw:frame draw:layer="layout" draw:name="Title text2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5" draw:text-style-name="P36" presentation:class="outline" presentation:style-name="pr1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8" draw:style-name="dp1" presentation:presentation-page-layout-name="ALT1">
        <draw:frame draw:layer="layout" draw:name="Title text2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89" draw:style-name="dp1" presentation:presentation-page-layout-name="ALT0">
        <draw:frame draw:layer="layout" draw:name="Title text2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3" draw:text-style-name="P23" presentation:class="subtitle" presentation:style-name="pr1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0" draw:style-name="dp1" presentation:presentation-page-layout-name="ALT1">
        <draw:frame draw:layer="layout" draw:name="Title text2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1" draw:style-name="dp1" presentation:presentation-page-layout-name="ALT1">
        <draw:frame draw:layer="layout" draw:name="Title text2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8" draw:text-style-name="P36" presentation:class="outline" presentation:style-name="pr1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2" draw:style-name="dp1" presentation:presentation-page-layout-name="ALT1">
        <draw:frame draw:layer="layout" draw:name="Title text2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1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3" draw:style-name="dp1" presentation:presentation-page-layout-name="ALT0">
        <draw:frame draw:layer="layout" draw:name="Title text2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4" draw:text-style-name="P23" presentation:class="subtitle" presentation:style-name="pr1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4" draw:style-name="dp1" presentation:presentation-page-layout-name="ALT1">
        <draw:frame draw:layer="layout" draw:name="Title text2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5" draw:style-name="dp1" presentation:presentation-page-layout-name="ALT1">
        <draw:frame draw:layer="layout" draw:name="Title text2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1" draw:text-style-name="P36" presentation:class="outline" presentation:style-name="pr1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6" draw:style-name="dp1" presentation:presentation-page-layout-name="ALT1">
        <draw:frame draw:layer="layout" draw:name="Title text2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2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7" draw:style-name="dp1" presentation:presentation-page-layout-name="ALT0">
        <draw:frame draw:layer="layout" draw:name="Title text2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5" draw:text-style-name="P23" presentation:class="subtitle" presentation:style-name="pr1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2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8" draw:style-name="dp1" presentation:presentation-page-layout-name="ALT1">
        <draw:frame draw:layer="layout" draw:name="Title text2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2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299" draw:style-name="dp1" presentation:presentation-page-layout-name="ALT1">
        <draw:frame draw:layer="layout" draw:name="Title text2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4" draw:text-style-name="P36" presentation:class="outline" presentation:style-name="pr1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2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0" draw:style-name="dp1" presentation:presentation-page-layout-name="ALT1">
        <draw:frame draw:layer="layout" draw:name="Title text3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1" draw:style-name="dp1" presentation:presentation-page-layout-name="ALT0">
        <draw:frame draw:layer="layout" draw:name="Title text3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6" draw:text-style-name="P23" presentation:class="subtitle" presentation:style-name="pr1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2" draw:style-name="dp1" presentation:presentation-page-layout-name="ALT1">
        <draw:frame draw:layer="layout" draw:name="Title text3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3" draw:style-name="dp1" presentation:presentation-page-layout-name="ALT1">
        <draw:frame draw:layer="layout" draw:name="Title text3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7" draw:text-style-name="P36" presentation:class="outline" presentation:style-name="pr1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4" draw:style-name="dp1" presentation:presentation-page-layout-name="ALT1">
        <draw:frame draw:layer="layout" draw:name="Title text3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5" draw:style-name="dp1" presentation:presentation-page-layout-name="ALT0">
        <draw:frame draw:layer="layout" draw:name="Title text3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7" draw:text-style-name="P23" presentation:class="subtitle" presentation:style-name="pr1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6" draw:style-name="dp1" presentation:presentation-page-layout-name="ALT1">
        <draw:frame draw:layer="layout" draw:name="Title text3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2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7" draw:style-name="dp1" presentation:presentation-page-layout-name="ALT1">
        <draw:frame draw:layer="layout" draw:name="Title text3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0" draw:text-style-name="P36" presentation:class="outline" presentation:style-name="pr1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8" draw:style-name="dp1" presentation:presentation-page-layout-name="ALT1">
        <draw:frame draw:layer="layout" draw:name="Title text3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09" draw:style-name="dp1" presentation:presentation-page-layout-name="ALT0">
        <draw:frame draw:layer="layout" draw:name="Title text3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8" draw:text-style-name="P23" presentation:class="subtitle" presentation:style-name="pr1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0" draw:style-name="dp1" presentation:presentation-page-layout-name="ALT1">
        <draw:frame draw:layer="layout" draw:name="Title text3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1" draw:style-name="dp1" presentation:presentation-page-layout-name="ALT1">
        <draw:frame draw:layer="layout" draw:name="Title text3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3" draw:text-style-name="P36" presentation:class="outline" presentation:style-name="pr1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2" draw:style-name="dp1" presentation:presentation-page-layout-name="ALT1">
        <draw:frame draw:layer="layout" draw:name="Title text3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3" draw:style-name="dp1" presentation:presentation-page-layout-name="ALT0">
        <draw:frame draw:layer="layout" draw:name="Title text3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79" draw:text-style-name="P23" presentation:class="subtitle" presentation:style-name="pr2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4" draw:style-name="dp1" presentation:presentation-page-layout-name="ALT1">
        <draw:frame draw:layer="layout" draw:name="Title text3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5" draw:style-name="dp1" presentation:presentation-page-layout-name="ALT1">
        <draw:frame draw:layer="layout" draw:name="Title text3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6" draw:text-style-name="P36" presentation:class="outline" presentation:style-name="pr2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6" draw:style-name="dp1" presentation:presentation-page-layout-name="ALT1">
        <draw:frame draw:layer="layout" draw:name="Title text3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7" draw:style-name="dp1" presentation:presentation-page-layout-name="ALT0">
        <draw:frame draw:layer="layout" draw:name="Title text3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0" draw:text-style-name="P23" presentation:class="subtitle" presentation:style-name="pr2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8" draw:style-name="dp1" presentation:presentation-page-layout-name="ALT1">
        <draw:frame draw:layer="layout" draw:name="Title text3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19" draw:style-name="dp1" presentation:presentation-page-layout-name="ALT1">
        <draw:frame draw:layer="layout" draw:name="Title text3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39" draw:text-style-name="P36" presentation:class="outline" presentation:style-name="pr2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0" draw:style-name="dp1" presentation:presentation-page-layout-name="ALT1">
        <draw:frame draw:layer="layout" draw:name="Title text3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1" draw:style-name="dp1" presentation:presentation-page-layout-name="ALT0">
        <draw:frame draw:layer="layout" draw:name="Title text3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1" draw:text-style-name="P23" presentation:class="subtitle" presentation:style-name="pr2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2" draw:style-name="dp1" presentation:presentation-page-layout-name="ALT1">
        <draw:frame draw:layer="layout" draw:name="Title text3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3" draw:style-name="dp1" presentation:presentation-page-layout-name="ALT1">
        <draw:frame draw:layer="layout" draw:name="Title text3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2" draw:text-style-name="P36" presentation:class="outline" presentation:style-name="pr2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4" draw:style-name="dp1" presentation:presentation-page-layout-name="ALT1">
        <draw:frame draw:layer="layout" draw:name="Title text3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5" draw:style-name="dp1" presentation:presentation-page-layout-name="ALT0">
        <draw:frame draw:layer="layout" draw:name="Title text3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2" draw:text-style-name="P23" presentation:class="subtitle" presentation:style-name="pr2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6" draw:style-name="dp1" presentation:presentation-page-layout-name="ALT1">
        <draw:frame draw:layer="layout" draw:name="Title text3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7" draw:style-name="dp1" presentation:presentation-page-layout-name="ALT1">
        <draw:frame draw:layer="layout" draw:name="Title text3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5" draw:text-style-name="P36" presentation:class="outline" presentation:style-name="pr2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8" draw:style-name="dp1" presentation:presentation-page-layout-name="ALT1">
        <draw:frame draw:layer="layout" draw:name="Title text3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29" draw:style-name="dp1" presentation:presentation-page-layout-name="ALT0">
        <draw:frame draw:layer="layout" draw:name="Title text3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3" draw:text-style-name="P23" presentation:class="subtitle" presentation:style-name="pr2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0" draw:style-name="dp1" presentation:presentation-page-layout-name="ALT1">
        <draw:frame draw:layer="layout" draw:name="Title text3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1" draw:style-name="dp1" presentation:presentation-page-layout-name="ALT1">
        <draw:frame draw:layer="layout" draw:name="Title text3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8" draw:text-style-name="P36" presentation:class="outline" presentation:style-name="pr2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2" draw:style-name="dp1" presentation:presentation-page-layout-name="ALT1">
        <draw:frame draw:layer="layout" draw:name="Title text3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4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3" draw:style-name="dp1" presentation:presentation-page-layout-name="ALT0">
        <draw:frame draw:layer="layout" draw:name="Title text3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4" draw:text-style-name="P23" presentation:class="subtitle" presentation:style-name="pr2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4" draw:style-name="dp1" presentation:presentation-page-layout-name="ALT1">
        <draw:frame draw:layer="layout" draw:name="Title text3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5" draw:style-name="dp1" presentation:presentation-page-layout-name="ALT1">
        <draw:frame draw:layer="layout" draw:name="Title text3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1" draw:text-style-name="P36" presentation:class="outline" presentation:style-name="pr2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6" draw:style-name="dp1" presentation:presentation-page-layout-name="ALT1">
        <draw:frame draw:layer="layout" draw:name="Title text3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7" draw:style-name="dp1" presentation:presentation-page-layout-name="ALT0">
        <draw:frame draw:layer="layout" draw:name="Title text3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5" draw:text-style-name="P23" presentation:class="subtitle" presentation:style-name="pr2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8" draw:style-name="dp1" presentation:presentation-page-layout-name="ALT1">
        <draw:frame draw:layer="layout" draw:name="Title text3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39" draw:style-name="dp1" presentation:presentation-page-layout-name="ALT1">
        <draw:frame draw:layer="layout" draw:name="Title text3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4" draw:text-style-name="P36" presentation:class="outline" presentation:style-name="pr2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0" draw:style-name="dp1" presentation:presentation-page-layout-name="ALT1">
        <draw:frame draw:layer="layout" draw:name="Title text3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1" draw:style-name="dp1" presentation:presentation-page-layout-name="ALT0">
        <draw:frame draw:layer="layout" draw:name="Title text3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6" draw:text-style-name="P23" presentation:class="subtitle" presentation:style-name="pr2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2" draw:style-name="dp1" presentation:presentation-page-layout-name="ALT1">
        <draw:frame draw:layer="layout" draw:name="Title text3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3" draw:style-name="dp1" presentation:presentation-page-layout-name="ALT1">
        <draw:frame draw:layer="layout" draw:name="Title text3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7" draw:text-style-name="P36" presentation:class="outline" presentation:style-name="pr2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4" draw:style-name="dp1" presentation:presentation-page-layout-name="ALT1">
        <draw:frame draw:layer="layout" draw:name="Title text3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5" draw:style-name="dp1" presentation:presentation-page-layout-name="ALT0">
        <draw:frame draw:layer="layout" draw:name="Title text3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7" draw:text-style-name="P23" presentation:class="subtitle" presentation:style-name="pr2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6" draw:style-name="dp1" presentation:presentation-page-layout-name="ALT1">
        <draw:frame draw:layer="layout" draw:name="Title text3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5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7" draw:style-name="dp1" presentation:presentation-page-layout-name="ALT1">
        <draw:frame draw:layer="layout" draw:name="Title text3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0" draw:text-style-name="P36" presentation:class="outline" presentation:style-name="pr2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8" draw:style-name="dp1" presentation:presentation-page-layout-name="ALT1">
        <draw:frame draw:layer="layout" draw:name="Title text3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49" draw:style-name="dp1" presentation:presentation-page-layout-name="ALT0">
        <draw:frame draw:layer="layout" draw:name="Title text3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8" draw:text-style-name="P23" presentation:class="subtitle" presentation:style-name="pr2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0" draw:style-name="dp1" presentation:presentation-page-layout-name="ALT1">
        <draw:frame draw:layer="layout" draw:name="Title text3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1" draw:style-name="dp1" presentation:presentation-page-layout-name="ALT1">
        <draw:frame draw:layer="layout" draw:name="Title text3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3" draw:text-style-name="P36" presentation:class="outline" presentation:style-name="pr2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2" draw:style-name="dp1" presentation:presentation-page-layout-name="ALT1">
        <draw:frame draw:layer="layout" draw:name="Title text3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3" draw:style-name="dp1" presentation:presentation-page-layout-name="ALT0">
        <draw:frame draw:layer="layout" draw:name="Title text3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89" draw:text-style-name="P23" presentation:class="subtitle" presentation:style-name="pr2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4" draw:style-name="dp1" presentation:presentation-page-layout-name="ALT1">
        <draw:frame draw:layer="layout" draw:name="Title text3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5" draw:style-name="dp1" presentation:presentation-page-layout-name="ALT1">
        <draw:frame draw:layer="layout" draw:name="Title text3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6" draw:text-style-name="P36" presentation:class="outline" presentation:style-name="pr2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6" draw:style-name="dp1" presentation:presentation-page-layout-name="ALT1">
        <draw:frame draw:layer="layout" draw:name="Title text3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7" draw:style-name="dp1" presentation:presentation-page-layout-name="ALT0">
        <draw:frame draw:layer="layout" draw:name="Title text3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0" draw:text-style-name="P23" presentation:class="subtitle" presentation:style-name="pr2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8" draw:style-name="dp1" presentation:presentation-page-layout-name="ALT1">
        <draw:frame draw:layer="layout" draw:name="Title text3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59" draw:style-name="dp1" presentation:presentation-page-layout-name="ALT1">
        <draw:frame draw:layer="layout" draw:name="Title text3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69" draw:text-style-name="P36" presentation:class="outline" presentation:style-name="pr2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0" draw:style-name="dp1" presentation:presentation-page-layout-name="ALT1">
        <draw:frame draw:layer="layout" draw:name="Title text3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1" draw:style-name="dp1" presentation:presentation-page-layout-name="ALT0">
        <draw:frame draw:layer="layout" draw:name="Title text3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1" draw:text-style-name="P23" presentation:class="subtitle" presentation:style-name="pr2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2" draw:style-name="dp1" presentation:presentation-page-layout-name="ALT1">
        <draw:frame draw:layer="layout" draw:name="Title text3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3" draw:style-name="dp1" presentation:presentation-page-layout-name="ALT1">
        <draw:frame draw:layer="layout" draw:name="Title text3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2" draw:text-style-name="P36" presentation:class="outline" presentation:style-name="pr2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4" draw:style-name="dp1" presentation:presentation-page-layout-name="ALT1">
        <draw:frame draw:layer="layout" draw:name="Title text3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5" draw:style-name="dp1" presentation:presentation-page-layout-name="ALT0">
        <draw:frame draw:layer="layout" draw:name="Title text3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2" draw:text-style-name="P23" presentation:class="subtitle" presentation:style-name="pr2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6" draw:style-name="dp1" presentation:presentation-page-layout-name="ALT1">
        <draw:frame draw:layer="layout" draw:name="Title text3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7" draw:style-name="dp1" presentation:presentation-page-layout-name="ALT1">
        <draw:frame draw:layer="layout" draw:name="Title text3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5" draw:text-style-name="P36" presentation:class="outline" presentation:style-name="pr2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8" draw:style-name="dp1" presentation:presentation-page-layout-name="ALT1">
        <draw:frame draw:layer="layout" draw:name="Title text3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69" draw:style-name="dp1" presentation:presentation-page-layout-name="ALT0">
        <draw:frame draw:layer="layout" draw:name="Title text3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3" draw:text-style-name="P23" presentation:class="subtitle" presentation:style-name="pr2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0" draw:style-name="dp1" presentation:presentation-page-layout-name="ALT1">
        <draw:frame draw:layer="layout" draw:name="Title text3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1" draw:style-name="dp1" presentation:presentation-page-layout-name="ALT1">
        <draw:frame draw:layer="layout" draw:name="Title text3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8" draw:text-style-name="P36" presentation:class="outline" presentation:style-name="pr2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2" draw:style-name="dp1" presentation:presentation-page-layout-name="ALT1">
        <draw:frame draw:layer="layout" draw:name="Title text3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7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3" draw:style-name="dp1" presentation:presentation-page-layout-name="ALT0">
        <draw:frame draw:layer="layout" draw:name="Title text3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4" draw:text-style-name="P23" presentation:class="subtitle" presentation:style-name="pr2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4" draw:style-name="dp1" presentation:presentation-page-layout-name="ALT1">
        <draw:frame draw:layer="layout" draw:name="Title text3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5" draw:style-name="dp1" presentation:presentation-page-layout-name="ALT1">
        <draw:frame draw:layer="layout" draw:name="Title text3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1" draw:text-style-name="P36" presentation:class="outline" presentation:style-name="pr2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6" draw:style-name="dp1" presentation:presentation-page-layout-name="ALT0">
        <draw:frame draw:layer="layout" draw:name="Title text3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7" draw:text-style-name="P23" presentation:class="subtitle" presentation:style-name="pr2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7" draw:style-name="dp1" presentation:presentation-page-layout-name="ALT1">
        <draw:frame draw:layer="layout" draw:name="Title text3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8" draw:style-name="dp1" presentation:presentation-page-layout-name="ALT1">
        <draw:frame draw:layer="layout" draw:name="Title text3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0" draw:text-style-name="P36" presentation:class="outline" presentation:style-name="pr2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79" draw:style-name="dp1" presentation:presentation-page-layout-name="ALT1">
        <draw:frame draw:layer="layout" draw:name="Title text3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0" draw:style-name="dp1" presentation:presentation-page-layout-name="ALT0">
        <draw:frame draw:layer="layout" draw:name="Title text3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8" draw:text-style-name="P23" presentation:class="subtitle" presentation:style-name="pr2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1" draw:style-name="dp1" presentation:presentation-page-layout-name="ALT1">
        <draw:frame draw:layer="layout" draw:name="Title text3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2" draw:style-name="dp1" presentation:presentation-page-layout-name="ALT1">
        <draw:frame draw:layer="layout" draw:name="Title text3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3" draw:text-style-name="P36" presentation:class="outline" presentation:style-name="pr2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3" draw:style-name="dp1" presentation:presentation-page-layout-name="ALT1">
        <draw:frame draw:layer="layout" draw:name="Title text3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4" draw:style-name="dp1" presentation:presentation-page-layout-name="ALT0">
        <draw:frame draw:layer="layout" draw:name="Title text3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9" draw:text-style-name="P23" presentation:class="subtitle" presentation:style-name="pr2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5" draw:style-name="dp1" presentation:presentation-page-layout-name="ALT1">
        <draw:frame draw:layer="layout" draw:name="Title text3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6" draw:style-name="dp1" presentation:presentation-page-layout-name="ALT1">
        <draw:frame draw:layer="layout" draw:name="Title text3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6" draw:text-style-name="P36" presentation:class="outline" presentation:style-name="pr2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7" draw:style-name="dp1" presentation:presentation-page-layout-name="ALT1">
        <draw:frame draw:layer="layout" draw:name="Title text3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8" draw:style-name="dp1" presentation:presentation-page-layout-name="ALT0">
        <draw:frame draw:layer="layout" draw:name="Title text3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0" draw:text-style-name="P23" presentation:class="subtitle" presentation:style-name="pr2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89" draw:style-name="dp1" presentation:presentation-page-layout-name="ALT1">
        <draw:frame draw:layer="layout" draw:name="Title text3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0" draw:style-name="dp1" presentation:presentation-page-layout-name="ALT1">
        <draw:frame draw:layer="layout" draw:name="Title text3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99" draw:text-style-name="P36" presentation:class="outline" presentation:style-name="pr2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1" draw:style-name="dp1" presentation:presentation-page-layout-name="ALT1">
        <draw:frame draw:layer="layout" draw:name="Title text4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2" draw:style-name="dp1" presentation:presentation-page-layout-name="ALT0">
        <draw:frame draw:layer="layout" draw:name="Title text4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1" draw:text-style-name="P23" presentation:class="subtitle" presentation:style-name="pr2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3" draw:style-name="dp1" presentation:presentation-page-layout-name="ALT1">
        <draw:frame draw:layer="layout" draw:name="Title text4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4" draw:style-name="dp1" presentation:presentation-page-layout-name="ALT1">
        <draw:frame draw:layer="layout" draw:name="Title text4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2" draw:text-style-name="P36" presentation:class="outline" presentation:style-name="pr2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5" draw:style-name="dp1" presentation:presentation-page-layout-name="ALT1">
        <draw:frame draw:layer="layout" draw:name="Title text4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6" draw:style-name="dp1" presentation:presentation-page-layout-name="ALT0">
        <draw:frame draw:layer="layout" draw:name="Title text4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2" draw:text-style-name="P23" presentation:class="subtitle" presentation:style-name="pr2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3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7" draw:style-name="dp1" presentation:presentation-page-layout-name="ALT1">
        <draw:frame draw:layer="layout" draw:name="Title text4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3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8" draw:style-name="dp1" presentation:presentation-page-layout-name="ALT1">
        <draw:frame draw:layer="layout" draw:name="Title text4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5" draw:text-style-name="P36" presentation:class="outline" presentation:style-name="pr2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3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399" draw:style-name="dp1" presentation:presentation-page-layout-name="ALT1">
        <draw:frame draw:layer="layout" draw:name="Title text4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3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0" draw:style-name="dp1" presentation:presentation-page-layout-name="ALT0">
        <draw:frame draw:layer="layout" draw:name="Title text4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3" draw:text-style-name="P23" presentation:class="subtitle" presentation:style-name="pr24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1" draw:style-name="dp1" presentation:presentation-page-layout-name="ALT1">
        <draw:frame draw:layer="layout" draw:name="Title text4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2" draw:style-name="dp1" presentation:presentation-page-layout-name="ALT1">
        <draw:frame draw:layer="layout" draw:name="Title text4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8" draw:text-style-name="P36" presentation:class="outline" presentation:style-name="pr24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3" draw:style-name="dp1" presentation:presentation-page-layout-name="ALT1">
        <draw:frame draw:layer="layout" draw:name="Title text4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0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4" draw:style-name="dp1" presentation:presentation-page-layout-name="ALT0">
        <draw:frame draw:layer="layout" draw:name="Title text4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4" draw:text-style-name="P23" presentation:class="subtitle" presentation:style-name="pr24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5" draw:style-name="dp1" presentation:presentation-page-layout-name="ALT1">
        <draw:frame draw:layer="layout" draw:name="Title text4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6" draw:style-name="dp1" presentation:presentation-page-layout-name="ALT1">
        <draw:frame draw:layer="layout" draw:name="Title text4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1" draw:text-style-name="P36" presentation:class="outline" presentation:style-name="pr24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7" draw:style-name="dp1" presentation:presentation-page-layout-name="ALT1">
        <draw:frame draw:layer="layout" draw:name="Title text4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8" draw:style-name="dp1" presentation:presentation-page-layout-name="ALT0">
        <draw:frame draw:layer="layout" draw:name="Title text4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5" draw:text-style-name="P23" presentation:class="subtitle" presentation:style-name="pr2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09" draw:style-name="dp1" presentation:presentation-page-layout-name="ALT1">
        <draw:frame draw:layer="layout" draw:name="Title text4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0" draw:style-name="dp1" presentation:presentation-page-layout-name="ALT1">
        <draw:frame draw:layer="layout" draw:name="Title text4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4" draw:text-style-name="P36" presentation:class="outline" presentation:style-name="pr2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1" draw:style-name="dp1" presentation:presentation-page-layout-name="ALT1">
        <draw:frame draw:layer="layout" draw:name="Title text4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2" draw:style-name="dp1" presentation:presentation-page-layout-name="ALT0">
        <draw:frame draw:layer="layout" draw:name="Title text4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6" draw:text-style-name="P23" presentation:class="subtitle" presentation:style-name="pr2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3" draw:style-name="dp1" presentation:presentation-page-layout-name="ALT1">
        <draw:frame draw:layer="layout" draw:name="Title text4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4" draw:style-name="dp1" presentation:presentation-page-layout-name="ALT1">
        <draw:frame draw:layer="layout" draw:name="Title text4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7" draw:text-style-name="P36" presentation:class="outline" presentation:style-name="pr2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5" draw:style-name="dp1" presentation:presentation-page-layout-name="ALT1">
        <draw:frame draw:layer="layout" draw:name="Title text4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6" draw:style-name="dp1" presentation:presentation-page-layout-name="ALT0">
        <draw:frame draw:layer="layout" draw:name="Title text4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7" draw:text-style-name="P23" presentation:class="subtitle" presentation:style-name="pr2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7" draw:style-name="dp1" presentation:presentation-page-layout-name="ALT1">
        <draw:frame draw:layer="layout" draw:name="Title text4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1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8" draw:style-name="dp1" presentation:presentation-page-layout-name="ALT1">
        <draw:frame draw:layer="layout" draw:name="Title text4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0" draw:text-style-name="P36" presentation:class="outline" presentation:style-name="pr2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19" draw:style-name="dp1" presentation:presentation-page-layout-name="ALT1">
        <draw:frame draw:layer="layout" draw:name="Title text4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0" draw:style-name="dp1" presentation:presentation-page-layout-name="ALT0">
        <draw:frame draw:layer="layout" draw:name="Title text4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8" draw:text-style-name="P23" presentation:class="subtitle" presentation:style-name="pr2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1" draw:style-name="dp1" presentation:presentation-page-layout-name="ALT1">
        <draw:frame draw:layer="layout" draw:name="Title text4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2" draw:style-name="dp1" presentation:presentation-page-layout-name="ALT1">
        <draw:frame draw:layer="layout" draw:name="Title text4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3" draw:text-style-name="P36" presentation:class="outline" presentation:style-name="pr2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3" draw:style-name="dp1" presentation:presentation-page-layout-name="ALT1">
        <draw:frame draw:layer="layout" draw:name="Title text4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4" draw:style-name="dp1" presentation:presentation-page-layout-name="ALT0">
        <draw:frame draw:layer="layout" draw:name="Title text4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09" draw:text-style-name="P23" presentation:class="subtitle" presentation:style-name="pr2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5" draw:style-name="dp1" presentation:presentation-page-layout-name="ALT1">
        <draw:frame draw:layer="layout" draw:name="Title text4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6" draw:style-name="dp1" presentation:presentation-page-layout-name="ALT1">
        <draw:frame draw:layer="layout" draw:name="Title text4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6" draw:text-style-name="P36" presentation:class="outline" presentation:style-name="pr2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7" draw:style-name="dp1" presentation:presentation-page-layout-name="ALT1">
        <draw:frame draw:layer="layout" draw:name="Title text4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8" draw:style-name="dp1" presentation:presentation-page-layout-name="ALT0">
        <draw:frame draw:layer="layout" draw:name="Title text4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0" draw:text-style-name="P23" presentation:class="subtitle" presentation:style-name="pr2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29" draw:style-name="dp1" presentation:presentation-page-layout-name="ALT1">
        <draw:frame draw:layer="layout" draw:name="Title text4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0" draw:style-name="dp1" presentation:presentation-page-layout-name="ALT1">
        <draw:frame draw:layer="layout" draw:name="Title text4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29" draw:text-style-name="P36" presentation:class="outline" presentation:style-name="pr2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1" draw:style-name="dp1" presentation:presentation-page-layout-name="ALT1">
        <draw:frame draw:layer="layout" draw:name="Title text4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2" draw:style-name="dp1" presentation:presentation-page-layout-name="ALT0">
        <draw:frame draw:layer="layout" draw:name="Title text4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1" draw:text-style-name="P23" presentation:class="subtitle" presentation:style-name="pr2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3" draw:style-name="dp1" presentation:presentation-page-layout-name="ALT1">
        <draw:frame draw:layer="layout" draw:name="Title text4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4" draw:style-name="dp1" presentation:presentation-page-layout-name="ALT1">
        <draw:frame draw:layer="layout" draw:name="Title text4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2" draw:text-style-name="P36" presentation:class="outline" presentation:style-name="pr2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5" draw:style-name="dp1" presentation:presentation-page-layout-name="ALT1">
        <draw:frame draw:layer="layout" draw:name="Title text4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6" draw:style-name="dp1" presentation:presentation-page-layout-name="ALT0">
        <draw:frame draw:layer="layout" draw:name="Title text4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2" draw:text-style-name="P23" presentation:class="subtitle" presentation:style-name="pr2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7" draw:style-name="dp1" presentation:presentation-page-layout-name="ALT1">
        <draw:frame draw:layer="layout" draw:name="Title text4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8" draw:style-name="dp1" presentation:presentation-page-layout-name="ALT1">
        <draw:frame draw:layer="layout" draw:name="Title text4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5" draw:text-style-name="P36" presentation:class="outline" presentation:style-name="pr2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39" draw:style-name="dp1" presentation:presentation-page-layout-name="ALT1">
        <draw:frame draw:layer="layout" draw:name="Title text4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0" draw:style-name="dp1" presentation:presentation-page-layout-name="ALT0">
        <draw:frame draw:layer="layout" draw:name="Title text4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3" draw:text-style-name="P23" presentation:class="subtitle" presentation:style-name="pr2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1" draw:style-name="dp1" presentation:presentation-page-layout-name="ALT1">
        <draw:frame draw:layer="layout" draw:name="Title text4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2" draw:style-name="dp1" presentation:presentation-page-layout-name="ALT1">
        <draw:frame draw:layer="layout" draw:name="Title text4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8" draw:text-style-name="P36" presentation:class="outline" presentation:style-name="pr2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3" draw:style-name="dp1" presentation:presentation-page-layout-name="ALT1">
        <draw:frame draw:layer="layout" draw:name="Title text4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3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4" draw:style-name="dp1" presentation:presentation-page-layout-name="ALT0">
        <draw:frame draw:layer="layout" draw:name="Title text4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4" draw:text-style-name="P23" presentation:class="subtitle" presentation:style-name="pr2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5" draw:style-name="dp1" presentation:presentation-page-layout-name="ALT1">
        <draw:frame draw:layer="layout" draw:name="Title text4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6" draw:style-name="dp1" presentation:presentation-page-layout-name="ALT1">
        <draw:frame draw:layer="layout" draw:name="Title text4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1" draw:text-style-name="P36" presentation:class="outline" presentation:style-name="pr2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7" draw:style-name="dp1" presentation:presentation-page-layout-name="ALT1">
        <draw:frame draw:layer="layout" draw:name="Title text4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8" draw:style-name="dp1" presentation:presentation-page-layout-name="ALT0">
        <draw:frame draw:layer="layout" draw:name="Title text4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5" draw:text-style-name="P23" presentation:class="subtitle" presentation:style-name="pr2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49" draw:style-name="dp1" presentation:presentation-page-layout-name="ALT1">
        <draw:frame draw:layer="layout" draw:name="Title text4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0" draw:style-name="dp1" presentation:presentation-page-layout-name="ALT1">
        <draw:frame draw:layer="layout" draw:name="Title text4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4" draw:text-style-name="P36" presentation:class="outline" presentation:style-name="pr2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1" draw:style-name="dp1" presentation:presentation-page-layout-name="ALT1">
        <draw:frame draw:layer="layout" draw:name="Title text4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2" draw:style-name="dp1" presentation:presentation-page-layout-name="ALT0">
        <draw:frame draw:layer="layout" draw:name="Title text4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6" draw:text-style-name="P23" presentation:class="subtitle" presentation:style-name="pr2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3" draw:style-name="dp1" presentation:presentation-page-layout-name="ALT1">
        <draw:frame draw:layer="layout" draw:name="Title text4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4" draw:style-name="dp1" presentation:presentation-page-layout-name="ALT1">
        <draw:frame draw:layer="layout" draw:name="Title text4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7" draw:text-style-name="P36" presentation:class="outline" presentation:style-name="pr2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5" draw:style-name="dp1" presentation:presentation-page-layout-name="ALT1">
        <draw:frame draw:layer="layout" draw:name="Title text4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6" draw:style-name="dp1" presentation:presentation-page-layout-name="ALT0">
        <draw:frame draw:layer="layout" draw:name="Title text4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7" draw:text-style-name="P23" presentation:class="subtitle" presentation:style-name="pr2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7" draw:style-name="dp1" presentation:presentation-page-layout-name="ALT1">
        <draw:frame draw:layer="layout" draw:name="Title text4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4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8" draw:style-name="dp1" presentation:presentation-page-layout-name="ALT1">
        <draw:frame draw:layer="layout" draw:name="Title text4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0" draw:text-style-name="P36" presentation:class="outline" presentation:style-name="pr2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59" draw:style-name="dp1" presentation:presentation-page-layout-name="ALT1">
        <draw:frame draw:layer="layout" draw:name="Title text4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0" draw:style-name="dp1" presentation:presentation-page-layout-name="ALT0">
        <draw:frame draw:layer="layout" draw:name="Title text4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8" draw:text-style-name="P23" presentation:class="subtitle" presentation:style-name="pr2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1" draw:style-name="dp1" presentation:presentation-page-layout-name="ALT1">
        <draw:frame draw:layer="layout" draw:name="Title text4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2" draw:style-name="dp1" presentation:presentation-page-layout-name="ALT1">
        <draw:frame draw:layer="layout" draw:name="Title text4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3" draw:text-style-name="P36" presentation:class="outline" presentation:style-name="pr2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3" draw:style-name="dp1" presentation:presentation-page-layout-name="ALT1">
        <draw:frame draw:layer="layout" draw:name="Title text4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4" draw:style-name="dp1" presentation:presentation-page-layout-name="ALT0">
        <draw:frame draw:layer="layout" draw:name="Title text4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19" draw:text-style-name="P23" presentation:class="subtitle" presentation:style-name="pr2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5" draw:style-name="dp1" presentation:presentation-page-layout-name="ALT1">
        <draw:frame draw:layer="layout" draw:name="Title text4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6" draw:style-name="dp1" presentation:presentation-page-layout-name="ALT1">
        <draw:frame draw:layer="layout" draw:name="Title text4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6" draw:text-style-name="P36" presentation:class="outline" presentation:style-name="pr2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7" draw:style-name="dp1" presentation:presentation-page-layout-name="ALT1">
        <draw:frame draw:layer="layout" draw:name="Title text4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8" draw:style-name="dp1" presentation:presentation-page-layout-name="ALT0">
        <draw:frame draw:layer="layout" draw:name="Title text4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0" draw:text-style-name="P23" presentation:class="subtitle" presentation:style-name="pr2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69" draw:style-name="dp1" presentation:presentation-page-layout-name="ALT1">
        <draw:frame draw:layer="layout" draw:name="Title text4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0" draw:style-name="dp1" presentation:presentation-page-layout-name="ALT1">
        <draw:frame draw:layer="layout" draw:name="Title text4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59" draw:text-style-name="P36" presentation:class="outline" presentation:style-name="pr2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1" draw:style-name="dp1" presentation:presentation-page-layout-name="ALT1">
        <draw:frame draw:layer="layout" draw:name="Title text4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2" draw:style-name="dp1" presentation:presentation-page-layout-name="ALT0">
        <draw:frame draw:layer="layout" draw:name="Title text4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1" draw:text-style-name="P23" presentation:class="subtitle" presentation:style-name="pr2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3" draw:style-name="dp1" presentation:presentation-page-layout-name="ALT1">
        <draw:frame draw:layer="layout" draw:name="Title text4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4" draw:style-name="dp1" presentation:presentation-page-layout-name="ALT1">
        <draw:frame draw:layer="layout" draw:name="Title text4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2" draw:text-style-name="P36" presentation:class="outline" presentation:style-name="pr2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5" draw:style-name="dp1" presentation:presentation-page-layout-name="ALT1">
        <draw:frame draw:layer="layout" draw:name="Title text4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6" draw:style-name="dp1" presentation:presentation-page-layout-name="ALT0">
        <draw:frame draw:layer="layout" draw:name="Title text4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2" draw:text-style-name="P23" presentation:class="subtitle" presentation:style-name="pr2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7" draw:style-name="dp1" presentation:presentation-page-layout-name="ALT1">
        <draw:frame draw:layer="layout" draw:name="Title text4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8" draw:style-name="dp1" presentation:presentation-page-layout-name="ALT1">
        <draw:frame draw:layer="layout" draw:name="Title text4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5" draw:text-style-name="P36" presentation:class="outline" presentation:style-name="pr2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79" draw:style-name="dp1" presentation:presentation-page-layout-name="ALT1">
        <draw:frame draw:layer="layout" draw:name="Title text4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0" draw:style-name="dp1" presentation:presentation-page-layout-name="ALT0">
        <draw:frame draw:layer="layout" draw:name="Title text4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3" draw:text-style-name="P23" presentation:class="subtitle" presentation:style-name="pr2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1" draw:style-name="dp1" presentation:presentation-page-layout-name="ALT1">
        <draw:frame draw:layer="layout" draw:name="Title text4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2" draw:style-name="dp1" presentation:presentation-page-layout-name="ALT1">
        <draw:frame draw:layer="layout" draw:name="Title text4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8" draw:text-style-name="P36" presentation:class="outline" presentation:style-name="pr2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3" draw:style-name="dp1" presentation:presentation-page-layout-name="ALT1">
        <draw:frame draw:layer="layout" draw:name="Title text4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6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4" draw:style-name="dp1" presentation:presentation-page-layout-name="ALT0">
        <draw:frame draw:layer="layout" draw:name="Title text4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4" draw:text-style-name="P23" presentation:class="subtitle" presentation:style-name="pr2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5" draw:style-name="dp1" presentation:presentation-page-layout-name="ALT1">
        <draw:frame draw:layer="layout" draw:name="Title text4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6" draw:style-name="dp1" presentation:presentation-page-layout-name="ALT1">
        <draw:frame draw:layer="layout" draw:name="Title text4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1" draw:text-style-name="P36" presentation:class="outline" presentation:style-name="pr2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7" draw:style-name="dp1" presentation:presentation-page-layout-name="ALT1">
        <draw:frame draw:layer="layout" draw:name="Title text4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8" draw:style-name="dp1" presentation:presentation-page-layout-name="ALT0">
        <draw:frame draw:layer="layout" draw:name="Title text4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5" draw:text-style-name="P23" presentation:class="subtitle" presentation:style-name="pr2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89" draw:style-name="dp1" presentation:presentation-page-layout-name="ALT1">
        <draw:frame draw:layer="layout" draw:name="Title text4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0" draw:style-name="dp1" presentation:presentation-page-layout-name="ALT1">
        <draw:frame draw:layer="layout" draw:name="Title text4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4" draw:text-style-name="P36" presentation:class="outline" presentation:style-name="pr2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1" draw:style-name="dp1" presentation:presentation-page-layout-name="ALT1">
        <draw:frame draw:layer="layout" draw:name="Title text5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2" draw:style-name="dp1" presentation:presentation-page-layout-name="ALT0">
        <draw:frame draw:layer="layout" draw:name="Title text5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6" draw:text-style-name="P23" presentation:class="subtitle" presentation:style-name="pr2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3" draw:style-name="dp1" presentation:presentation-page-layout-name="ALT1">
        <draw:frame draw:layer="layout" draw:name="Title text5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4" draw:style-name="dp1" presentation:presentation-page-layout-name="ALT1">
        <draw:frame draw:layer="layout" draw:name="Title text5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7" draw:text-style-name="P36" presentation:class="outline" presentation:style-name="pr2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5" draw:style-name="dp1" presentation:presentation-page-layout-name="ALT1">
        <draw:frame draw:layer="layout" draw:name="Title text5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6" draw:style-name="dp1" presentation:presentation-page-layout-name="ALT0">
        <draw:frame draw:layer="layout" draw:name="Title text5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7" draw:text-style-name="P23" presentation:class="subtitle" presentation:style-name="pr2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4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7" draw:style-name="dp1" presentation:presentation-page-layout-name="ALT1">
        <draw:frame draw:layer="layout" draw:name="Title text5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7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4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8" draw:style-name="dp1" presentation:presentation-page-layout-name="ALT1">
        <draw:frame draw:layer="layout" draw:name="Title text5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0" draw:text-style-name="P36" presentation:class="outline" presentation:style-name="pr2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4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499" draw:style-name="dp1" presentation:presentation-page-layout-name="ALT1">
        <draw:frame draw:layer="layout" draw:name="Title text5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4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0" draw:style-name="dp1" presentation:presentation-page-layout-name="ALT0">
        <draw:frame draw:layer="layout" draw:name="Title text5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8" draw:text-style-name="P23" presentation:class="subtitle" presentation:style-name="pr2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1" draw:style-name="dp1" presentation:presentation-page-layout-name="ALT1">
        <draw:frame draw:layer="layout" draw:name="Title text5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2" draw:style-name="dp1" presentation:presentation-page-layout-name="ALT1">
        <draw:frame draw:layer="layout" draw:name="Title text5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3" draw:text-style-name="P36" presentation:class="outline" presentation:style-name="pr2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3" draw:style-name="dp1" presentation:presentation-page-layout-name="ALT1">
        <draw:frame draw:layer="layout" draw:name="Title text5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4" draw:style-name="dp1" presentation:presentation-page-layout-name="ALT1">
        <draw:frame draw:layer="layout" draw:name="Title text3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5" draw:style-name="dp1" presentation:presentation-page-layout-name="ALT0">
        <draw:frame draw:layer="layout" draw:name="Title text3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5" draw:text-style-name="P23" presentation:class="subtitle" presentation:style-name="pr2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6" draw:style-name="dp1" presentation:presentation-page-layout-name="ALT1">
        <draw:frame draw:layer="layout" draw:name="Title text3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7" draw:style-name="dp1" presentation:presentation-page-layout-name="ALT1">
        <draw:frame draw:layer="layout" draw:name="Title text3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4" draw:text-style-name="P36" presentation:class="outline" presentation:style-name="pr2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8" draw:style-name="dp1" presentation:presentation-page-layout-name="ALT1">
        <draw:frame draw:layer="layout" draw:name="Title text3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09" draw:style-name="dp1" presentation:presentation-page-layout-name="ALT0">
        <draw:frame draw:layer="layout" draw:name="Title text3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96" draw:text-style-name="P23" presentation:class="subtitle" presentation:style-name="pr2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0" draw:style-name="dp1" presentation:presentation-page-layout-name="ALT1">
        <draw:frame draw:layer="layout" draw:name="Title text3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1" draw:style-name="dp1" presentation:presentation-page-layout-name="ALT1">
        <draw:frame draw:layer="layout" draw:name="Title text3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7" draw:text-style-name="P36" presentation:class="outline" presentation:style-name="pr2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2" draw:style-name="dp1" presentation:presentation-page-layout-name="ALT1">
        <draw:frame draw:layer="layout" draw:name="Title text3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28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3" draw:style-name="dp1" presentation:presentation-page-layout-name="ALT0">
        <draw:frame draw:layer="layout" draw:name="Title text5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29" draw:text-style-name="P23" presentation:class="subtitle" presentation:style-name="pr3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4" draw:style-name="dp1" presentation:presentation-page-layout-name="ALT1">
        <draw:frame draw:layer="layout" draw:name="Title text5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5" draw:style-name="dp1" presentation:presentation-page-layout-name="ALT1">
        <draw:frame draw:layer="layout" draw:name="Title text5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6" draw:text-style-name="P36" presentation:class="outline" presentation:style-name="pr3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6" draw:style-name="dp1" presentation:presentation-page-layout-name="ALT1">
        <draw:frame draw:layer="layout" draw:name="Title text5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7" draw:style-name="dp1" presentation:presentation-page-layout-name="ALT0">
        <draw:frame draw:layer="layout" draw:name="Title text5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0" draw:text-style-name="P23" presentation:class="subtitle" presentation:style-name="pr3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8" draw:style-name="dp1" presentation:presentation-page-layout-name="ALT1">
        <draw:frame draw:layer="layout" draw:name="Title text5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19" draw:style-name="dp1" presentation:presentation-page-layout-name="ALT1">
        <draw:frame draw:layer="layout" draw:name="Title text5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89" draw:text-style-name="P36" presentation:class="outline" presentation:style-name="pr3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0" draw:style-name="dp1" presentation:presentation-page-layout-name="ALT1">
        <draw:frame draw:layer="layout" draw:name="Title text5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1" draw:style-name="dp1" presentation:presentation-page-layout-name="ALT0">
        <draw:frame draw:layer="layout" draw:name="Title text5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1" draw:text-style-name="P23" presentation:class="subtitle" presentation:style-name="pr3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2" draw:style-name="dp1" presentation:presentation-page-layout-name="ALT1">
        <draw:frame draw:layer="layout" draw:name="Title text5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3" draw:style-name="dp1" presentation:presentation-page-layout-name="ALT1">
        <draw:frame draw:layer="layout" draw:name="Title text5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2" draw:text-style-name="P36" presentation:class="outline" presentation:style-name="pr3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4" draw:style-name="dp1" presentation:presentation-page-layout-name="ALT1">
        <draw:frame draw:layer="layout" draw:name="Title text5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5" draw:style-name="dp1" presentation:presentation-page-layout-name="ALT0">
        <draw:frame draw:layer="layout" draw:name="Title text5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2" draw:text-style-name="P23" presentation:class="subtitle" presentation:style-name="pr3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6" draw:style-name="dp1" presentation:presentation-page-layout-name="ALT1">
        <draw:frame draw:layer="layout" draw:name="Title text5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7" draw:style-name="dp1" presentation:presentation-page-layout-name="ALT1">
        <draw:frame draw:layer="layout" draw:name="Title text5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5" draw:text-style-name="P36" presentation:class="outline" presentation:style-name="pr3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8" draw:style-name="dp1" presentation:presentation-page-layout-name="ALT1">
        <draw:frame draw:layer="layout" draw:name="Title text5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29" draw:style-name="dp1" presentation:presentation-page-layout-name="ALT0">
        <draw:frame draw:layer="layout" draw:name="Title text5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3" draw:text-style-name="P23" presentation:class="subtitle" presentation:style-name="pr3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0" draw:style-name="dp1" presentation:presentation-page-layout-name="ALT1">
        <draw:frame draw:layer="layout" draw:name="Title text5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1" draw:style-name="dp1" presentation:presentation-page-layout-name="ALT1">
        <draw:frame draw:layer="layout" draw:name="Title text5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8" draw:text-style-name="P36" presentation:class="outline" presentation:style-name="pr3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2" draw:style-name="dp1" presentation:presentation-page-layout-name="ALT1">
        <draw:frame draw:layer="layout" draw:name="Title text5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39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3" draw:style-name="dp1" presentation:presentation-page-layout-name="ALT0">
        <draw:frame draw:layer="layout" draw:name="Title text5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4" draw:text-style-name="P23" presentation:class="subtitle" presentation:style-name="pr3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4" draw:style-name="dp1" presentation:presentation-page-layout-name="ALT1">
        <draw:frame draw:layer="layout" draw:name="Title text5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5" draw:style-name="dp1" presentation:presentation-page-layout-name="ALT1">
        <draw:frame draw:layer="layout" draw:name="Title text5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1" draw:text-style-name="P36" presentation:class="outline" presentation:style-name="pr3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6" draw:style-name="dp1" presentation:presentation-page-layout-name="ALT1">
        <draw:frame draw:layer="layout" draw:name="Title text5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7" draw:style-name="dp1" presentation:presentation-page-layout-name="ALT0">
        <draw:frame draw:layer="layout" draw:name="Title text5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5" draw:text-style-name="P23" presentation:class="subtitle" presentation:style-name="pr3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8" draw:style-name="dp1" presentation:presentation-page-layout-name="ALT1">
        <draw:frame draw:layer="layout" draw:name="Title text5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39" draw:style-name="dp1" presentation:presentation-page-layout-name="ALT1">
        <draw:frame draw:layer="layout" draw:name="Title text5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4" draw:text-style-name="P36" presentation:class="outline" presentation:style-name="pr3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0" draw:style-name="dp1" presentation:presentation-page-layout-name="ALT1">
        <draw:frame draw:layer="layout" draw:name="Title text5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1" draw:style-name="dp1" presentation:presentation-page-layout-name="ALT0">
        <draw:frame draw:layer="layout" draw:name="Title text5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6" draw:text-style-name="P23" presentation:class="subtitle" presentation:style-name="pr3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2" draw:style-name="dp1" presentation:presentation-page-layout-name="ALT1">
        <draw:frame draw:layer="layout" draw:name="Title text5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3" draw:style-name="dp1" presentation:presentation-page-layout-name="ALT1">
        <draw:frame draw:layer="layout" draw:name="Title text5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7" draw:text-style-name="P36" presentation:class="outline" presentation:style-name="pr3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4" draw:style-name="dp1" presentation:presentation-page-layout-name="ALT1">
        <draw:frame draw:layer="layout" draw:name="Title text5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5" draw:style-name="dp1" presentation:presentation-page-layout-name="ALT0">
        <draw:frame draw:layer="layout" draw:name="Title text5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7" draw:text-style-name="P23" presentation:class="subtitle" presentation:style-name="pr3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6" draw:style-name="dp1" presentation:presentation-page-layout-name="ALT1">
        <draw:frame draw:layer="layout" draw:name="Title text5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0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7" draw:style-name="dp1" presentation:presentation-page-layout-name="ALT1">
        <draw:frame draw:layer="layout" draw:name="Title text5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0" draw:text-style-name="P36" presentation:class="outline" presentation:style-name="pr3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8" draw:style-name="dp1" presentation:presentation-page-layout-name="ALT1">
        <draw:frame draw:layer="layout" draw:name="Title text5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49" draw:style-name="dp1" presentation:presentation-page-layout-name="ALT0">
        <draw:frame draw:layer="layout" draw:name="Title text5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8" draw:text-style-name="P23" presentation:class="subtitle" presentation:style-name="pr3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0" draw:style-name="dp1" presentation:presentation-page-layout-name="ALT1">
        <draw:frame draw:layer="layout" draw:name="Title text5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1" draw:style-name="dp1" presentation:presentation-page-layout-name="ALT1">
        <draw:frame draw:layer="layout" draw:name="Title text5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3" draw:text-style-name="P36" presentation:class="outline" presentation:style-name="pr3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2" draw:style-name="dp1" presentation:presentation-page-layout-name="ALT1">
        <draw:frame draw:layer="layout" draw:name="Title text5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3" draw:style-name="dp1" presentation:presentation-page-layout-name="ALT0">
        <draw:frame draw:layer="layout" draw:name="Title text5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39" draw:text-style-name="P23" presentation:class="subtitle" presentation:style-name="pr3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4" draw:style-name="dp1" presentation:presentation-page-layout-name="ALT1">
        <draw:frame draw:layer="layout" draw:name="Title text5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5" draw:style-name="dp1" presentation:presentation-page-layout-name="ALT1">
        <draw:frame draw:layer="layout" draw:name="Title text5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6" draw:text-style-name="P36" presentation:class="outline" presentation:style-name="pr3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6" draw:style-name="dp1" presentation:presentation-page-layout-name="ALT1">
        <draw:frame draw:layer="layout" draw:name="Title text5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7" draw:style-name="dp1" presentation:presentation-page-layout-name="ALT0">
        <draw:frame draw:layer="layout" draw:name="Title text5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0" draw:text-style-name="P23" presentation:class="subtitle" presentation:style-name="pr3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8" draw:style-name="dp1" presentation:presentation-page-layout-name="ALT1">
        <draw:frame draw:layer="layout" draw:name="Title text5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59" draw:style-name="dp1" presentation:presentation-page-layout-name="ALT1">
        <draw:frame draw:layer="layout" draw:name="Title text5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19" draw:text-style-name="P36" presentation:class="outline" presentation:style-name="pr3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0" draw:style-name="dp1" presentation:presentation-page-layout-name="ALT1">
        <draw:frame draw:layer="layout" draw:name="Title text5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1" draw:style-name="dp1" presentation:presentation-page-layout-name="ALT0">
        <draw:frame draw:layer="layout" draw:name="Title text5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1" draw:text-style-name="P23" presentation:class="subtitle" presentation:style-name="pr3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2" draw:style-name="dp1" presentation:presentation-page-layout-name="ALT1">
        <draw:frame draw:layer="layout" draw:name="Title text5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3" draw:style-name="dp1" presentation:presentation-page-layout-name="ALT1">
        <draw:frame draw:layer="layout" draw:name="Title text5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2" draw:text-style-name="P36" presentation:class="outline" presentation:style-name="pr3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4" draw:style-name="dp1" presentation:presentation-page-layout-name="ALT1">
        <draw:frame draw:layer="layout" draw:name="Title text5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5" draw:style-name="dp1" presentation:presentation-page-layout-name="ALT0">
        <draw:frame draw:layer="layout" draw:name="Title text5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2" draw:text-style-name="P23" presentation:class="subtitle" presentation:style-name="pr3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6" draw:style-name="dp1" presentation:presentation-page-layout-name="ALT1">
        <draw:frame draw:layer="layout" draw:name="Title text5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7" draw:style-name="dp1" presentation:presentation-page-layout-name="ALT1">
        <draw:frame draw:layer="layout" draw:name="Title text5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5" draw:text-style-name="P36" presentation:class="outline" presentation:style-name="pr3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8" draw:style-name="dp1" presentation:presentation-page-layout-name="ALT1">
        <draw:frame draw:layer="layout" draw:name="Title text5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69" draw:style-name="dp1" presentation:presentation-page-layout-name="ALT0">
        <draw:frame draw:layer="layout" draw:name="Title text5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3" draw:text-style-name="P23" presentation:class="subtitle" presentation:style-name="pr3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0" draw:style-name="dp1" presentation:presentation-page-layout-name="ALT1">
        <draw:frame draw:layer="layout" draw:name="Title text5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1" draw:style-name="dp1" presentation:presentation-page-layout-name="ALT1">
        <draw:frame draw:layer="layout" draw:name="Title text5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8" draw:text-style-name="P36" presentation:class="outline" presentation:style-name="pr3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2" draw:style-name="dp1" presentation:presentation-page-layout-name="ALT1">
        <draw:frame draw:layer="layout" draw:name="Title text5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2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3" draw:style-name="dp1" presentation:presentation-page-layout-name="ALT0">
        <draw:frame draw:layer="layout" draw:name="Title text5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4" draw:text-style-name="P23" presentation:class="subtitle" presentation:style-name="pr3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4" draw:style-name="dp1" presentation:presentation-page-layout-name="ALT1">
        <draw:frame draw:layer="layout" draw:name="Title text5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5" draw:style-name="dp1" presentation:presentation-page-layout-name="ALT1">
        <draw:frame draw:layer="layout" draw:name="Title text5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1" draw:text-style-name="P36" presentation:class="outline" presentation:style-name="pr3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6" draw:style-name="dp1" presentation:presentation-page-layout-name="ALT1">
        <draw:frame draw:layer="layout" draw:name="Title text5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7" draw:style-name="dp1" presentation:presentation-page-layout-name="ALT0">
        <draw:frame draw:layer="layout" draw:name="Title text5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5" draw:text-style-name="P23" presentation:class="subtitle" presentation:style-name="pr3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8" draw:style-name="dp1" presentation:presentation-page-layout-name="ALT1">
        <draw:frame draw:layer="layout" draw:name="Title text5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79" draw:style-name="dp1" presentation:presentation-page-layout-name="ALT1">
        <draw:frame draw:layer="layout" draw:name="Title text5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4" draw:text-style-name="P36" presentation:class="outline" presentation:style-name="pr3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0" draw:style-name="dp1" presentation:presentation-page-layout-name="ALT1">
        <draw:frame draw:layer="layout" draw:name="Title text5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1" draw:style-name="dp1" presentation:presentation-page-layout-name="ALT0">
        <draw:frame draw:layer="layout" draw:name="Title text5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6" draw:text-style-name="P23" presentation:class="subtitle" presentation:style-name="pr3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2" draw:style-name="dp1" presentation:presentation-page-layout-name="ALT1">
        <draw:frame draw:layer="layout" draw:name="Title text5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3" draw:style-name="dp1" presentation:presentation-page-layout-name="ALT1">
        <draw:frame draw:layer="layout" draw:name="Title text5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7" draw:text-style-name="P36" presentation:class="outline" presentation:style-name="pr3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4" draw:style-name="dp1" presentation:presentation-page-layout-name="ALT1">
        <draw:frame draw:layer="layout" draw:name="Title text5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5" draw:style-name="dp1" presentation:presentation-page-layout-name="ALT0">
        <draw:frame draw:layer="layout" draw:name="Title text5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7" draw:text-style-name="P23" presentation:class="subtitle" presentation:style-name="pr3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6" draw:style-name="dp1" presentation:presentation-page-layout-name="ALT1">
        <draw:frame draw:layer="layout" draw:name="Title text5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3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7" draw:style-name="dp1" presentation:presentation-page-layout-name="ALT1">
        <draw:frame draw:layer="layout" draw:name="Title text5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0" draw:text-style-name="P36" presentation:class="outline" presentation:style-name="pr3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8" draw:style-name="dp1" presentation:presentation-page-layout-name="ALT1">
        <draw:frame draw:layer="layout" draw:name="Title text5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89" draw:style-name="dp1" presentation:presentation-page-layout-name="ALT0">
        <draw:frame draw:layer="layout" draw:name="Title text5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8" draw:text-style-name="P23" presentation:class="subtitle" presentation:style-name="pr3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0" draw:style-name="dp1" presentation:presentation-page-layout-name="ALT1">
        <draw:frame draw:layer="layout" draw:name="Title text5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1" draw:style-name="dp1" presentation:presentation-page-layout-name="ALT1">
        <draw:frame draw:layer="layout" draw:name="Title text5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3" draw:text-style-name="P36" presentation:class="outline" presentation:style-name="pr3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2" draw:style-name="dp1" presentation:presentation-page-layout-name="ALT1">
        <draw:frame draw:layer="layout" draw:name="Title text5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3" draw:style-name="dp1" presentation:presentation-page-layout-name="ALT0">
        <draw:frame draw:layer="layout" draw:name="Title text5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49" draw:text-style-name="P23" presentation:class="subtitle" presentation:style-name="pr3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4" draw:style-name="dp1" presentation:presentation-page-layout-name="ALT1">
        <draw:frame draw:layer="layout" draw:name="Title text5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5" draw:style-name="dp1" presentation:presentation-page-layout-name="ALT1">
        <draw:frame draw:layer="layout" draw:name="Title text5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6" draw:text-style-name="P36" presentation:class="outline" presentation:style-name="pr3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6" draw:style-name="dp1" presentation:presentation-page-layout-name="ALT1">
        <draw:frame draw:layer="layout" draw:name="Title text5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5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7" draw:style-name="dp1" presentation:presentation-page-layout-name="ALT0">
        <draw:frame draw:layer="layout" draw:name="Title text5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0" draw:text-style-name="P23" presentation:class="subtitle" presentation:style-name="pr3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5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8" draw:style-name="dp1" presentation:presentation-page-layout-name="ALT1">
        <draw:frame draw:layer="layout" draw:name="Title text5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5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599" draw:style-name="dp1" presentation:presentation-page-layout-name="ALT1">
        <draw:frame draw:layer="layout" draw:name="Title text5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49" draw:text-style-name="P36" presentation:class="outline" presentation:style-name="pr3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5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0" draw:style-name="dp1" presentation:presentation-page-layout-name="ALT1">
        <draw:frame draw:layer="layout" draw:name="Title text6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1" draw:style-name="dp1" presentation:presentation-page-layout-name="ALT0">
        <draw:frame draw:layer="layout" draw:name="Title text6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1" draw:text-style-name="P23" presentation:class="subtitle" presentation:style-name="pr34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2" draw:style-name="dp1" presentation:presentation-page-layout-name="ALT1">
        <draw:frame draw:layer="layout" draw:name="Title text6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3" draw:style-name="dp1" presentation:presentation-page-layout-name="ALT1">
        <draw:frame draw:layer="layout" draw:name="Title text6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2" draw:text-style-name="P36" presentation:class="outline" presentation:style-name="pr34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4" draw:style-name="dp1" presentation:presentation-page-layout-name="ALT1">
        <draw:frame draw:layer="layout" draw:name="Title text6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5" draw:style-name="dp1" presentation:presentation-page-layout-name="ALT0">
        <draw:frame draw:layer="layout" draw:name="Title text6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2" draw:text-style-name="P23" presentation:class="subtitle" presentation:style-name="pr34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6" draw:style-name="dp1" presentation:presentation-page-layout-name="ALT1">
        <draw:frame draw:layer="layout" draw:name="Title text6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7" draw:style-name="dp1" presentation:presentation-page-layout-name="ALT1">
        <draw:frame draw:layer="layout" draw:name="Title text6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5" draw:text-style-name="P36" presentation:class="outline" presentation:style-name="pr34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8" draw:style-name="dp1" presentation:presentation-page-layout-name="ALT1">
        <draw:frame draw:layer="layout" draw:name="Title text6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09" draw:style-name="dp1" presentation:presentation-page-layout-name="ALT0">
        <draw:frame draw:layer="layout" draw:name="Title text6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3" draw:text-style-name="P23" presentation:class="subtitle" presentation:style-name="pr34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0" draw:style-name="dp1" presentation:presentation-page-layout-name="ALT1">
        <draw:frame draw:layer="layout" draw:name="Title text6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1" draw:style-name="dp1" presentation:presentation-page-layout-name="ALT1">
        <draw:frame draw:layer="layout" draw:name="Title text6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8" draw:text-style-name="P36" presentation:class="outline" presentation:style-name="pr34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2" draw:style-name="dp1" presentation:presentation-page-layout-name="ALT1">
        <draw:frame draw:layer="layout" draw:name="Title text6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5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3" draw:style-name="dp1" presentation:presentation-page-layout-name="ALT0">
        <draw:frame draw:layer="layout" draw:name="Title text6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4" draw:text-style-name="P23" presentation:class="subtitle" presentation:style-name="pr35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4" draw:style-name="dp1" presentation:presentation-page-layout-name="ALT1">
        <draw:frame draw:layer="layout" draw:name="Title text6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5" draw:style-name="dp1" presentation:presentation-page-layout-name="ALT1">
        <draw:frame draw:layer="layout" draw:name="Title text6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1" draw:text-style-name="P36" presentation:class="outline" presentation:style-name="pr35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6" draw:style-name="dp1" presentation:presentation-page-layout-name="ALT1">
        <draw:frame draw:layer="layout" draw:name="Title text6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7" draw:style-name="dp1" presentation:presentation-page-layout-name="ALT0">
        <draw:frame draw:layer="layout" draw:name="Title text6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5" draw:text-style-name="P23" presentation:class="subtitle" presentation:style-name="pr35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8" draw:style-name="dp1" presentation:presentation-page-layout-name="ALT1">
        <draw:frame draw:layer="layout" draw:name="Title text6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19" draw:style-name="dp1" presentation:presentation-page-layout-name="ALT1">
        <draw:frame draw:layer="layout" draw:name="Title text6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4" draw:text-style-name="P36" presentation:class="outline" presentation:style-name="pr35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0" draw:style-name="dp1" presentation:presentation-page-layout-name="ALT1">
        <draw:frame draw:layer="layout" draw:name="Title text6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1" draw:style-name="dp1" presentation:presentation-page-layout-name="ALT0">
        <draw:frame draw:layer="layout" draw:name="Title text6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6" draw:text-style-name="P23" presentation:class="subtitle" presentation:style-name="pr35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2" draw:style-name="dp1" presentation:presentation-page-layout-name="ALT1">
        <draw:frame draw:layer="layout" draw:name="Title text6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3" draw:style-name="dp1" presentation:presentation-page-layout-name="ALT1">
        <draw:frame draw:layer="layout" draw:name="Title text6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7" draw:text-style-name="P36" presentation:class="outline" presentation:style-name="pr35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4" draw:style-name="dp1" presentation:presentation-page-layout-name="ALT1">
        <draw:frame draw:layer="layout" draw:name="Title text6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5" draw:style-name="dp1" presentation:presentation-page-layout-name="ALT0">
        <draw:frame draw:layer="layout" draw:name="Title text6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7" draw:text-style-name="P23" presentation:class="subtitle" presentation:style-name="pr35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6" draw:style-name="dp1" presentation:presentation-page-layout-name="ALT1">
        <draw:frame draw:layer="layout" draw:name="Title text6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6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7" draw:style-name="dp1" presentation:presentation-page-layout-name="ALT1">
        <draw:frame draw:layer="layout" draw:name="Title text6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0" draw:text-style-name="P36" presentation:class="outline" presentation:style-name="pr35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8" draw:style-name="dp1" presentation:presentation-page-layout-name="ALT1">
        <draw:frame draw:layer="layout" draw:name="Title text6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29" draw:style-name="dp1" presentation:presentation-page-layout-name="ALT0">
        <draw:frame draw:layer="layout" draw:name="Title text6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8" draw:text-style-name="P23" presentation:class="subtitle" presentation:style-name="pr35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0" draw:style-name="dp1" presentation:presentation-page-layout-name="ALT1">
        <draw:frame draw:layer="layout" draw:name="Title text6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1" draw:style-name="dp1" presentation:presentation-page-layout-name="ALT1">
        <draw:frame draw:layer="layout" draw:name="Title text6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3" draw:text-style-name="P36" presentation:class="outline" presentation:style-name="pr35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2" draw:style-name="dp1" presentation:presentation-page-layout-name="ALT1">
        <draw:frame draw:layer="layout" draw:name="Title text6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3" draw:style-name="dp1" presentation:presentation-page-layout-name="ALT0">
        <draw:frame draw:layer="layout" draw:name="Title text6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59" draw:text-style-name="P23" presentation:class="subtitle" presentation:style-name="pr36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4" draw:style-name="dp1" presentation:presentation-page-layout-name="ALT1">
        <draw:frame draw:layer="layout" draw:name="Title text6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5" draw:style-name="dp1" presentation:presentation-page-layout-name="ALT1">
        <draw:frame draw:layer="layout" draw:name="Title text6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6" draw:text-style-name="P36" presentation:class="outline" presentation:style-name="pr36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6" draw:style-name="dp1" presentation:presentation-page-layout-name="ALT1">
        <draw:frame draw:layer="layout" draw:name="Title text6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7" draw:style-name="dp1" presentation:presentation-page-layout-name="ALT0">
        <draw:frame draw:layer="layout" draw:name="Title text6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0" draw:text-style-name="P23" presentation:class="subtitle" presentation:style-name="pr36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8" draw:style-name="dp1" presentation:presentation-page-layout-name="ALT1">
        <draw:frame draw:layer="layout" draw:name="Title text6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39" draw:style-name="dp1" presentation:presentation-page-layout-name="ALT1">
        <draw:frame draw:layer="layout" draw:name="Title text6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79" draw:text-style-name="P36" presentation:class="outline" presentation:style-name="pr36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0" draw:style-name="dp1" presentation:presentation-page-layout-name="ALT1">
        <draw:frame draw:layer="layout" draw:name="Title text6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1" draw:style-name="dp1" presentation:presentation-page-layout-name="ALT0">
        <draw:frame draw:layer="layout" draw:name="Title text6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1" draw:text-style-name="P23" presentation:class="subtitle" presentation:style-name="pr36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2" draw:style-name="dp1" presentation:presentation-page-layout-name="ALT1">
        <draw:frame draw:layer="layout" draw:name="Title text6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3" draw:style-name="dp1" presentation:presentation-page-layout-name="ALT1">
        <draw:frame draw:layer="layout" draw:name="Title text6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2" draw:text-style-name="P36" presentation:class="outline" presentation:style-name="pr36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4" draw:style-name="dp1" presentation:presentation-page-layout-name="ALT1">
        <draw:frame draw:layer="layout" draw:name="Title text6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5" draw:style-name="dp1" presentation:presentation-page-layout-name="ALT0">
        <draw:frame draw:layer="layout" draw:name="Title text6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2" draw:text-style-name="P23" presentation:class="subtitle" presentation:style-name="pr36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6" draw:style-name="dp1" presentation:presentation-page-layout-name="ALT1">
        <draw:frame draw:layer="layout" draw:name="Title text6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7" draw:style-name="dp1" presentation:presentation-page-layout-name="ALT1">
        <draw:frame draw:layer="layout" draw:name="Title text6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5" draw:text-style-name="P36" presentation:class="outline" presentation:style-name="pr36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8" draw:style-name="dp1" presentation:presentation-page-layout-name="ALT1">
        <draw:frame draw:layer="layout" draw:name="Title text6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49" draw:style-name="dp1" presentation:presentation-page-layout-name="ALT0">
        <draw:frame draw:layer="layout" draw:name="Title text6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3" draw:text-style-name="P23" presentation:class="subtitle" presentation:style-name="pr36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0" draw:style-name="dp1" presentation:presentation-page-layout-name="ALT1">
        <draw:frame draw:layer="layout" draw:name="Title text6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1" draw:style-name="dp1" presentation:presentation-page-layout-name="ALT1">
        <draw:frame draw:layer="layout" draw:name="Title text6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8" draw:text-style-name="P36" presentation:class="outline" presentation:style-name="pr36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2" draw:style-name="dp1" presentation:presentation-page-layout-name="ALT1">
        <draw:frame draw:layer="layout" draw:name="Title text6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8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3" draw:style-name="dp1" presentation:presentation-page-layout-name="ALT0">
        <draw:frame draw:layer="layout" draw:name="Title text6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4" draw:text-style-name="P23" presentation:class="subtitle" presentation:style-name="pr37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4" draw:style-name="dp1" presentation:presentation-page-layout-name="ALT1">
        <draw:frame draw:layer="layout" draw:name="Title text6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5" draw:style-name="dp1" presentation:presentation-page-layout-name="ALT1">
        <draw:frame draw:layer="layout" draw:name="Title text6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1" draw:text-style-name="P36" presentation:class="outline" presentation:style-name="pr37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6" draw:style-name="dp1" presentation:presentation-page-layout-name="ALT1">
        <draw:frame draw:layer="layout" draw:name="Title text6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7" draw:style-name="dp1" presentation:presentation-page-layout-name="ALT0">
        <draw:frame draw:layer="layout" draw:name="Title text6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5" draw:text-style-name="P23" presentation:class="subtitle" presentation:style-name="pr37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8" draw:style-name="dp1" presentation:presentation-page-layout-name="ALT1">
        <draw:frame draw:layer="layout" draw:name="Title text6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59" draw:style-name="dp1" presentation:presentation-page-layout-name="ALT1">
        <draw:frame draw:layer="layout" draw:name="Title text6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4" draw:text-style-name="P36" presentation:class="outline" presentation:style-name="pr37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0" draw:style-name="dp1" presentation:presentation-page-layout-name="ALT1">
        <draw:frame draw:layer="layout" draw:name="Title text6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1" draw:style-name="dp1" presentation:presentation-page-layout-name="ALT0">
        <draw:frame draw:layer="layout" draw:name="Title text6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6" draw:text-style-name="P23" presentation:class="subtitle" presentation:style-name="pr37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2" draw:style-name="dp1" presentation:presentation-page-layout-name="ALT1">
        <draw:frame draw:layer="layout" draw:name="Title text6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3" draw:style-name="dp1" presentation:presentation-page-layout-name="ALT1">
        <draw:frame draw:layer="layout" draw:name="Title text6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7" draw:text-style-name="P36" presentation:class="outline" presentation:style-name="pr37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4" draw:style-name="dp1" presentation:presentation-page-layout-name="ALT1">
        <draw:frame draw:layer="layout" draw:name="Title text6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5" draw:style-name="dp1" presentation:presentation-page-layout-name="ALT0">
        <draw:frame draw:layer="layout" draw:name="Title text6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7" draw:text-style-name="P23" presentation:class="subtitle" presentation:style-name="pr37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6" draw:style-name="dp1" presentation:presentation-page-layout-name="ALT1">
        <draw:frame draw:layer="layout" draw:name="Title text6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49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7" draw:style-name="dp1" presentation:presentation-page-layout-name="ALT1">
        <draw:frame draw:layer="layout" draw:name="Title text6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0" draw:text-style-name="P36" presentation:class="outline" presentation:style-name="pr37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8" draw:style-name="dp1" presentation:presentation-page-layout-name="ALT1">
        <draw:frame draw:layer="layout" draw:name="Title text6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69" draw:style-name="dp1" presentation:presentation-page-layout-name="ALT0">
        <draw:frame draw:layer="layout" draw:name="Title text6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8" draw:text-style-name="P23" presentation:class="subtitle" presentation:style-name="pr37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0" draw:style-name="dp1" presentation:presentation-page-layout-name="ALT1">
        <draw:frame draw:layer="layout" draw:name="Title text6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1" draw:style-name="dp1" presentation:presentation-page-layout-name="ALT1">
        <draw:frame draw:layer="layout" draw:name="Title text6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3" draw:text-style-name="P36" presentation:class="outline" presentation:style-name="pr37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2" draw:style-name="dp1" presentation:presentation-page-layout-name="ALT1">
        <draw:frame draw:layer="layout" draw:name="Title text6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3" draw:style-name="dp1" presentation:presentation-page-layout-name="ALT0">
        <draw:frame draw:layer="layout" draw:name="Title text6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69" draw:text-style-name="P23" presentation:class="subtitle" presentation:style-name="pr38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4" draw:style-name="dp1" presentation:presentation-page-layout-name="ALT1">
        <draw:frame draw:layer="layout" draw:name="Title text6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5" draw:style-name="dp1" presentation:presentation-page-layout-name="ALT1">
        <draw:frame draw:layer="layout" draw:name="Title text6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6" draw:text-style-name="P36" presentation:class="outline" presentation:style-name="pr38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6" draw:style-name="dp1" presentation:presentation-page-layout-name="ALT1">
        <draw:frame draw:layer="layout" draw:name="Title text6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7" draw:style-name="dp1" presentation:presentation-page-layout-name="ALT0">
        <draw:frame draw:layer="layout" draw:name="Title text6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0" draw:text-style-name="P23" presentation:class="subtitle" presentation:style-name="pr38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8" draw:style-name="dp1" presentation:presentation-page-layout-name="ALT1">
        <draw:frame draw:layer="layout" draw:name="Title text6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79" draw:style-name="dp1" presentation:presentation-page-layout-name="ALT1">
        <draw:frame draw:layer="layout" draw:name="Title text6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09" draw:text-style-name="P36" presentation:class="outline" presentation:style-name="pr38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0" draw:style-name="dp1" presentation:presentation-page-layout-name="ALT1">
        <draw:frame draw:layer="layout" draw:name="Title text6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1" draw:style-name="dp1" presentation:presentation-page-layout-name="ALT0">
        <draw:frame draw:layer="layout" draw:name="Title text6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1" draw:text-style-name="P23" presentation:class="subtitle" presentation:style-name="pr38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2" draw:style-name="dp1" presentation:presentation-page-layout-name="ALT1">
        <draw:frame draw:layer="layout" draw:name="Title text6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3" draw:style-name="dp1" presentation:presentation-page-layout-name="ALT1">
        <draw:frame draw:layer="layout" draw:name="Title text6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2" draw:text-style-name="P36" presentation:class="outline" presentation:style-name="pr38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4" draw:style-name="dp1" presentation:presentation-page-layout-name="ALT1">
        <draw:frame draw:layer="layout" draw:name="Title text6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5" draw:style-name="dp1" presentation:presentation-page-layout-name="ALT0">
        <draw:frame draw:layer="layout" draw:name="Title text6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2" draw:text-style-name="P23" presentation:class="subtitle" presentation:style-name="pr38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6" draw:style-name="dp1" presentation:presentation-page-layout-name="ALT1">
        <draw:frame draw:layer="layout" draw:name="Title text6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7" draw:style-name="dp1" presentation:presentation-page-layout-name="ALT1">
        <draw:frame draw:layer="layout" draw:name="Title text6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5" draw:text-style-name="P36" presentation:class="outline" presentation:style-name="pr38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8" draw:style-name="dp1" presentation:presentation-page-layout-name="ALT1">
        <draw:frame draw:layer="layout" draw:name="Title text6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89" draw:style-name="dp1" presentation:presentation-page-layout-name="ALT0">
        <draw:frame draw:layer="layout" draw:name="Title text6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3" draw:text-style-name="P23" presentation:class="subtitle" presentation:style-name="pr38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0" draw:style-name="dp1" presentation:presentation-page-layout-name="ALT1">
        <draw:frame draw:layer="layout" draw:name="Title text6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1" draw:style-name="dp1" presentation:presentation-page-layout-name="ALT1">
        <draw:frame draw:layer="layout" draw:name="Title text6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8" draw:text-style-name="P36" presentation:class="outline" presentation:style-name="pr38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2" draw:style-name="dp1" presentation:presentation-page-layout-name="ALT1">
        <draw:frame draw:layer="layout" draw:name="Title text6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1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3" draw:style-name="dp1" presentation:presentation-page-layout-name="ALT0">
        <draw:frame draw:layer="layout" draw:name="Title text6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4" draw:text-style-name="P23" presentation:class="subtitle" presentation:style-name="pr39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4" draw:style-name="dp1" presentation:presentation-page-layout-name="ALT1">
        <draw:frame draw:layer="layout" draw:name="Title text6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5" draw:style-name="dp1" presentation:presentation-page-layout-name="ALT1">
        <draw:frame draw:layer="layout" draw:name="Title text6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1" draw:text-style-name="P36" presentation:class="outline" presentation:style-name="pr39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6" draw:style-name="dp1" presentation:presentation-page-layout-name="ALT1">
        <draw:frame draw:layer="layout" draw:name="Title text6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6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7" draw:style-name="dp1" presentation:presentation-page-layout-name="ALT0">
        <draw:frame draw:layer="layout" draw:name="Title text6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5" draw:text-style-name="P23" presentation:class="subtitle" presentation:style-name="pr39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6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8" draw:style-name="dp1" presentation:presentation-page-layout-name="ALT1">
        <draw:frame draw:layer="layout" draw:name="Title text6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6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699" draw:style-name="dp1" presentation:presentation-page-layout-name="ALT1">
        <draw:frame draw:layer="layout" draw:name="Title text6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4" draw:text-style-name="P36" presentation:class="outline" presentation:style-name="pr39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6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0" draw:style-name="dp1" presentation:presentation-page-layout-name="ALT1">
        <draw:frame draw:layer="layout" draw:name="Title text7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1" draw:style-name="dp1" presentation:presentation-page-layout-name="ALT0">
        <draw:frame draw:layer="layout" draw:name="Title text70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6" draw:text-style-name="P23" presentation:class="subtitle" presentation:style-name="pr39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0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2" draw:style-name="dp1" presentation:presentation-page-layout-name="ALT1">
        <draw:frame draw:layer="layout" draw:name="Title text70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0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3" draw:style-name="dp1" presentation:presentation-page-layout-name="ALT1">
        <draw:frame draw:layer="layout" draw:name="Title text70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7" draw:text-style-name="P36" presentation:class="outline" presentation:style-name="pr39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0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4" draw:style-name="dp1" presentation:presentation-page-layout-name="ALT1">
        <draw:frame draw:layer="layout" draw:name="Title text70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0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5" draw:style-name="dp1" presentation:presentation-page-layout-name="ALT0">
        <draw:frame draw:layer="layout" draw:name="Title text70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7" draw:text-style-name="P23" presentation:class="subtitle" presentation:style-name="pr39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0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6" draw:style-name="dp1" presentation:presentation-page-layout-name="ALT1">
        <draw:frame draw:layer="layout" draw:name="Title text70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2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0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7" draw:style-name="dp1" presentation:presentation-page-layout-name="ALT1">
        <draw:frame draw:layer="layout" draw:name="Title text70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0" draw:text-style-name="P36" presentation:class="outline" presentation:style-name="pr39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0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8" draw:style-name="dp1" presentation:presentation-page-layout-name="ALT1">
        <draw:frame draw:layer="layout" draw:name="Title text70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0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09" draw:style-name="dp1" presentation:presentation-page-layout-name="ALT0">
        <draw:frame draw:layer="layout" draw:name="Title text70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8" draw:text-style-name="P23" presentation:class="subtitle" presentation:style-name="pr39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0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0" draw:style-name="dp1" presentation:presentation-page-layout-name="ALT1">
        <draw:frame draw:layer="layout" draw:name="Title text71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1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1" draw:style-name="dp1" presentation:presentation-page-layout-name="ALT1">
        <draw:frame draw:layer="layout" draw:name="Title text71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3" draw:text-style-name="P36" presentation:class="outline" presentation:style-name="pr39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2" draw:style-name="dp1" presentation:presentation-page-layout-name="ALT1">
        <draw:frame draw:layer="layout" draw:name="Title text71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1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3" draw:style-name="dp1" presentation:presentation-page-layout-name="ALT0">
        <draw:frame draw:layer="layout" draw:name="Title text71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79" draw:text-style-name="P23" presentation:class="subtitle" presentation:style-name="pr40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1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4" draw:style-name="dp1" presentation:presentation-page-layout-name="ALT1">
        <draw:frame draw:layer="layout" draw:name="Title text71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1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5" draw:style-name="dp1" presentation:presentation-page-layout-name="ALT1">
        <draw:frame draw:layer="layout" draw:name="Title text71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6" draw:text-style-name="P36" presentation:class="outline" presentation:style-name="pr40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6" draw:style-name="dp1" presentation:presentation-page-layout-name="ALT1">
        <draw:frame draw:layer="layout" draw:name="Title text71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1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7" draw:style-name="dp1" presentation:presentation-page-layout-name="ALT0">
        <draw:frame draw:layer="layout" draw:name="Title text71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0" draw:text-style-name="P23" presentation:class="subtitle" presentation:style-name="pr40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1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8" draw:style-name="dp1" presentation:presentation-page-layout-name="ALT1">
        <draw:frame draw:layer="layout" draw:name="Title text71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1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19" draw:style-name="dp1" presentation:presentation-page-layout-name="ALT1">
        <draw:frame draw:layer="layout" draw:name="Title text71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39" draw:text-style-name="P36" presentation:class="outline" presentation:style-name="pr40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1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0" draw:style-name="dp1" presentation:presentation-page-layout-name="ALT1">
        <draw:frame draw:layer="layout" draw:name="Title text72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1" draw:style-name="dp1" presentation:presentation-page-layout-name="ALT0">
        <draw:frame draw:layer="layout" draw:name="Title text72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1" draw:text-style-name="P23" presentation:class="subtitle" presentation:style-name="pr40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2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2" draw:style-name="dp1" presentation:presentation-page-layout-name="ALT1">
        <draw:frame draw:layer="layout" draw:name="Title text72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2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3" draw:style-name="dp1" presentation:presentation-page-layout-name="ALT1">
        <draw:frame draw:layer="layout" draw:name="Title text72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2" draw:text-style-name="P36" presentation:class="outline" presentation:style-name="pr40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2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4" draw:style-name="dp1" presentation:presentation-page-layout-name="ALT1">
        <draw:frame draw:layer="layout" draw:name="Title text72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5" draw:style-name="dp1" presentation:presentation-page-layout-name="ALT0">
        <draw:frame draw:layer="layout" draw:name="Title text72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2" draw:text-style-name="P23" presentation:class="subtitle" presentation:style-name="pr40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2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6" draw:style-name="dp1" presentation:presentation-page-layout-name="ALT1">
        <draw:frame draw:layer="layout" draw:name="Title text72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2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7" draw:style-name="dp1" presentation:presentation-page-layout-name="ALT1">
        <draw:frame draw:layer="layout" draw:name="Title text72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5" draw:text-style-name="P36" presentation:class="outline" presentation:style-name="pr40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2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8" draw:style-name="dp1" presentation:presentation-page-layout-name="ALT1">
        <draw:frame draw:layer="layout" draw:name="Title text72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2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29" draw:style-name="dp1" presentation:presentation-page-layout-name="ALT0">
        <draw:frame draw:layer="layout" draw:name="Title text72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3" draw:text-style-name="P23" presentation:class="subtitle" presentation:style-name="pr40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2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0" draw:style-name="dp1" presentation:presentation-page-layout-name="ALT1">
        <draw:frame draw:layer="layout" draw:name="Title text73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3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1" draw:style-name="dp1" presentation:presentation-page-layout-name="ALT1">
        <draw:frame draw:layer="layout" draw:name="Title text73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8" draw:text-style-name="P36" presentation:class="outline" presentation:style-name="pr40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3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2" draw:style-name="dp1" presentation:presentation-page-layout-name="ALT1">
        <draw:frame draw:layer="layout" draw:name="Title text73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4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3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3" draw:style-name="dp1" presentation:presentation-page-layout-name="ALT0">
        <draw:frame draw:layer="layout" draw:name="Title text73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4" draw:text-style-name="P23" presentation:class="subtitle" presentation:style-name="pr41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3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4" draw:style-name="dp1" presentation:presentation-page-layout-name="ALT1">
        <draw:frame draw:layer="layout" draw:name="Title text73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3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5" draw:style-name="dp1" presentation:presentation-page-layout-name="ALT1">
        <draw:frame draw:layer="layout" draw:name="Title text73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1" draw:text-style-name="P36" presentation:class="outline" presentation:style-name="pr41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3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6" draw:style-name="dp1" presentation:presentation-page-layout-name="ALT1">
        <draw:frame draw:layer="layout" draw:name="Title text73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3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7" draw:style-name="dp1" presentation:presentation-page-layout-name="ALT0">
        <draw:frame draw:layer="layout" draw:name="Title text73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5" draw:text-style-name="P23" presentation:class="subtitle" presentation:style-name="pr41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3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8" draw:style-name="dp1" presentation:presentation-page-layout-name="ALT1">
        <draw:frame draw:layer="layout" draw:name="Title text73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3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39" draw:style-name="dp1" presentation:presentation-page-layout-name="ALT1">
        <draw:frame draw:layer="layout" draw:name="Title text73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4" draw:text-style-name="P36" presentation:class="outline" presentation:style-name="pr41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3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0" draw:style-name="dp1" presentation:presentation-page-layout-name="ALT1">
        <draw:frame draw:layer="layout" draw:name="Title text74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4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1" draw:style-name="dp1" presentation:presentation-page-layout-name="ALT0">
        <draw:frame draw:layer="layout" draw:name="Title text74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6" draw:text-style-name="P23" presentation:class="subtitle" presentation:style-name="pr41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4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2" draw:style-name="dp1" presentation:presentation-page-layout-name="ALT1">
        <draw:frame draw:layer="layout" draw:name="Title text74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4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3" draw:style-name="dp1" presentation:presentation-page-layout-name="ALT1">
        <draw:frame draw:layer="layout" draw:name="Title text74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7" draw:text-style-name="P36" presentation:class="outline" presentation:style-name="pr41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4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4" draw:style-name="dp1" presentation:presentation-page-layout-name="ALT1">
        <draw:frame draw:layer="layout" draw:name="Title text74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4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5" draw:style-name="dp1" presentation:presentation-page-layout-name="ALT0">
        <draw:frame draw:layer="layout" draw:name="Title text74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7" draw:text-style-name="P23" presentation:class="subtitle" presentation:style-name="pr41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4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6" draw:style-name="dp1" presentation:presentation-page-layout-name="ALT1">
        <draw:frame draw:layer="layout" draw:name="Title text74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5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4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7" draw:style-name="dp1" presentation:presentation-page-layout-name="ALT1">
        <draw:frame draw:layer="layout" draw:name="Title text74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0" draw:text-style-name="P36" presentation:class="outline" presentation:style-name="pr41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4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8" draw:style-name="dp1" presentation:presentation-page-layout-name="ALT1">
        <draw:frame draw:layer="layout" draw:name="Title text74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4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49" draw:style-name="dp1" presentation:presentation-page-layout-name="ALT0">
        <draw:frame draw:layer="layout" draw:name="Title text74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8" draw:text-style-name="P23" presentation:class="subtitle" presentation:style-name="pr41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4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0" draw:style-name="dp1" presentation:presentation-page-layout-name="ALT1">
        <draw:frame draw:layer="layout" draw:name="Title text75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5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1" draw:style-name="dp1" presentation:presentation-page-layout-name="ALT1">
        <draw:frame draw:layer="layout" draw:name="Title text75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3" draw:text-style-name="P36" presentation:class="outline" presentation:style-name="pr41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2" draw:style-name="dp1" presentation:presentation-page-layout-name="ALT1">
        <draw:frame draw:layer="layout" draw:name="Title text75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5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3" draw:style-name="dp1" presentation:presentation-page-layout-name="ALT0">
        <draw:frame draw:layer="layout" draw:name="Title text75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89" draw:text-style-name="P23" presentation:class="subtitle" presentation:style-name="pr42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5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4" draw:style-name="dp1" presentation:presentation-page-layout-name="ALT1">
        <draw:frame draw:layer="layout" draw:name="Title text75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5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5" draw:style-name="dp1" presentation:presentation-page-layout-name="ALT1">
        <draw:frame draw:layer="layout" draw:name="Title text75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6" draw:text-style-name="P36" presentation:class="outline" presentation:style-name="pr42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6" draw:style-name="dp1" presentation:presentation-page-layout-name="ALT1">
        <draw:frame draw:layer="layout" draw:name="Title text75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5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7" draw:style-name="dp1" presentation:presentation-page-layout-name="ALT0">
        <draw:frame draw:layer="layout" draw:name="Title text75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0" draw:text-style-name="P23" presentation:class="subtitle" presentation:style-name="pr42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5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8" draw:style-name="dp1" presentation:presentation-page-layout-name="ALT1">
        <draw:frame draw:layer="layout" draw:name="Title text75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5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59" draw:style-name="dp1" presentation:presentation-page-layout-name="ALT1">
        <draw:frame draw:layer="layout" draw:name="Title text75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69" draw:text-style-name="P36" presentation:class="outline" presentation:style-name="pr42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5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0" draw:style-name="dp1" presentation:presentation-page-layout-name="ALT1">
        <draw:frame draw:layer="layout" draw:name="Title text76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1" draw:style-name="dp1" presentation:presentation-page-layout-name="ALT0">
        <draw:frame draw:layer="layout" draw:name="Title text76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1" draw:text-style-name="P23" presentation:class="subtitle" presentation:style-name="pr42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6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2" draw:style-name="dp1" presentation:presentation-page-layout-name="ALT1">
        <draw:frame draw:layer="layout" draw:name="Title text76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1"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6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3" draw:style-name="dp1" presentation:presentation-page-layout-name="ALT1">
        <draw:frame draw:layer="layout" draw:name="Title text76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2" draw:text-style-name="P36" presentation:class="outline" presentation:style-name="pr42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6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4" draw:style-name="dp1" presentation:presentation-page-layout-name="ALT1">
        <draw:frame draw:layer="layout" draw:name="Title text76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3"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5" draw:style-name="dp1" presentation:presentation-page-layout-name="ALT0">
        <draw:frame draw:layer="layout" draw:name="Title text76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2" draw:text-style-name="P23" presentation:class="subtitle" presentation:style-name="pr42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6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6" draw:style-name="dp1" presentation:presentation-page-layout-name="ALT1">
        <draw:frame draw:layer="layout" draw:name="Title text76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4"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6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7" draw:style-name="dp1" presentation:presentation-page-layout-name="ALT1">
        <draw:frame draw:layer="layout" draw:name="Title text76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5" draw:text-style-name="P36" presentation:class="outline" presentation:style-name="pr42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6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8" draw:style-name="dp1" presentation:presentation-page-layout-name="ALT1">
        <draw:frame draw:layer="layout" draw:name="Title text76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6"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6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69" draw:style-name="dp1" presentation:presentation-page-layout-name="ALT0">
        <draw:frame draw:layer="layout" draw:name="Title text76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3" draw:text-style-name="P23" presentation:class="subtitle" presentation:style-name="pr42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6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0" draw:style-name="dp1" presentation:presentation-page-layout-name="ALT1">
        <draw:frame draw:layer="layout" draw:name="Title text77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7"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7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1" draw:style-name="dp1" presentation:presentation-page-layout-name="ALT1">
        <draw:frame draw:layer="layout" draw:name="Title text77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8" draw:text-style-name="P36" presentation:class="outline" presentation:style-name="pr42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7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2" draw:style-name="dp1" presentation:presentation-page-layout-name="ALT1">
        <draw:frame draw:layer="layout" draw:name="Title text77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79"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7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3" draw:style-name="dp1" presentation:presentation-page-layout-name="ALT0">
        <draw:frame draw:layer="layout" draw:name="Title text77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4" draw:text-style-name="P23" presentation:class="subtitle" presentation:style-name="pr43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7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4" draw:style-name="dp1" presentation:presentation-page-layout-name="ALT1">
        <draw:frame draw:layer="layout" draw:name="Title text77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0"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7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5" draw:style-name="dp1" presentation:presentation-page-layout-name="ALT1">
        <draw:frame draw:layer="layout" draw:name="Title text77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1" draw:text-style-name="P36" presentation:class="outline" presentation:style-name="pr43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7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6" draw:style-name="dp1" presentation:presentation-page-layout-name="ALT1">
        <draw:frame draw:layer="layout" draw:name="Title text77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2"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7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7" draw:style-name="dp1" presentation:presentation-page-layout-name="ALT0">
        <draw:frame draw:layer="layout" draw:name="Title text77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5" draw:text-style-name="P23" presentation:class="subtitle" presentation:style-name="pr43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7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8" draw:style-name="dp1" presentation:presentation-page-layout-name="ALT1">
        <draw:frame draw:layer="layout" draw:name="Title text77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3"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7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79" draw:style-name="dp1" presentation:presentation-page-layout-name="ALT1">
        <draw:frame draw:layer="layout" draw:name="Title text77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4" draw:text-style-name="P36" presentation:class="outline" presentation:style-name="pr43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7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0" draw:style-name="dp1" presentation:presentation-page-layout-name="ALT1">
        <draw:frame draw:layer="layout" draw:name="Title text78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5"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8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1" draw:style-name="dp1" presentation:presentation-page-layout-name="ALT0">
        <draw:frame draw:layer="layout" draw:name="Title text781"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6" draw:text-style-name="P23" presentation:class="subtitle" presentation:style-name="pr434"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8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2" draw:style-name="dp1" presentation:presentation-page-layout-name="ALT1">
        <draw:frame draw:layer="layout" draw:name="Title text78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6"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8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3" draw:style-name="dp1" presentation:presentation-page-layout-name="ALT1">
        <draw:frame draw:layer="layout" draw:name="Title text783"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7" draw:text-style-name="P36" presentation:class="outline" presentation:style-name="pr435"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8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4" draw:style-name="dp1" presentation:presentation-page-layout-name="ALT1">
        <draw:frame draw:layer="layout" draw:name="Title text78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8"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8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5" draw:style-name="dp1" presentation:presentation-page-layout-name="ALT0">
        <draw:frame draw:layer="layout" draw:name="Title text785"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7" draw:text-style-name="P23" presentation:class="subtitle" presentation:style-name="pr436"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8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6" draw:style-name="dp1" presentation:presentation-page-layout-name="ALT1">
        <draw:frame draw:layer="layout" draw:name="Title text78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89"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8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7" draw:style-name="dp1" presentation:presentation-page-layout-name="ALT1">
        <draw:frame draw:layer="layout" draw:name="Title text787"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0" draw:text-style-name="P36" presentation:class="outline" presentation:style-name="pr437"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8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8" draw:style-name="dp1" presentation:presentation-page-layout-name="ALT1">
        <draw:frame draw:layer="layout" draw:name="Title text78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1"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8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89" draw:style-name="dp1" presentation:presentation-page-layout-name="ALT0">
        <draw:frame draw:layer="layout" draw:name="Title text789"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8" draw:text-style-name="P23" presentation:class="subtitle" presentation:style-name="pr438"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8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0" draw:style-name="dp1" presentation:presentation-page-layout-name="ALT1">
        <draw:frame draw:layer="layout" draw:name="Title text79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2"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9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1" draw:style-name="dp1" presentation:presentation-page-layout-name="ALT1">
        <draw:frame draw:layer="layout" draw:name="Title text791"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3" draw:text-style-name="P36" presentation:class="outline" presentation:style-name="pr439"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1"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2" draw:style-name="dp1" presentation:presentation-page-layout-name="ALT1">
        <draw:frame draw:layer="layout" draw:name="Title text792"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4"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92"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3" draw:style-name="dp1" presentation:presentation-page-layout-name="ALT0">
        <draw:frame draw:layer="layout" draw:name="Title text793"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199" draw:text-style-name="P23" presentation:class="subtitle" presentation:style-name="pr440"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93"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4" draw:style-name="dp1" presentation:presentation-page-layout-name="ALT1">
        <draw:frame draw:layer="layout" draw:name="Title text794"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5"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94"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5" draw:style-name="dp1" presentation:presentation-page-layout-name="ALT1">
        <draw:frame draw:layer="layout" draw:name="Title text795"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6" draw:text-style-name="P36" presentation:class="outline" presentation:style-name="pr441"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5"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6" draw:style-name="dp1" presentation:presentation-page-layout-name="ALT1">
        <draw:frame draw:layer="layout" draw:name="Title text796"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7"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796"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7" draw:style-name="dp1" presentation:presentation-page-layout-name="ALT0">
        <draw:frame draw:layer="layout" draw:name="Title text797" draw:text-style-name="P5" presentation:class="title" presentation:style-name="pr4" presentation:user-transformed="true" svg:height="3.508cm" svg:width="23.904cm" svg:x="2.057cm" svg:y="1.743cm" text:anchor-type="paragraph">
          <draw:text-box>
            <text:p text:style-name="P40"><text:span text:style-name="T41">Text Properties</text:span></text:p>
          </draw:text-box>
        </draw:frame>
        <draw:frame draw:layer="layout" draw:name="Text Frame200" draw:text-style-name="P23" presentation:class="subtitle" presentation:style-name="pr442" presentation:user-transformed="true" svg:height="13.234cm" svg:width="23.904cm" svg:x="2.168cm" svg:y="4.168cm" text:anchor-type="paragraph">
          <draw:text-box>
            <text:p text:style-name="P6"><text:span text:style-name="T7">The ODF Toolkit</text:span><text:span text:style-name="T8">provides</text:span><text:span text:style-name="T9"> </text:span><text:span text:style-name="T10">a home for libraries</text:span><text:span text:style-name="T9"> </text:span><text:span text:style-name="T11">that ease the development</text:span><text:span text:style-name="T9"> </text:span><text:span text:style-name="T12">of applications that </text:span><text:span text:style-name="T9">support ODF , the unique </text:span><text:span text:style-name="T13">vendor neutral open standard for</text:span><text:span text:style-name="T9"> </text:span><text:span text:style-name="T14">office documents. </text:span><text:span text:style-name="T15">The ODF Toolkit</text:span><text:span text:style-name="T16"> further provides</text:span><text:span text:style-name="T9"> </text:span><text:span text:style-name="T17">a home for tools</text:span><text:span text:style-name="T18"> that process</text:span><text:span text:style-name="T9"> </text:span><text:span text:style-name="T19">ODF or check</text:span><text:span text:style-name="T20"> </text:span><text:span text:style-name="T21">ODF conformance.</text:span></text:p>
          </draw:text-box>
        </draw:frame>
        <presentation:notes draw:style-name="dp2">
          <draw:page-thumbnail draw:layer="layout" draw:page-number="797"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8" draw:style-name="dp1" presentation:presentation-page-layout-name="ALT1">
        <draw:frame draw:layer="layout" draw:name="Title text798"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8" draw:text-style-name="P31" presentation:class="outline" presentation:style-name="pr30" presentation:user-transformed="true" svg:height="13.234cm" svg:width="23.904cm" svg:x="1.694cm" svg:y="6.201cm" text:anchor-type="paragraph">
          <draw:text-box>
            <text:p text:style-name="P43"><text:span text:style-name="T44">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presentation:notes draw:style-name="dp2">
          <draw:page-thumbnail draw:layer="layout" draw:page-number="798"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799" draw:style-name="dp1" presentation:presentation-page-layout-name="ALT1">
        <draw:frame draw:layer="layout" draw:name="Title text799"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599" draw:text-style-name="P36" presentation:class="outline" presentation:style-name="pr443" presentation:user-transformed="true" svg:height="13.234cm" svg:width="23.904cm" svg:x="2.057cm" svg:y="5.839cm" text:anchor-type="paragraph">
          <draw:text-box>
            <text:p text:style-name="P33"><text:span text:style-name="T45">And this is just the start. Developers are invited to freely host their open source ODF libraries and tools within the ODF Toolkit, to join the existing projects, and to collaborate with ODF developers everywhere.</text:span></text:p>
          </draw:text-box>
        </draw:frame>
        <presentation:notes draw:style-name="dp2">
          <draw:page-thumbnail draw:layer="layout" draw:page-number="799"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draw:page draw:master-page-name="Default" draw:name="page800" draw:style-name="dp1" presentation:presentation-page-layout-name="ALT1">
        <draw:frame draw:layer="layout" draw:name="Title text800" draw:text-style-name="P27" presentation:class="title" presentation:style-name="pr4" presentation:user-transformed="true" svg:height="3.508cm" svg:width="23.904cm" svg:x="2.057cm" svg:y="1.743cm" text:anchor-type="paragraph">
          <draw:text-box>
            <text:p text:style-name="P40"><text:span text:style-name="T41">Paragraph Properties</text:span></text:p>
          </draw:text-box>
        </draw:frame>
        <draw:frame draw:layer="layout" draw:name="Outline Text600" draw:text-style-name="P39" presentation:class="outline" presentation:style-name="pr30" presentation:user-transformed="true" svg:height="13.234cm" svg:width="23.904cm" svg:x="1.723cm" svg:y="7.203cm" text:anchor-type="paragraph">
          <draw:text-box>
            <text:p text:style-name="P37"><text:span text:style-name="T47">The ODF Toolkit provides Mercurial for hosting your code, forums, mailing lists, wikis, an issue tracking system, and personalized home pages. More will come.</text:span></text:p>
          </draw:text-box>
        </draw:frame>
        <presentation:notes draw:style-name="dp2">
          <draw:page-thumbnail draw:layer="layout" draw:page-number="800" draw:style-name="gr24" presentation:class="page" svg:height="10.28cm" svg:width="13.706cm" svg:x="3.647cm" svg:y="2.853cm"/>
          <draw:frame draw:layer="layout" draw:text-style-name="P26" presentation:class="notes" presentation:placeholder="true" presentation:style-name="pr25" presentation:user-transformed="true" svg:height="11.41cm" svg:width="14.518cm" svg:x="3.249cm" svg:y="14.13cm" text:anchor-type="paragraph">
            <draw:text-box/>
          </draw:frame>
        </presentation:notes>
      </draw:page>
    </office:presentation>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dfa="http://docs.oasis-open.org/opendocument/meta/rdfa#"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2">
  <office:styles>
    <draw:gradient draw:angle="0" draw:border="0%" draw:display-name="Gradient 1" draw:end-color="#ffffff" draw:end-intensity="100%" draw:name="Gradient_20_1" draw:start-color="#000000" draw:start-intensity="100%" draw:style="linear"/>
    <draw:fill-image draw:name="Daisy" xlink:actuate="onLoad" xlink:href="Pictures/100000000000005E0000005E18D2F70E.png" xlink:show="embed" xlink:type="simple"/>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country="US" fo:font-family="'Times New Roman'" fo:font-size="12pt" fo:language="en" style:country-asian="none" style:country-complex="none" style:font-family-asian="Arial" style:font-family-complex="Tahoma" style:font-family-generic="roman" style:font-pitch="variable" style:font-pitch-asian="variable" style:font-pitch-complex="variable" style:font-size-asian="12pt" style:font-size-complex="12pt" style:language-asian="zxx" style:language-complex="zxx" style:use-window-font-color="true"/>
    </style:default-style>
    <style:style style:family="graphic" style:name="standard">
      <style:graphic-properties draw:fill="solid" draw:fill-color="#00b8ff" draw:marker-end-center="false" draw:marker-end-width="0.3cm" draw:marker-start-center="false" draw:marker-start-width="0.3cm" draw:shadow="hidden" draw:shadow-color="#808080" draw:shadow-offset-x="0.3cm" draw:shadow-offset-y="0.3cm" draw:stroke="solid" svg:stroke-color="#000000" svg:stroke-width="0cm">
        <text:list-style style:name="standard">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Times New Roman'" fo:font-size="24pt" fo:font-style="normal" fo:font-weight="normal" fo:text-shadow="none" style:font-family-asian="SimSun-18030" style:font-family-complex="Tahoma" style:font-family-generic="roman" style:font-pitch="variable" style:font-pitch-asian="variable" style:font-pitch-complex="variable" style:font-relief="none" style:font-size-asian="24pt" style:font-size-complex="24pt" style:font-style-asian="normal" style:font-style-complex="normal" style:font-weight-asian="normal" style:font-weight-complex="normal" style:text-emphasize="none" style:text-outline="fals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list-level-properties text:space-before="0.2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troke="solid"/>
      <style:text-properties fo:font-size="12pt"/>
    </style:style>
    <style:style style:display-name="Default Text" style:family="graphic" style:name="Default_20_Text">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pitch-complex="variable" style:font-size-asian="21.2000007629395pt" style:font-size-complex="21.2000007629395pt" style:language-asian="zxx" style:text-underline-style="none" style:use-window-font-color="true"/>
    </style:style>
    <style:style style:display-name="Text Body Single" style:family="graphic" style:name="Text_20_Body_20_Single">
      <style:paragraph-properties fo:margin-bottom="0.374cm" fo:margin-top="0cm"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pitch-complex="variable" style:font-size-asian="21.2000007629395pt" style:font-size-complex="21.2000007629395pt" style:language-asian="zxx" style:text-underline-style="none" style:use-window-font-color="true"/>
    </style:style>
    <style:style style:display-name="1.Heading 1" style:family="graphic" style:name="_31_.Heading_20_1">
      <style:paragraph-properties style:text-autospace="none"/>
      <style:text-properties fo:country="US" fo:font-family="'Times New Roman'" fo:font-size="28.2000007629395pt" fo:font-weight="bold" fo:language="en" style:country-asian="none" style:font-family-asian="Arial" style:font-family-complex="Tahoma" style:font-family-generic="roman" style:font-pitch="variable" style:font-pitch-asian="variable" style:font-pitch-complex="variable" style:font-size-asian="28.2000007629395pt" style:font-size-complex="28.2000007629395pt" style:font-weight-asian="bold" style:font-weight-complex="bold" style:language-asian="zxx" style:text-underline-style="none" style:use-window-font-color="true"/>
    </style:style>
    <style:style style:family="graphic" style:name="Bullet">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size-asian="21.2000007629395pt" style:font-size-complex="21.2000007629395pt" style:language-asian="zxx" style:text-underline-style="none" style:use-window-font-color="true"/>
    </style:style>
    <style:style style:family="graphic" style:name="Caption">
      <style:paragraph-properties fo:margin-bottom="0.374cm" fo:margin-top="0.374cm" style:text-autospace="none"/>
      <style:text-properties fo:country="US" fo:font-family="'Times New Roman'" fo:font-size="17.7000007629395pt" fo:font-style="italic" fo:language="en" style:country-asian="none" style:font-family-asian="Arial" style:font-family-complex="Tahoma" style:font-family-generic="roman" style:font-pitch="variable" style:font-pitch-asian="variable" style:font-size-asian="17.7000007629395pt" style:font-size-complex="17.7000007629395pt" style:font-style-asian="italic" style:font-style-complex="italic" style:language-asian="zxx" style:text-underline-style="none" style:use-window-font-color="true"/>
    </style:style>
    <style:style style:family="graphic" style:name="Index">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size-asian="21.2000007629395pt" style:font-size-complex="21.2000007629395pt" style:language-asian="zxx" style:text-underline-style="none" style:use-window-font-color="true"/>
    </style:style>
    <style:style style:display-name="Numbering Symbols" style:family="graphic" style:name="Numbering_20_Symbols">
      <style:paragraph-properties style:text-autospace="none"/>
      <style:text-properties fo:country="US" fo:font-family="'Times New Roman'" fo:font-size="21.2000007629395pt" fo:language="en" style:country-asian="none" style:font-family-asian="Arial" style:font-family-complex="Tahoma" style:font-family-generic="roman" style:font-pitch="variable" style:font-pitch-asian="variable" style:font-pitch-complex="variable" style:font-size-asian="21.2000007629395pt" style:font-size-complex="21.2000007629395pt" style:language-asian="zxx" style:text-underline-style="none" style:use-window-font-color="true"/>
    </style:style>
    <style:style style:family="presentation" style:name="Default-background">
      <style:graphic-properties draw:fill="bitmap" draw:fill-gradient-name="Gradient_20_1" draw:fill-image-height="0.483cm" draw:fill-image-name="Daisy" draw:fill-image-width="0.483cm" draw:tile-repeat-offset="0% vertical"/>
      <style:paragraph-properties fo:margin-bottom="0cm" fo:margin-left="0cm" fo:margin-right="0cm" fo:margin-top="0cm" fo:text-indent="0cm"/>
    </style:style>
    <style:style style:family="presentation" style:name="Default-backgroundobjects">
      <style:graphic-properties draw:shadow="hidden" draw:shadow-color="#808080" draw:shadow-offset-x="0.3cm" draw:shadow-offset-y="0.3cm"/>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Times New Roman'" fo:font-size="20pt" fo:font-style="normal" fo:font-weight="normal" fo:text-shadow="none" style:font-family-asian="SimSun-18030" style:font-family-complex="Tahoma" style:font-family-generic="roman" style:font-pitch="variable" style:font-pitch-asian="variable" style:font-pitch-complex="variable" style:font-relief="none" style:font-size-asian="20pt" style:font-size-complex="20pt" style:font-style-asian="normal" style:font-style-complex="normal" style:font-weight-asian="normal" style:font-weight-complex="normal" style:text-emphasize="none" style:text-outline="fals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5cm" fo:margin-top="0cm"/>
      <style:text-properties fo:font-family="'Times New Roman'" fo:font-size="32pt" fo:font-style="normal" fo:font-weight="normal" fo:text-shadow="none" style:font-family-asian="SimSun-18030" style:font-family-complex="Tahoma" style:font-family-generic="roman" style:font-pitch="variable" style:font-pitch-asian="variable" style:font-pitch-complex="variable" style:font-relief="none" style:font-size-asian="32pt" style:font-size-complex="32pt" style:font-style-asian="normal" style:font-style-complex="normal" style:font-weight-asian="normal" style:font-weight-complex="normal" style:text-emphasize="none" style:text-outline="false" style:use-window-font-color="true"/>
    </style:style>
    <style:style style:family="presentation" style:name="Default-outline2" style:parent-style-name="Default-outline1">
      <style:paragraph-properties fo:margin-bottom="0.4cm" fo:margin-top="0cm"/>
      <style:text-properties fo:font-size="28pt" style:font-size-asian="28pt" style:font-size-complex="28pt"/>
    </style:style>
    <style:style style:family="presentation" style:name="Default-outline3" style:parent-style-name="Default-outline2">
      <style:paragraph-properties fo:margin-bottom="0.3cm" fo:margin-top="0cm"/>
      <style:text-properties fo:font-size="24pt" style:font-size-asian="24pt" style:font-size-complex="24pt"/>
    </style:style>
    <style:style style:family="presentation" style:name="Default-outline4" style:parent-style-name="Default-outline3">
      <style:paragraph-properties fo:margin-bottom="0.2cm" fo:margin-top="0cm"/>
      <style:text-properties fo:font-size="20pt" style:font-size-asian="20pt" style:font-size-complex="20pt"/>
    </style:style>
    <style:style style:family="presentation" style:name="Default-outline5" style:parent-style-name="Default-outline4">
      <style:paragraph-properties fo:margin-bottom="0.1cm" fo:margin-top="0cm"/>
      <style:text-properties fo:font-size="20pt" style:font-size-asian="20pt" style:font-size-complex="20pt"/>
    </style:style>
    <style:style style:family="presentation" style:name="Default-outline6" style:parent-style-name="Default-outline5">
      <style:paragraph-properties fo:margin-bottom="0.1cm" fo:margin-top="0cm"/>
      <style:text-properties fo:font-size="20pt" style:font-size-asian="20pt" style:font-size-complex="20pt"/>
    </style:style>
    <style:style style:family="presentation" style:name="Default-outline7" style:parent-style-name="Default-outline6">
      <style:paragraph-properties fo:margin-bottom="0.1cm" fo:margin-top="0cm"/>
      <style:text-properties fo:font-size="20pt" style:font-size-asian="20pt" style:font-size-complex="20pt"/>
    </style:style>
    <style:style style:family="presentation" style:name="Default-outline8" style:parent-style-name="Default-outline7">
      <style:paragraph-properties fo:margin-bottom="0.1cm" fo:margin-top="0cm"/>
      <style:text-properties fo:font-size="20pt" style:font-size-asian="20pt" style:font-size-complex="20pt"/>
    </style:style>
    <style:style style:family="presentation" style:name="Default-outline9" style:parent-style-name="Default-outline8">
      <style:paragraph-properties fo:margin-bottom="0.1cm" fo:margin-top="0cm"/>
      <style:text-properties fo:font-size="20pt" style:font-size-asian="20pt" style:font-size-complex="20pt"/>
    </style:style>
    <style:style style:family="presentation" style:name="Default-subtitle">
      <style:graphic-properties draw:fill="none" draw:stroke="none" draw:textarea-vertical-align="middle">
        <text:list-style style:name="Default-subtitle">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align="center" fo:text-indent="-0.6cm"/>
      <style:text-properties fo:font-family="'Times New Roman'" fo:font-size="32pt" fo:font-style="normal" fo:font-weight="normal" fo:text-shadow="none" style:font-family-asian="SimSun-18030" style:font-family-complex="Tahoma" style:font-family-generic="roman" style:font-pitch="variable" style:font-pitch-asian="variable" style:font-pitch-complex="variable" style:font-relief="none" style:font-size-asian="32pt" style:font-size-complex="32pt" style:font-style-asian="normal" style:font-style-complex="normal" style:font-weight-asian="normal" style:font-weight-complex="normal" style:text-emphasize="none" style:text-outline="false" style:use-window-font-color="true"/>
    </style:style>
    <style:style style:family="presentation" style:name="Default-title">
      <style:graphic-properties draw:fill="none" draw:stroke="none" draw:textarea-vertical-align="middle">
        <text:list-style style:name="Default-title">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text-align="center"/>
      <style:text-properties fo:font-family="'Times New Roman'" fo:font-size="44pt" fo:font-style="normal" fo:font-weight="normal" fo:text-shadow="none" style:font-family-asian="SimSun-18030" style:font-family-complex="Tahoma" style:font-family-generic="roman" style:font-pitch="variable" style:font-pitch-asian="variable" style:font-pitch-complex="variable" style:font-relief="none" style:font-size-asian="44pt" style:font-size-complex="44pt" style:font-style-asian="normal" style:font-style-complex="normal" style:font-weight-asian="normal" style:font-weight-complex="normal" style:text-emphasize="none" style:text-outline="false" style:use-window-font-color="true"/>
    </style:style>
    <style:presentation-page-layout style:name="ALT25">
      <presentation:placeholder presentation:object="handout" svg:height="0.703cm" svg:width="10.556cm" svg:x="2.058cm" svg:y="1.743cm"/>
      <presentation:placeholder presentation:object="handout" svg:height="0.703cm" svg:width="10.556cm" svg:x="15.414cm" svg:y="1.743cm"/>
      <presentation:placeholder presentation:object="handout" svg:height="0.703cm" svg:width="10.556cm" svg:x="2.058cm" svg:y="4.546cm"/>
      <presentation:placeholder presentation:object="handout" svg:height="0.703cm" svg:width="10.556cm" svg:x="15.414cm" svg:y="4.546cm"/>
    </style:presentation-page-layout>
    <style:presentation-page-layout style:name="ALT0">
      <presentation:placeholder presentation:object="title" svg:height="3.507cm" svg:width="23.912cm" svg:x="2.058cm" svg:y="1.743cm"/>
      <presentation:placeholder presentation:object="subtitle" svg:height="13.23cm" svg:width="23.912cm" svg:x="2.058cm" svg:y="5.838cm"/>
    </style:presentation-page-layout>
    <style:presentation-page-layout style:name="ALT1">
      <presentation:placeholder presentation:object="title" svg:height="3.507cm" svg:width="23.912cm" svg:x="2.058cm" svg:y="1.743cm"/>
      <presentation:placeholder presentation:object="outline" svg:height="13.23cm" svg:width="23.912cm" svg:x="2.058cm" svg:y="5.838cm"/>
    </style:presentation-page-layout>
  </office:styles>
  <office:automatic-styles>
    <style:page-layout style:name="PM0">
      <style:page-layout-properties fo:margin-bottom="2cm" fo:margin-left="2cm" fo:margin-right="2cm" fo:margin-top="2cm" fo:page-height="21cm" fo:page-width="29.7cm" style:print-orientation="landscape"/>
    </style:page-layout>
    <style:page-layout style:name="PM1">
      <style:page-layout-properties fo:margin-bottom="0cm" fo:margin-left="0cm" fo:margin-right="0cm" fo:margin-top="0cm" fo:page-height="21.006cm" fo:page-width="27.991cm" style:print-orientation="landscape"/>
    </style:page-layout>
    <style:page-layout style:name="PM2">
      <style:page-layout-properties fo:margin-bottom="2cm" fo:margin-left="2cm" fo:margin-right="2cm" fo:margin-top="2cm" fo:page-height="29.7cm" fo:page-width="21cm" style:print-orientation="portrait"/>
    </style:page-layout>
    <style:style style:family="drawing-page" style:name="Mdp455">
      <style:drawing-page-properties draw:background-size="border" draw:fill="bitmap" draw:fill-gradient-name="Gradient_20_1" draw:fill-image-height="0.483cm" draw:fill-image-name="Daisy" draw:fill-image-width="0.483cm" draw:tile-repeat-offset="0% vertical"/>
    </style:style>
    <style:style style:family="drawing-page" style:name="Mdp456">
      <style:drawing-page-properties presentation:display-date-time="true" presentation:display-footer="true" presentation:display-header="true" presentation:display-page-number="false"/>
    </style:style>
    <style:style style:family="graphic" style:name="Mgr458" style:parent-style-name="standard">
      <style:graphic-properties draw:fill="none" draw:fill-color="#ffffff" draw:stroke="none" fo:min-height="0.952cm" fo:wrap-option="wrap"/>
    </style:style>
    <style:style style:family="presentation" style:name="Mpr460" style:parent-style-name="Default-backgroundobjects">
      <style:graphic-properties draw:fill="none" draw:fill-color="#ffffff" draw:stroke="none" fo:min-height="1.008cm" fo:wrap-option="wrap"/>
    </style:style>
    <style:style style:family="presentation" style:name="Mpr461" style:parent-style-name="Default-title">
      <style:graphic-properties fo:wrap-option="wrap"/>
    </style:style>
    <style:style style:family="presentation" style:name="Mpr462" style:parent-style-name="Default-outline1">
      <style:graphic-properties fo:wrap-option="wrap"/>
    </style:style>
    <style:style style:family="presentation" style:name="Mpr463" style:parent-style-name="Default-notes">
      <style:graphic-properties fo:wrap-option="wrap"/>
    </style:style>
    <style:style style:family="paragraph" style:name="MP457">
      <style:paragraph-properties fo:margin-left="0cm" fo:margin-right="0cm" fo:text-indent="0cm" style:line-break="strict"/>
    </style:style>
    <style:style style:family="paragraph" style:name="MP459">
      <style:paragraph-properties fo:margin-left="0cm" fo:margin-right="0cm" fo:text-indent="0cm" style:line-break="strict" style:punctuation-wrap="simple" style:writing-mode="lr-tb"/>
    </style:style>
    <text:list-style style:name="ML455">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ML456">
      <text:list-level-style-bullet text:bullet-char="●" text:level="1">
        <style:list-level-properties/>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Mdp456" presentation:presentation-page-layout-name="ALT25" style:page-layout-name="PM0">
      <draw:frame draw:layer="backgroundobjects" draw:style-name="Mgr458" draw:text-style-name="MP459" presentation:class="header" svg:height="0.954cm" svg:width="10.794cm" svg:x="2cm" svg:y="0.64cm" text:anchor-type="paragraph">
        <draw:text-box>
          <text:p text:style-name="MP457"><presentation:header/></text:p>
        </draw:text-box>
      </draw:frame>
      <draw:frame draw:layer="backgroundobjects" draw:style-name="Mgr458" draw:text-style-name="MP459" presentation:class="date-time" svg:height="0.954cm" svg:width="10.794cm" svg:x="16.906cm" svg:y="0.64cm" text:anchor-type="paragraph">
        <draw:text-box>
          <text:p text:style-name="MP457"><presentation:date-time/></text:p>
        </draw:text-box>
      </draw:frame>
      <draw:frame draw:layer="backgroundobjects" draw:style-name="Mgr458" draw:text-style-name="MP459" presentation:class="footer" svg:height="0.954cm" svg:width="10.794cm" svg:x="2cm" svg:y="19.391cm" text:anchor-type="paragraph">
        <draw:text-box>
          <text:p text:style-name="MP457"><presentation:footer/></text:p>
        </draw:text-box>
      </draw:frame>
      <draw:frame draw:layer="backgroundobjects" draw:style-name="Mgr458" draw:text-style-name="MP459" presentation:class="page-number" svg:height="0.954cm" svg:width="10.794cm" svg:x="16.906cm" svg:y="19.391cm" text:anchor-type="paragraph">
        <draw:text-box>
          <text:p text:style-name="MP457"><text:page-number>&lt;number&gt;</text:page-number></text:p>
        </draw:text-box>
      </draw:frame>
      <draw:page-thumbnail draw:layer="backgroundobjects" draw:page-number="1" svg:height="7.5cm" svg:width="10cm" svg:x="2.782cm" svg:y="2cm"/>
      <draw:page-thumbnail draw:layer="backgroundobjects" draw:page-number="1" svg:height="7.5cm" svg:width="10cm" svg:x="16.917cm" svg:y="2cm"/>
      <draw:page-thumbnail draw:layer="backgroundobjects" draw:page-number="1" svg:height="7.5cm" svg:width="10cm" svg:x="2.782cm" svg:y="11.5cm"/>
      <draw:page-thumbnail draw:layer="backgroundobjects" draw:page-number="1" svg:height="7.5cm" svg:width="10cm" svg:x="16.917cm" svg:y="11.5cm"/>
    </style:handout-master>
    <style:master-page draw:style-name="Mdp455" style:name="Default" style:page-layout-name="PM1">
      <draw:frame draw:layer="backgroundobjects" draw:text-style-name="MP459" presentation:class="date-time" presentation:style-name="Mpr460" svg:height="1.008cm" svg:width="8.397cm" svg:x="2.057cm" svg:y="19.556cm" text:anchor-type="paragraph">
        <draw:text-box>
          <text:p text:style-name="MP457"><presentation:date-time/></text:p>
        </draw:text-box>
      </draw:frame>
      <draw:frame draw:layer="backgroundobjects" draw:text-style-name="MP459" presentation:class="page-number" presentation:style-name="Mpr460" svg:height="1.008cm" svg:width="6.718cm" svg:x="10.65cm" svg:y="19.556cm" text:anchor-type="paragraph">
        <draw:text-box>
          <text:p text:style-name="MP457"><text:page-number>&lt;number&gt;</text:page-number></text:p>
        </draw:text-box>
      </draw:frame>
      <draw:frame draw:layer="backgroundobjects" draw:text-style-name="MP459" presentation:class="footer" presentation:style-name="Mpr460" svg:height="1.008cm" svg:width="8.397cm" svg:x="17.564cm" svg:y="19.556cm" text:anchor-type="paragraph">
        <draw:text-box>
          <text:p text:style-name="MP457"><presentation:footer/></text:p>
        </draw:text-box>
      </draw:frame>
      <draw:frame draw:layer="backgroundobjects" presentation:class="title" presentation:placeholder="true" presentation:style-name="Mpr461" svg:height="3.508cm" svg:width="23.904cm" svg:x="2.057cm" svg:y="1.743cm" text:anchor-type="paragraph">
        <draw:text-box/>
      </draw:frame>
      <draw:frame draw:layer="backgroundobjects" presentation:class="outline" presentation:placeholder="true" presentation:style-name="Mpr462" svg:height="13.234cm" svg:width="23.904cm" svg:x="2.057cm" svg:y="5.839cm" text:anchor-type="paragraph">
        <draw:text-box/>
      </draw:frame>
      <presentation:notes style:page-layout-name="PM2">
        <draw:page-thumbnail draw:layer="backgroundobjects" presentation:class="page" presentation:style-name="Mpr461" svg:height="10.28cm" svg:width="13.706cm" svg:x="3.647cm" svg:y="2.853cm"/>
        <draw:frame draw:layer="backgroundobjects" presentation:class="notes" presentation:placeholder="true" presentation:style-name="Mpr463" svg:height="11.41cm" svg:width="14.518cm" svg:x="3.249cm" svg:y="14.13cm" text:anchor-type="paragraph">
          <draw:text-box/>
        </draw:frame>
      </presentation:notes>
    </style:master-page>
  </office:master-styles>
</office:document-styles>
</file>

<file path=meta.xml><?xml version="1.0" encoding="utf-8"?>
<office:document-meta xmlns:anim="urn:oasis:names:tc:opendocument:xmlns:animation:1.0" xmlns:dc="http://purl.org/dc/elements/1.1/" xmlns:meta="urn:oasis:names:tc:opendocument:xmlns:meta:1.0" xmlns:office="urn:oasis:names:tc:opendocument:xmlns:office:1.0" xmlns:ooo="http://openoffice.org/2004/office" xmlns:presentation="urn:oasis:names:tc:opendocument:xmlns:presentation:1.0" xmlns:smil="urn:oasis:names:tc:opendocument:xmlns:smil-compatible:1.0" xmlns:text="urn:oasis:names:tc:opendocument:xmlns:text:1.0" xmlns:xlink="http://www.w3.org/1999/xlink" office:version="1.2">
  <office:meta>
    <meta:generator>IBM_Lotus_Symphony/3.0$Win32 OpenOffice.org_project/310m11$Build-9399</meta:generator>
    <meta:initial-creator>wangz</meta:initial-creator>
    <meta:creation-date>2006-01-13T16:53:04</meta:creation-date>
    <dc:creator>hongyf</dc:creator>
    <dc:date>2009-04-01T17:40:52</dc:date>
    <dc:language>en-US</dc:language>
    <meta:editing-cycles>2</meta:editing-cycles>
    <meta:editing-duration>PT23S</meta:editing-duration>
    <meta:document-statistic meta:object-count="3215"/>
    <meta:user-defined meta:name="Info 1"/>
    <meta:user-defined meta:name="Info 2"/>
    <meta:user-defined meta:name="Info 3"/>
    <meta:user-defined meta:name="Info 4"/>
  </office:meta>
</office:document-meta>
</file>